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0.661cm"/>
          <style:tab-stop style:type="left" style:leader-style="none" style:position="-0.026cm"/>
          <style:tab-stop style:type="left" style:leader-style="none" style:position="0.609cm"/>
          <style:tab-stop style:type="left" style:leader-style="none" style:position="1.244cm"/>
        </style:tab-stops>
      </style:paragraph-properties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P6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0.661cm"/>
          <style:tab-stop style:type="left" style:leader-style="none" style:position="-0.026cm"/>
          <style:tab-stop style:type="left" style:leader-style="none" style:position="0.609cm"/>
          <style:tab-stop style:type="left" style:leader-style="none" style:position="1.244cm"/>
        </style:tab-stops>
      </style:paragraph-properties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>
      <style:text-properties fo:font-weight="bold" style:font-weight-asian="bold" style:font-weight-complex="bold"/>
    </style:style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>
      <style:text-properties fo:font-weight="bold" style:font-weight-asian="bold" style:font-weight-complex="bold"/>
    </style:style>
    <style:style style:name="T6_42" style:family="text">
      <style:text-properties fo:font-weight="bold" style:font-weight-asian="bold" style:font-weight-complex="bold"/>
    </style:style>
    <style:style style:name="T6_43" style:family="text">
      <style:text-properties fo:font-weight="bold" style:font-weight-asian="bold" style:font-weight-complex="bold"/>
    </style:style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P7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P8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>
      <style:text-properties fo:font-style="italic" style:font-style-asian="italic" style:font-style-complex="italic"/>
    </style:style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>
      <style:text-properties fo:font-weight="bold" style:font-weight-asian="bold" style:font-weight-complex="bold"/>
    </style:style>
    <style:style style:name="T8_22" style:family="text">
      <style:text-properties fo:font-weight="bold" style:font-weight-asian="bold" style:font-weight-complex="bold"/>
    </style:style>
    <style:style style:name="T8_23" style:family="text">
      <style:text-properties fo:font-weight="bold" style:font-weight-asian="bold" style:font-weight-complex="bold"/>
    </style:style>
    <style:style style:name="T8_24" style:family="text">
      <style:text-properties fo:font-weight="bold" style:font-weight-asian="bold" style:font-weight-complex="bold"/>
    </style:style>
    <style:style style:name="T8_25" style:family="text">
      <style:text-properties fo:font-weight="bold" style:font-weight-asian="bold" style:font-weight-complex="bold"/>
    </style:style>
    <style:style style:name="T8_26" style:family="text">
      <style:text-properties fo:font-weight="bold" style:font-weight-asian="bold" style:font-weight-complex="bold"/>
    </style:style>
    <style:style style:name="T8_27" style:family="text">
      <style:text-properties fo:font-weight="bold" style:font-weight-asian="bold" style:font-weight-complex="bold"/>
    </style:style>
    <style:style style:name="T8_28" style:family="text">
      <style:text-properties fo:font-weight="bold" style:font-weight-asian="bold" style:font-weight-complex="bold"/>
    </style:style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P9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9_1" style:family="text"/>
    <style:style style:name="T9_2" style:family="text"/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>
      <style:text-properties fo:font-weight="bold" style:font-weight-asian="bold" style:font-weight-complex="bold"/>
    </style:style>
    <style:style style:name="T9_6" style:family="text">
      <style:text-properties fo:font-weight="bold" style:font-weight-asian="bold" style:font-weight-complex="bold"/>
    </style:style>
    <style:style style:name="T9_7" style:family="text">
      <style:text-properties fo:font-weight="bold" style:font-weight-asian="bold" style:font-weight-complex="bold"/>
    </style:style>
    <style:style style:name="T9_8" style:family="text">
      <style:text-properties fo:font-weight="bold" style:font-weight-asian="bold" style:font-weight-complex="bold"/>
    </style:style>
    <style:style style:name="T9_9" style:family="text">
      <style:text-properties fo:font-weight="bold" style:font-weight-asian="bold" style:font-weight-complex="bold"/>
    </style:style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>
      <style:text-properties fo:font-weight="bold" style:font-weight-asian="bold" style:font-weight-complex="bold"/>
    </style:style>
    <style:style style:name="T9_24" style:family="text">
      <style:text-properties fo:font-weight="bold" style:font-weight-asian="bold" style:font-weight-complex="bold"/>
    </style:style>
    <style:style style:name="T9_25" style:family="text">
      <style:text-properties fo:font-weight="bold" style:font-weight-asian="bold" style:font-weight-complex="bold"/>
    </style:style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>
      <style:text-properties fo:font-weight="bold" style:font-weight-asian="bold" style:font-weight-complex="bold"/>
    </style:style>
    <style:style style:name="T9_54" style:family="text">
      <style:text-properties fo:font-weight="bold" style:font-weight-asian="bold" style:font-weight-complex="bold"/>
    </style:style>
    <style:style style:name="T9_55" style:family="text">
      <style:text-properties fo:font-weight="bold" style:font-weight-asian="bold" style:font-weight-complex="bold"/>
    </style:style>
    <style:style style:name="T9_56" style:family="text">
      <style:text-properties fo:font-weight="bold" style:font-weight-asian="bold" style:font-weight-complex="bold"/>
    </style:style>
    <style:style style:name="T9_57" style:family="text">
      <style:text-properties fo:font-weight="bold" style:font-weight-asian="bold" style:font-weight-complex="bold"/>
    </style:style>
    <style:style style:name="T9_58" style:family="text">
      <style:text-properties fo:font-weight="bold" style:font-weight-asian="bold" style:font-weight-complex="bold"/>
    </style:style>
    <style:style style:name="T9_59" style:family="text">
      <style:text-properties fo:font-weight="bold" style:font-weight-asian="bold" style:font-weight-complex="bold"/>
    </style:style>
    <style:style style:name="T9_60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0_1" style:family="text"/>
    <style:style style:name="T10_2" style:family="text"/>
    <style:style style:name="T10_3" style:family="text">
      <style:text-properties fo:font-weight="bold" style:font-weight-asian="bold" style:font-weight-complex="bold"/>
    </style:style>
    <style:style style:name="T10_4" style:family="text">
      <style:text-properties fo:font-weight="bold" style:font-weight-asian="bold" style:font-weight-complex="bold"/>
    </style:style>
    <style:style style:name="T10_5" style:family="text">
      <style:text-properties fo:font-weight="bold" style:font-weight-asian="bold" style:font-weight-complex="bold"/>
    </style:style>
    <style:style style:name="T10_6" style:family="text">
      <style:text-properties fo:font-weight="bold" style:font-weight-asian="bold" style:font-weight-complex="bold"/>
    </style:style>
    <style:style style:name="T10_7" style:family="text">
      <style:text-properties fo:font-weight="bold" style:font-weight-asian="bold" style:font-weight-complex="bold"/>
    </style:style>
    <style:style style:name="T10_8" style:family="text">
      <style:text-properties fo:font-weight="bold" style:font-weight-asian="bold" style:font-weight-complex="bold"/>
    </style:style>
    <style:style style:name="T10_9" style:family="text">
      <style:text-properties fo:font-weight="bold" style:font-weight-asian="bold" style:font-weight-complex="bold"/>
    </style:style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>
      <style:text-properties fo:font-weight="bold" style:font-weight-asian="bold" style:font-weight-complex="bold"/>
    </style:style>
    <style:style style:name="T10_24" style:family="text">
      <style:text-properties fo:font-weight="bold" style:font-weight-asian="bold" style:font-weight-complex="bold"/>
    </style:style>
    <style:style style:name="T10_25" style:family="text">
      <style:text-properties fo:font-weight="bold" style:font-weight-asian="bold" style:font-weight-complex="bold"/>
    </style:style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P11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>
      <style:text-properties fo:font-weight="bold" style:font-weight-asian="bold" style:font-weight-complex="bold"/>
    </style:style>
    <style:style style:name="T11_19" style:family="text">
      <style:text-properties fo:font-weight="bold" style:font-weight-asian="bold" style:font-weight-complex="bold"/>
    </style:style>
    <style:style style:name="T11_20" style:family="text">
      <style:text-properties fo:font-weight="bold" style:font-weight-asian="bold" style:font-weight-complex="bold"/>
    </style:style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>
      <style:text-properties fo:font-weight="bold" style:font-weight-asian="bold" style:font-weight-complex="bold"/>
    </style:style>
    <style:style style:name="T11_87" style:family="text">
      <style:text-properties fo:font-weight="bold" style:font-weight-asian="bold" style:font-weight-complex="bold"/>
    </style:style>
    <style:style style:name="T11_88" style:family="text">
      <style:text-properties fo:font-weight="bold" style:font-weight-asian="bold" style:font-weight-complex="bold"/>
    </style:style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>
      <style:text-properties fo:font-weight="bold" style:font-weight-asian="bold" style:font-weight-complex="bold"/>
    </style:style>
    <style:style style:name="T11_127" style:family="text">
      <style:text-properties fo:font-weight="bold" style:font-weight-asian="bold" style:font-weight-complex="bold"/>
    </style:style>
    <style:style style:name="T11_128" style:family="text">
      <style:text-properties fo:font-weight="bold" style:font-weight-asian="bold" style:font-weight-complex="bold"/>
    </style:style>
    <style:style style:name="T11_129" style:family="text"/>
    <style:style style:name="P12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0.661cm"/>
          <style:tab-stop style:type="left" style:leader-style="none" style:position="-0.026cm"/>
          <style:tab-stop style:type="left" style:leader-style="none" style:position="0.609cm"/>
          <style:tab-stop style:type="left" style:leader-style="none" style:position="1.244cm"/>
        </style:tab-stops>
      </style:paragraph-properties>
    </style:style>
    <style:style style:name="T12_1" style:family="text">
      <style:text-properties fo:font-style="italic" style:font-style-asian="italic" style:font-style-complex="italic"/>
    </style:style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P13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>
      <style:text-properties fo:font-weight="bold" style:font-weight-asian="bold" style:font-weight-complex="bold"/>
    </style:style>
    <style:style style:name="T13_14" style:family="text">
      <style:text-properties fo:font-weight="bold" style:font-weight-asian="bold" style:font-weight-complex="bold"/>
    </style:style>
    <style:style style:name="T13_15" style:family="text">
      <style:text-properties fo:font-weight="bold" style:font-weight-asian="bold" style:font-weight-complex="bold"/>
    </style:style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P14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>
      <style:text-properties fo:font-weight="bold" style:font-weight-asian="bold" style:font-weight-complex="bold"/>
    </style:style>
    <style:style style:name="T14_32" style:family="text">
      <style:text-properties fo:font-weight="bold" style:font-weight-asian="bold" style:font-weight-complex="bold"/>
    </style:style>
    <style:style style:name="T14_33" style:family="text">
      <style:text-properties fo:font-weight="bold" style:font-weight-asian="bold" style:font-weight-complex="bold"/>
    </style:style>
    <style:style style:name="T14_34" style:family="text">
      <style:text-properties fo:font-weight="bold" style:font-weight-asian="bold" style:font-weight-complex="bold"/>
    </style:style>
    <style:style style:name="T14_35" style:family="text">
      <style:text-properties fo:font-weight="bold" style:font-weight-asian="bold" style:font-weight-complex="bold"/>
    </style:style>
    <style:style style:name="T14_36" style:family="text">
      <style:text-properties fo:font-weight="bold" style:font-weight-asian="bold" style:font-weight-complex="bold"/>
    </style:style>
    <style:style style:name="T14_37" style:family="text">
      <style:text-properties fo:font-weight="bold" style:font-weight-asian="bold" style:font-weight-complex="bold"/>
    </style:style>
    <style:style style:name="T14_38" style:family="text">
      <style:text-properties fo:font-weight="bold" style:font-weight-asian="bold" style:font-weight-complex="bold"/>
    </style:style>
    <style:style style:name="T14_39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>
      <style:text-properties fo:font-weight="bold" style:font-weight-asian="bold" style:font-weight-complex="bold"/>
    </style:style>
    <style:style style:name="T15_12" style:family="text">
      <style:text-properties fo:font-weight="bold" style:font-weight-asian="bold" style:font-weight-complex="bold"/>
    </style:style>
    <style:style style:name="T15_13" style:family="text">
      <style:text-properties fo:font-weight="bold" style:font-weight-asian="bold" style:font-weight-complex="bold"/>
    </style:style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P16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6_1" style:family="text"/>
    <style:style style:name="T16_2" style:family="text"/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>
      <style:text-properties fo:font-weight="bold" style:font-weight-asian="bold" style:font-weight-complex="bold"/>
    </style:style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P17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>
      <style:text-properties fo:font-weight="bold" style:font-weight-asian="bold" style:font-weight-complex="bold"/>
    </style:style>
    <style:style style:name="T17_22" style:family="text">
      <style:text-properties fo:font-weight="bold" style:font-weight-asian="bold" style:font-weight-complex="bold"/>
    </style:style>
    <style:style style:name="T17_23" style:family="text">
      <style:text-properties fo:font-weight="bold" style:font-weight-asian="bold" style:font-weight-complex="bold"/>
    </style:style>
    <style:style style:name="T17_24" style:family="text">
      <style:text-properties fo:font-weight="bold" style:font-weight-asian="bold" style:font-weight-complex="bold"/>
    </style:style>
    <style:style style:name="T17_25" style:family="text">
      <style:text-properties fo:font-weight="bold" style:font-weight-asian="bold" style:font-weight-complex="bold"/>
    </style:style>
    <style:style style:name="T17_26" style:family="text">
      <style:text-properties fo:font-weight="bold" style:font-weight-asian="bold" style:font-weight-complex="bold"/>
    </style:style>
    <style:style style:name="T17_27" style:family="text">
      <style:text-properties fo:font-weight="bold" style:font-weight-asian="bold" style:font-weight-complex="bold"/>
    </style:style>
    <style:style style:name="T17_28" style:family="text"/>
    <style:style style:name="T17_29" style:family="text"/>
    <style:style style:name="T17_30" style:family="text"/>
    <style:style style:name="T17_31" style:family="text"/>
    <style:style style:name="P18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P19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>
      <style:text-properties fo:font-weight="bold" style:font-weight-asian="bold" style:font-weight-complex="bold"/>
    </style:style>
    <style:style style:name="T19_44" style:family="text">
      <style:text-properties fo:font-weight="bold" style:font-weight-asian="bold" style:font-weight-complex="bold"/>
    </style:style>
    <style:style style:name="T19_45" style:family="text">
      <style:text-properties fo:font-weight="bold" style:font-weight-asian="bold" style:font-weight-complex="bold"/>
    </style:style>
    <style:style style:name="T19_46" style:family="text">
      <style:text-properties fo:font-weight="bold" style:font-weight-asian="bold" style:font-weight-complex="bold"/>
    </style:style>
    <style:style style:name="T19_47" style:family="text">
      <style:text-properties fo:font-weight="bold" style:font-weight-asian="bold" style:font-weight-complex="bold"/>
    </style:style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>
      <style:text-properties fo:font-weight="bold" style:font-weight-asian="bold" style:font-weight-complex="bold"/>
    </style:style>
    <style:style style:name="T19_60" style:family="text">
      <style:text-properties fo:font-weight="bold" style:font-weight-asian="bold" style:font-weight-complex="bold"/>
    </style:style>
    <style:style style:name="T19_61" style:family="text">
      <style:text-properties fo:font-weight="bold" style:font-weight-asian="bold" style:font-weight-complex="bold"/>
    </style:style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P20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T20_179" style:family="text"/>
    <style:style style:name="T20_180" style:family="text"/>
    <style:style style:name="T20_181" style:family="text"/>
    <style:style style:name="T20_182" style:family="text"/>
    <style:style style:name="T20_183" style:family="text"/>
    <style:style style:name="T20_184" style:family="text"/>
    <style:style style:name="T20_185" style:family="text"/>
    <style:style style:name="T20_186" style:family="text"/>
    <style:style style:name="T20_187" style:family="text"/>
    <style:style style:name="T20_188" style:family="text"/>
    <style:style style:name="T20_189" style:family="text"/>
    <style:style style:name="T20_190" style:family="text"/>
    <style:style style:name="T20_191" style:family="text"/>
    <style:style style:name="T20_192" style:family="text"/>
    <style:style style:name="T20_193" style:family="text"/>
    <style:style style:name="T20_194" style:family="text"/>
    <style:style style:name="T20_195" style:family="text"/>
    <style:style style:name="T20_196" style:family="text"/>
    <style:style style:name="T20_197" style:family="text"/>
    <style:style style:name="T20_198" style:family="text"/>
    <style:style style:name="T20_199" style:family="text"/>
    <style:style style:name="T20_200" style:family="text"/>
    <style:style style:name="T20_201" style:family="text"/>
    <style:style style:name="T20_202" style:family="text"/>
    <style:style style:name="T20_203" style:family="text"/>
    <style:style style:name="T20_204" style:family="text"/>
    <style:style style:name="T20_205" style:family="text"/>
    <style:style style:name="T20_206" style:family="text"/>
    <style:style style:name="T20_207" style:family="text"/>
    <style:style style:name="T20_208" style:family="text"/>
    <style:style style:name="P21" style:family="paragraph" style:parent-style-name="Standard">
      <style:paragraph-properties fo:break-before="auto" fo:line-height="115%" fo:margin-top="0cm" fo:margin-bottom="0cm" style:writing-mode="lr-tb">
        <style:tab-stops>
          <style:tab-stop style:type="left" style:leader-style="none" style:position="-0.661cm"/>
          <style:tab-stop style:type="left" style:leader-style="none" style:position="-0.026cm"/>
          <style:tab-stop style:type="left" style:leader-style="none" style:position="0.609cm"/>
          <style:tab-stop style:type="left" style:leader-style="none" style:position="1.244cm"/>
        </style:tab-stops>
      </style:paragraph-properties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>
      <style:text-properties fo:font-weight="bold" style:font-weight-asian="bold" style:font-weight-complex="bold"/>
    </style:style>
    <style:style style:name="T25_5" style:family="text">
      <style:text-properties fo:font-weight="bold" style:font-weight-asian="bold" style:font-weight-complex="bold"/>
    </style:style>
    <style:style style:name="T25_6" style:family="text">
      <style:text-properties fo:font-weight="bold" style:font-weight-asian="bold" style:font-weight-complex="bold"/>
    </style:style>
    <style:style style:name="T25_7" style:family="text">
      <style:text-properties fo:font-weight="bold" style:font-weight-asian="bold" style:font-weight-complex="bold"/>
    </style:style>
    <style:style style:name="T25_8" style:family="text">
      <style:text-properties fo:font-weight="bold" style:font-weight-asian="bold" style:font-weight-complex="bold"/>
    </style:style>
    <style:style style:name="T25_9" style:family="text">
      <style:text-properties fo:font-weight="bold" style:font-weight-asian="bold" style:font-weight-complex="bold"/>
    </style:style>
    <style:style style:name="T25_10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0.661cm"/>
          <style:tab-stop style:type="left" style:leader-style="none" style:position="-0.026cm"/>
          <style:tab-stop style:type="left" style:leader-style="none" style:position="0.609cm"/>
          <style:tab-stop style:type="left" style:leader-style="none" style:position="1.244cm"/>
        </style:tab-stops>
      </style:paragraph-properties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>
      <style:text-properties fo:font-weight="bold" style:font-weight-asian="bold" style:font-weight-complex="bold"/>
    </style:style>
    <style:style style:name="T27_38" style:family="text">
      <style:text-properties fo:font-weight="bold" style:font-weight-asian="bold" style:font-weight-complex="bold"/>
    </style:style>
    <style:style style:name="T27_39" style:family="text">
      <style:text-properties fo:font-weight="bold" style:font-weight-asian="bold" style:font-weight-complex="bold"/>
    </style:style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P28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>
      <style:text-properties fo:font-weight="bold" style:font-weight-asian="bold" style:font-weight-complex="bold"/>
    </style:style>
    <style:style style:name="T28_18" style:family="text">
      <style:text-properties fo:font-weight="bold" style:font-weight-asian="bold" style:font-weight-complex="bold"/>
    </style:style>
    <style:style style:name="T28_19" style:family="text">
      <style:text-properties fo:font-weight="bold" style:font-weight-asian="bold" style:font-weight-complex="bold"/>
    </style:style>
    <style:style style:name="T28_20" style:family="text">
      <style:text-properties fo:font-weight="bold" style:font-weight-asian="bold" style:font-weight-complex="bold"/>
    </style:style>
    <style:style style:name="T28_21" style:family="text">
      <style:text-properties fo:font-weight="bold" style:font-weight-asian="bold" style:font-weight-complex="bold"/>
    </style:style>
    <style:style style:name="T28_22" style:family="text">
      <style:text-properties fo:font-weight="bold" style:font-weight-asian="bold" style:font-weight-complex="bold"/>
    </style:style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>
      <style:text-properties fo:font-weight="bold" style:font-weight-asian="bold" style:font-weight-complex="bold"/>
    </style:style>
    <style:style style:name="T28_43" style:family="text">
      <style:text-properties fo:font-weight="bold" style:font-weight-asian="bold" style:font-weight-complex="bold"/>
    </style:style>
    <style:style style:name="T28_44" style:family="text">
      <style:text-properties fo:font-weight="bold" style:font-weight-asian="bold" style:font-weight-complex="bold"/>
    </style:style>
    <style:style style:name="T28_45" style:family="text">
      <style:text-properties fo:font-weight="bold" style:font-weight-asian="bold" style:font-weight-complex="bold"/>
    </style:style>
    <style:style style:name="T28_46" style:family="text">
      <style:text-properties fo:font-weight="bold" style:font-weight-asian="bold" style:font-weight-complex="bold"/>
    </style:style>
    <style:style style:name="T28_47" style:family="text">
      <style:text-properties fo:font-weight="bold" style:font-weight-asian="bold" style:font-weight-complex="bold"/>
    </style:style>
    <style:style style:name="T28_48" style:family="text">
      <style:text-properties fo:font-weight="bold" style:font-weight-asian="bold" style:font-weight-complex="bold"/>
    </style:style>
    <style:style style:name="T28_49" style:family="text">
      <style:text-properties fo:font-weight="bold" style:font-weight-asian="bold" style:font-weight-complex="bold"/>
    </style:style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>
      <style:text-properties fo:font-weight="bold" style:font-weight-asian="bold" style:font-weight-complex="bold"/>
    </style:style>
    <style:style style:name="T28_116" style:family="text">
      <style:text-properties fo:font-weight="bold" style:font-weight-asian="bold" style:font-weight-complex="bold"/>
    </style:style>
    <style:style style:name="T28_117" style:family="text">
      <style:text-properties fo:font-weight="bold" style:font-weight-asian="bold" style:font-weight-complex="bold"/>
    </style:style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T28_166" style:family="text"/>
    <style:style style:name="T28_167" style:family="text"/>
    <style:style style:name="T28_168" style:family="text"/>
    <style:style style:name="T28_169" style:family="text"/>
    <style:style style:name="T28_170" style:family="text"/>
    <style:style style:name="T28_171" style:family="text"/>
    <style:style style:name="T28_172" style:family="text"/>
    <style:style style:name="T28_173" style:family="text"/>
    <style:style style:name="T28_174" style:family="text"/>
    <style:style style:name="T28_175" style:family="text"/>
    <style:style style:name="T28_176" style:family="text"/>
    <style:style style:name="T28_177" style:family="text"/>
    <style:style style:name="T28_178" style:family="text"/>
    <style:style style:name="T28_179" style:family="text"/>
    <style:style style:name="T28_180" style:family="text"/>
    <style:style style:name="T28_181" style:family="text"/>
    <style:style style:name="T28_182" style:family="text"/>
    <style:style style:name="T28_183" style:family="text"/>
    <style:style style:name="T28_184" style:family="text"/>
    <style:style style:name="T28_185" style:family="text"/>
    <style:style style:name="T28_186" style:family="text"/>
    <style:style style:name="T28_187" style:family="text"/>
    <style:style style:name="T28_188" style:family="text"/>
    <style:style style:name="T28_189" style:family="text"/>
    <style:style style:name="T28_190" style:family="text"/>
    <style:style style:name="T28_191" style:family="text"/>
    <style:style style:name="T28_192" style:family="text"/>
    <style:style style:name="T28_193" style:family="text"/>
    <style:style style:name="T28_194" style:family="text"/>
    <style:style style:name="T28_195" style:family="text"/>
    <style:style style:name="T28_196" style:family="text"/>
    <style:style style:name="T28_197" style:family="text"/>
    <style:style style:name="T28_198" style:family="text"/>
    <style:style style:name="P29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31" style:family="text"/>
    <style:style style:name="T29_3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33" style:family="text"/>
    <style:style style:name="T29_3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35" style:family="text"/>
    <style:style style:name="T29_3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>
      <style:text-properties fo:font-style="italic" style:font-style-asian="italic" style:font-style-complex="italic"/>
    </style:style>
    <style:style style:name="T29_67" style:family="text">
      <style:text-properties fo:font-style="italic" style:font-style-asian="italic" style:font-style-complex="italic"/>
    </style:style>
    <style:style style:name="T29_68" style:family="text">
      <style:text-properties fo:font-style="italic" style:font-style-asian="italic" style:font-style-complex="italic"/>
    </style:style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T29_124" style:family="text"/>
    <style:style style:name="T29_125" style:family="text"/>
    <style:style style:name="T29_126" style:family="text"/>
    <style:style style:name="T29_127" style:family="text"/>
    <style:style style:name="T29_128" style:family="text"/>
    <style:style style:name="T29_129" style:family="text"/>
    <style:style style:name="T29_130" style:family="text"/>
    <style:style style:name="T29_131" style:family="text"/>
    <style:style style:name="T29_132" style:family="text"/>
    <style:style style:name="T29_133" style:family="text"/>
    <style:style style:name="T29_134" style:family="text"/>
    <style:style style:name="T29_135" style:family="text"/>
    <style:style style:name="T29_136" style:family="text"/>
    <style:style style:name="T29_137" style:family="text"/>
    <style:style style:name="T29_138" style:family="text"/>
    <style:style style:name="T29_139" style:family="text"/>
    <style:style style:name="T29_140" style:family="text"/>
    <style:style style:name="T29_141" style:family="text"/>
    <style:style style:name="T29_142" style:family="text"/>
    <style:style style:name="T29_143" style:family="text"/>
    <style:style style:name="T29_144" style:family="text"/>
    <style:style style:name="T29_145" style:family="text"/>
    <style:style style:name="T29_146" style:family="text"/>
    <style:style style:name="T29_147" style:family="text"/>
    <style:style style:name="T29_148" style:family="text"/>
    <style:style style:name="T29_149" style:family="text"/>
    <style:style style:name="T29_150" style:family="text"/>
    <style:style style:name="T29_151" style:family="text"/>
    <style:style style:name="T29_152" style:family="text"/>
    <style:style style:name="T29_153" style:family="text"/>
    <style:style style:name="T29_154" style:family="text"/>
    <style:style style:name="T29_155" style:family="text"/>
    <style:style style:name="T29_156" style:family="text"/>
    <style:style style:name="T29_157" style:family="text"/>
    <style:style style:name="T29_158" style:family="text"/>
    <style:style style:name="T29_159" style:family="text"/>
    <style:style style:name="T29_160" style:family="text"/>
    <style:style style:name="T29_161" style:family="text"/>
    <style:style style:name="T29_162" style:family="text"/>
    <style:style style:name="T29_163" style:family="text"/>
    <style:style style:name="T29_164" style:family="text"/>
    <style:style style:name="T29_165" style:family="text"/>
    <style:style style:name="T29_166" style:family="text"/>
    <style:style style:name="T29_167" style:family="text"/>
    <style:style style:name="T29_168" style:family="text"/>
    <style:style style:name="T29_169" style:family="text"/>
    <style:style style:name="T29_170" style:family="text"/>
    <style:style style:name="T29_171" style:family="text"/>
    <style:style style:name="T29_172" style:family="text"/>
    <style:style style:name="T29_173" style:family="text"/>
    <style:style style:name="T29_174" style:family="text"/>
    <style:style style:name="T29_175" style:family="text"/>
    <style:style style:name="T29_176" style:family="text"/>
    <style:style style:name="T29_177" style:family="text"/>
    <style:style style:name="T29_178" style:family="text"/>
    <style:style style:name="T29_179" style:family="text"/>
    <style:style style:name="T29_180" style:family="text"/>
    <style:style style:name="T29_181" style:family="text"/>
    <style:style style:name="T29_182" style:family="text"/>
    <style:style style:name="T29_183" style:family="text"/>
    <style:style style:name="T29_184" style:family="text">
      <style:text-properties fo:font-weight="bold" style:font-weight-asian="bold" style:font-weight-complex="bold"/>
    </style:style>
    <style:style style:name="T29_185" style:family="text">
      <style:text-properties fo:font-weight="bold" style:font-weight-asian="bold" style:font-weight-complex="bold"/>
    </style:style>
    <style:style style:name="T29_186" style:family="text"/>
    <style:style style:name="T29_18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188" style:family="text"/>
    <style:style style:name="T29_18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190" style:family="text"/>
    <style:style style:name="T29_19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192" style:family="text"/>
    <style:style style:name="T29_19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29_194" style:family="text"/>
    <style:style style:name="T29_195" style:family="text"/>
    <style:style style:name="T29_196" style:family="text"/>
    <style:style style:name="T29_197" style:family="text"/>
    <style:style style:name="T29_198" style:family="text"/>
    <style:style style:name="T29_199" style:family="text"/>
    <style:style style:name="T29_200" style:family="text"/>
    <style:style style:name="T29_201" style:family="text"/>
    <style:style style:name="T29_202" style:family="text"/>
    <style:style style:name="T29_203" style:family="text"/>
    <style:style style:name="T29_204" style:family="text"/>
    <style:style style:name="T29_205" style:family="text"/>
    <style:style style:name="T29_206" style:family="text"/>
    <style:style style:name="P30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>
      <style:text-properties fo:font-weight="bold" style:font-weight-asian="bold" style:font-weight-complex="bold"/>
    </style:style>
    <style:style style:name="T30_48" style:family="text">
      <style:text-properties fo:font-weight="bold" style:font-weight-asian="bold" style:font-weight-complex="bold"/>
    </style:style>
    <style:style style:name="T30_49" style:family="text">
      <style:text-properties fo:font-weight="bold" style:font-weight-asian="bold" style:font-weight-complex="bold"/>
    </style:style>
    <style:style style:name="T30_50" style:family="text">
      <style:text-properties fo:font-weight="bold" style:font-weight-asian="bold" style:font-weight-complex="bold"/>
    </style:style>
    <style:style style:name="T30_51" style:family="text">
      <style:text-properties fo:font-weight="bold" style:font-weight-asian="bold" style:font-weight-complex="bold"/>
    </style:style>
    <style:style style:name="T30_52" style:family="text">
      <style:text-properties fo:font-weight="bold" style:font-weight-asian="bold" style:font-weight-complex="bold"/>
    </style:style>
    <style:style style:name="T30_53" style:family="text">
      <style:text-properties fo:font-weight="bold" style:font-weight-asian="bold" style:font-weight-complex="bold"/>
    </style:style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P31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>
      <style:text-properties fo:font-weight="bold" style:font-weight-asian="bold" style:font-weight-complex="bold"/>
    </style:style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>
      <style:text-properties fo:font-style="italic" style:font-style-asian="italic" style:font-style-complex="italic"/>
    </style:style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>
      <style:text-properties fo:font-weight="bold" style:font-weight-asian="bold" style:font-weight-complex="bold"/>
    </style:style>
    <style:style style:name="T31_108" style:family="text">
      <style:text-properties fo:font-weight="bold" style:font-weight-asian="bold" style:font-weight-complex="bold"/>
    </style:style>
    <style:style style:name="T31_109" style:family="text">
      <style:text-properties fo:font-weight="bold" style:font-weight-asian="bold" style:font-weight-complex="bold"/>
    </style:style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T31_133" style:family="text"/>
    <style:style style:name="T31_134" style:family="text"/>
    <style:style style:name="T31_135" style:family="text">
      <style:text-properties fo:font-weight="bold" style:font-weight-asian="bold" style:font-weight-complex="bold"/>
    </style:style>
    <style:style style:name="T31_136" style:family="text">
      <style:text-properties fo:font-weight="bold" style:font-weight-asian="bold" style:font-weight-complex="bold"/>
    </style:style>
    <style:style style:name="T31_137" style:family="text">
      <style:text-properties fo:font-weight="bold" style:font-weight-asian="bold" style:font-weight-complex="bold"/>
    </style:style>
    <style:style style:name="T31_138" style:family="text">
      <style:text-properties fo:font-weight="bold" style:font-weight-asian="bold" style:font-weight-complex="bold"/>
    </style:style>
    <style:style style:name="T31_139" style:family="text">
      <style:text-properties fo:font-weight="bold" style:font-weight-asian="bold" style:font-weight-complex="bold"/>
    </style:style>
    <style:style style:name="T31_140" style:family="text">
      <style:text-properties fo:font-weight="bold" style:font-weight-asian="bold" style:font-weight-complex="bold"/>
    </style:style>
    <style:style style:name="T31_141" style:family="text">
      <style:text-properties fo:font-weight="bold" style:font-weight-asian="bold" style:font-weight-complex="bold"/>
    </style:style>
    <style:style style:name="T31_142" style:family="text"/>
    <style:style style:name="T31_143" style:family="text"/>
    <style:style style:name="T31_144" style:family="text"/>
    <style:style style:name="T31_145" style:family="text"/>
    <style:style style:name="T31_146" style:family="text"/>
    <style:style style:name="T31_147" style:family="text"/>
    <style:style style:name="T31_148" style:family="text"/>
    <style:style style:name="T31_149" style:family="text"/>
    <style:style style:name="T31_150" style:family="text"/>
    <style:style style:name="T31_151" style:family="text"/>
    <style:style style:name="T31_152" style:family="text"/>
    <style:style style:name="T31_153" style:family="text"/>
    <style:style style:name="T31_154" style:family="text"/>
    <style:style style:name="T31_155" style:family="text"/>
    <style:style style:name="T31_156" style:family="text"/>
    <style:style style:name="T31_157" style:family="text"/>
    <style:style style:name="T31_158" style:family="text"/>
    <style:style style:name="T31_159" style:family="text"/>
    <style:style style:name="T31_160" style:family="text"/>
    <style:style style:name="T31_161" style:family="text"/>
    <style:style style:name="T31_162" style:family="text"/>
    <style:style style:name="T31_163" style:family="text"/>
    <style:style style:name="T31_164" style:family="text"/>
    <style:style style:name="T31_165" style:family="text"/>
    <style:style style:name="T31_166" style:family="text"/>
    <style:style style:name="T31_167" style:family="text"/>
    <style:style style:name="T31_168" style:family="text"/>
    <style:style style:name="T31_169" style:family="text"/>
    <style:style style:name="T31_170" style:family="text"/>
    <style:style style:name="T31_171" style:family="text"/>
    <style:style style:name="T31_172" style:family="text"/>
    <style:style style:name="T31_173" style:family="text"/>
    <style:style style:name="T31_174" style:family="text"/>
    <style:style style:name="T31_175" style:family="text"/>
    <style:style style:name="T31_176" style:family="text"/>
    <style:style style:name="T31_177" style:family="text"/>
    <style:style style:name="T31_178" style:family="text"/>
    <style:style style:name="T31_179" style:family="text"/>
    <style:style style:name="T31_180" style:family="text"/>
    <style:style style:name="T31_181" style:family="text"/>
    <style:style style:name="T31_182" style:family="text"/>
    <style:style style:name="T31_183" style:family="text"/>
    <style:style style:name="T31_184" style:family="text"/>
    <style:style style:name="T31_185" style:family="text"/>
    <style:style style:name="T31_186" style:family="text"/>
    <style:style style:name="T31_187" style:family="text"/>
    <style:style style:name="T31_188" style:family="text"/>
    <style:style style:name="T31_189" style:family="text"/>
    <style:style style:name="T31_190" style:family="text"/>
    <style:style style:name="T31_191" style:family="text"/>
    <style:style style:name="T31_192" style:family="text"/>
    <style:style style:name="T31_193" style:family="text"/>
    <style:style style:name="T31_194" style:family="text"/>
    <style:style style:name="T31_195" style:family="text"/>
    <style:style style:name="T31_196" style:family="text"/>
    <style:style style:name="T31_197" style:family="text"/>
    <style:style style:name="T31_198" style:family="text"/>
    <style:style style:name="T31_199" style:family="text"/>
    <style:style style:name="T31_200" style:family="text"/>
    <style:style style:name="T31_201" style:family="text"/>
    <style:style style:name="T31_202" style:family="text"/>
    <style:style style:name="T31_203" style:family="text"/>
    <style:style style:name="T31_204" style:family="text"/>
    <style:style style:name="T31_205" style:family="text"/>
    <style:style style:name="T31_206" style:family="text"/>
    <style:style style:name="T31_207" style:family="text"/>
    <style:style style:name="T31_208" style:family="text"/>
    <style:style style:name="T31_209" style:family="text"/>
    <style:style style:name="T31_210" style:family="text"/>
    <style:style style:name="T31_211" style:family="text"/>
    <style:style style:name="T31_212" style:family="text"/>
    <style:style style:name="T31_213" style:family="text"/>
    <style:style style:name="T31_214" style:family="text"/>
    <style:style style:name="T31_215" style:family="text"/>
    <style:style style:name="T31_216" style:family="text"/>
    <style:style style:name="T31_217" style:family="text"/>
    <style:style style:name="T31_218" style:family="text"/>
    <style:style style:name="T31_219" style:family="text"/>
    <style:style style:name="T31_220" style:family="text"/>
    <style:style style:name="T31_221" style:family="text"/>
    <style:style style:name="T31_222" style:family="text"/>
    <style:style style:name="T31_223" style:family="text"/>
    <style:style style:name="T31_224" style:family="text"/>
    <style:style style:name="T31_225" style:family="text"/>
    <style:style style:name="T31_226" style:family="text"/>
    <style:style style:name="T31_227" style:family="text"/>
    <style:style style:name="T31_228" style:family="text"/>
    <style:style style:name="T31_229" style:family="text"/>
    <style:style style:name="T31_230" style:family="text"/>
    <style:style style:name="T31_231" style:family="text"/>
    <style:style style:name="T31_232" style:family="text"/>
    <style:style style:name="T31_233" style:family="text"/>
    <style:style style:name="T31_234" style:family="text"/>
    <style:style style:name="T31_235" style:family="text"/>
    <style:style style:name="T31_236" style:family="text"/>
    <style:style style:name="T31_237" style:family="text"/>
    <style:style style:name="T31_238" style:family="text"/>
    <style:style style:name="T31_239" style:family="text"/>
    <style:style style:name="T31_240" style:family="text"/>
    <style:style style:name="T31_241" style:family="text"/>
    <style:style style:name="T31_242" style:family="text"/>
    <style:style style:name="T31_243" style:family="text"/>
    <style:style style:name="T31_244" style:family="text"/>
    <style:style style:name="P32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0.661cm"/>
          <style:tab-stop style:type="left" style:leader-style="none" style:position="-0.026cm"/>
          <style:tab-stop style:type="left" style:leader-style="none" style:position="0.609cm"/>
          <style:tab-stop style:type="left" style:leader-style="none" style:position="1.244cm"/>
        </style:tab-stops>
      </style:paragraph-properties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>
      <style:text-properties fo:font-style="italic" style:font-style-asian="italic" style:font-style-complex="italic"/>
    </style:style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>
      <style:text-properties fo:font-style="italic" style:font-style-asian="italic" style:font-style-complex="italic"/>
    </style:style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>
      <style:text-properties fo:font-style="italic" style:font-style-asian="italic" style:font-style-complex="italic"/>
    </style:style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T32_151" style:family="text"/>
    <style:style style:name="T32_152" style:family="text"/>
    <style:style style:name="T32_153" style:family="text"/>
    <style:style style:name="T32_154" style:family="text"/>
    <style:style style:name="T32_155" style:family="text"/>
    <style:style style:name="T32_156" style:family="text"/>
    <style:style style:name="T32_157" style:family="text"/>
    <style:style style:name="T32_158" style:family="text"/>
    <style:style style:name="T32_159" style:family="text"/>
    <style:style style:name="T32_160" style:family="text"/>
    <style:style style:name="T32_161" style:family="text"/>
    <style:style style:name="T32_162" style:family="text"/>
    <style:style style:name="T32_163" style:family="text"/>
    <style:style style:name="T32_164" style:family="text"/>
    <style:style style:name="T32_165" style:family="text"/>
    <style:style style:name="T32_166" style:family="text"/>
    <style:style style:name="T32_167" style:family="text"/>
    <style:style style:name="T32_168" style:family="text"/>
    <style:style style:name="T32_169" style:family="text"/>
    <style:style style:name="T32_170" style:family="text"/>
    <style:style style:name="T32_171" style:family="text"/>
    <style:style style:name="T32_172" style:family="text"/>
    <style:style style:name="T32_173" style:family="text"/>
    <style:style style:name="T32_174" style:family="text"/>
    <style:style style:name="T32_175" style:family="text"/>
    <style:style style:name="T32_176" style:family="text"/>
    <style:style style:name="T32_177" style:family="text"/>
    <style:style style:name="T32_178" style:family="text"/>
    <style:style style:name="T32_179" style:family="text"/>
    <style:style style:name="T32_180" style:family="text"/>
    <style:style style:name="T32_181" style:family="text"/>
    <style:style style:name="T32_182" style:family="text"/>
    <style:style style:name="T32_183" style:family="text"/>
    <style:style style:name="T32_184" style:family="text"/>
    <style:style style:name="T32_185" style:family="text"/>
    <style:style style:name="T32_186" style:family="text"/>
    <style:style style:name="T32_187" style:family="text"/>
    <style:style style:name="T32_188" style:family="text"/>
    <style:style style:name="T32_189" style:family="text"/>
    <style:style style:name="T32_190" style:family="text"/>
    <style:style style:name="T32_191" style:family="text"/>
    <style:style style:name="T32_192" style:family="text"/>
    <style:style style:name="T32_193" style:family="text"/>
    <style:style style:name="T32_194" style:family="text"/>
    <style:style style:name="T32_195" style:family="text"/>
    <style:style style:name="T32_196" style:family="text"/>
    <style:style style:name="T32_197" style:family="text"/>
    <style:style style:name="T32_198" style:family="text"/>
    <style:style style:name="T32_199" style:family="text"/>
    <style:style style:name="T32_200" style:family="text"/>
    <style:style style:name="T32_201" style:family="text"/>
    <style:style style:name="T32_202" style:family="text"/>
    <style:style style:name="T32_203" style:family="text"/>
    <style:style style:name="T32_204" style:family="text"/>
    <style:style style:name="T32_205" style:family="text"/>
    <style:style style:name="T32_206" style:family="text"/>
    <style:style style:name="T32_207" style:family="text"/>
    <style:style style:name="T32_208" style:family="text"/>
    <style:style style:name="T32_209" style:family="text"/>
    <style:style style:name="T32_210" style:family="text"/>
    <style:style style:name="T32_211" style:family="text"/>
    <style:style style:name="T32_212" style:family="text"/>
    <style:style style:name="T32_213" style:family="text"/>
    <style:style style:name="T32_214" style:family="text"/>
    <style:style style:name="T32_215" style:family="text"/>
    <style:style style:name="T32_216" style:family="text"/>
    <style:style style:name="T32_217" style:family="text"/>
    <style:style style:name="T32_218" style:family="text"/>
    <style:style style:name="T32_219" style:family="text"/>
    <style:style style:name="T32_220" style:family="text"/>
    <style:style style:name="T32_221" style:family="text"/>
    <style:style style:name="T32_222" style:family="text"/>
    <style:style style:name="T32_223" style:family="text"/>
    <style:style style:name="T32_224" style:family="text"/>
    <style:style style:name="T32_225" style:family="text"/>
    <style:style style:name="T32_226" style:family="text"/>
    <style:style style:name="T32_227" style:family="text"/>
    <style:style style:name="T32_228" style:family="text"/>
    <style:style style:name="T32_229" style:family="text"/>
    <style:style style:name="T32_230" style:family="text"/>
    <style:style style:name="T32_231" style:family="text"/>
    <style:style style:name="T32_232" style:family="text"/>
    <style:style style:name="T32_233" style:family="text"/>
    <style:style style:name="T32_234" style:family="text"/>
    <style:style style:name="T32_235" style:family="text"/>
    <style:style style:name="T32_236" style:family="text"/>
    <style:style style:name="T32_237" style:family="text"/>
    <style:style style:name="T32_238" style:family="text"/>
    <style:style style:name="T32_239" style:family="text"/>
    <style:style style:name="T32_240" style:family="text"/>
    <style:style style:name="T32_241" style:family="text"/>
    <style:style style:name="T32_242" style:family="text"/>
    <style:style style:name="T32_243" style:family="text"/>
    <style:style style:name="T32_244" style:family="text"/>
    <style:style style:name="T32_245" style:family="text"/>
    <style:style style:name="T32_246" style:family="text"/>
    <style:style style:name="T32_247" style:family="text"/>
    <style:style style:name="T32_248" style:family="text"/>
    <style:style style:name="T32_249" style:family="text"/>
    <style:style style:name="T32_250" style:family="text"/>
    <style:style style:name="T32_251" style:family="text"/>
    <style:style style:name="T32_252" style:family="text"/>
    <style:style style:name="T32_253" style:family="text"/>
    <style:style style:name="T32_254" style:family="text"/>
    <style:style style:name="T32_255" style:family="text"/>
    <style:style style:name="T32_256" style:family="text"/>
    <style:style style:name="T32_257" style:family="text"/>
    <style:style style:name="T32_258" style:family="text"/>
    <style:style style:name="T32_259" style:family="text"/>
    <style:style style:name="P33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>
      <style:text-properties fo:font-weight="bold" style:font-weight-asian="bold" style:font-weight-complex="bold"/>
    </style:style>
    <style:style style:name="T33_8" style:family="text">
      <style:text-properties fo:font-weight="bold" style:font-weight-asian="bold" style:font-weight-complex="bold"/>
    </style:style>
    <style:style style:name="T33_9" style:family="text">
      <style:text-properties fo:font-weight="bold" style:font-weight-asian="bold" style:font-weight-complex="bold"/>
    </style:style>
    <style:style style:name="T33_10" style:family="text">
      <style:text-properties fo:font-weight="bold" style:font-weight-asian="bold" style:font-weight-complex="bold"/>
    </style:style>
    <style:style style:name="T33_11" style:family="text">
      <style:text-properties fo:font-weight="bold" style:font-weight-asian="bold" style:font-weight-complex="bold"/>
    </style:style>
    <style:style style:name="T33_12" style:family="text">
      <style:text-properties fo:font-weight="bold" style:font-weight-asian="bold" style:font-weight-complex="bold"/>
    </style:style>
    <style:style style:name="T33_13" style:family="text">
      <style:text-properties fo:font-weight="bold" style:font-weight-asian="bold" style:font-weight-complex="bold"/>
    </style:style>
    <style:style style:name="T33_14" style:family="text">
      <style:text-properties fo:font-weight="bold" style:font-weight-asian="bold" style:font-weight-complex="bold"/>
    </style:style>
    <style:style style:name="T33_15" style:family="text">
      <style:text-properties fo:font-weight="bold" style:font-weight-asian="bold" style:font-weight-complex="bold"/>
    </style:style>
    <style:style style:name="T33_16" style:family="text"/>
    <style:style style:name="T33_17" style:family="text"/>
    <style:style style:name="T33_18" style:family="text"/>
    <style:style style:name="T33_19" style:family="text">
      <style:text-properties fo:font-weight="bold" style:font-weight-asian="bold" style:font-weight-complex="bold"/>
    </style:style>
    <style:style style:name="T33_20" style:family="text">
      <style:text-properties fo:font-weight="bold" style:font-weight-asian="bold" style:font-weight-complex="bold"/>
    </style:style>
    <style:style style:name="T33_21" style:family="text">
      <style:text-properties fo:font-weight="bold" style:font-weight-asian="bold" style:font-weight-complex="bold"/>
    </style:style>
    <style:style style:name="T33_22" style:family="text">
      <style:text-properties fo:font-weight="bold" style:font-weight-asian="bold" style:font-weight-complex="bold"/>
    </style:style>
    <style:style style:name="T33_23" style:family="text">
      <style:text-properties fo:font-weight="bold" style:font-weight-asian="bold" style:font-weight-complex="bold"/>
    </style:style>
    <style:style style:name="T33_24" style:family="text">
      <style:text-properties fo:font-weight="bold" style:font-weight-asian="bold" style:font-weight-complex="bold"/>
    </style:style>
    <style:style style:name="T33_25" style:family="text">
      <style:text-properties fo:font-weight="bold" style:font-weight-asian="bold" style:font-weight-complex="bold"/>
    </style:style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>
      <style:text-properties fo:font-style="italic" style:font-style-asian="italic" style:font-style-complex="italic"/>
    </style:style>
    <style:style style:name="T33_58" style:family="text"/>
    <style:style style:name="T33_59" style:family="text">
      <style:text-properties fo:font-style="italic" style:font-style-asian="italic" style:font-style-complex="italic"/>
    </style:style>
    <style:style style:name="T33_60" style:family="text">
      <style:text-properties fo:font-style="italic" style:font-style-asian="italic" style:font-style-complex="italic"/>
    </style:style>
    <style:style style:name="T33_61" style:family="text">
      <style:text-properties fo:font-style="italic" style:font-style-asian="italic" style:font-style-complex="italic"/>
    </style:style>
    <style:style style:name="T33_62" style:family="text">
      <style:text-properties fo:font-style="italic" style:font-style-asian="italic" style:font-style-complex="italic"/>
    </style:style>
    <style:style style:name="T33_63" style:family="text"/>
    <style:style style:name="T33_64" style:family="text">
      <style:text-properties fo:font-style="italic" style:font-style-asian="italic" style:font-style-complex="italic"/>
    </style:style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P34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>
      <style:text-properties fo:font-weight="bold" style:font-weight-asian="bold" style:font-weight-complex="bold"/>
    </style:style>
    <style:style style:name="T34_10" style:family="text">
      <style:text-properties fo:font-weight="bold" style:font-weight-asian="bold" style:font-weight-complex="bold"/>
    </style:style>
    <style:style style:name="T34_11" style:family="text">
      <style:text-properties fo:font-weight="bold" style:font-weight-asian="bold" style:font-weight-complex="bold"/>
    </style:style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>
      <style:text-properties fo:font-style="italic" style:font-style-asian="italic" style:font-style-complex="italic"/>
    </style:style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>
      <style:text-properties fo:font-weight="bold" style:font-weight-asian="bold" style:font-weight-complex="bold"/>
    </style:style>
    <style:style style:name="T34_30" style:family="text">
      <style:text-properties fo:font-weight="bold" style:font-weight-asian="bold" style:font-weight-complex="bold"/>
    </style:style>
    <style:style style:name="T34_31" style:family="text">
      <style:text-properties fo:font-weight="bold" style:font-weight-asian="bold" style:font-weight-complex="bold"/>
    </style:style>
    <style:style style:name="T34_32" style:family="text">
      <style:text-properties fo:font-weight="bold" style:font-weight-asian="bold" style:font-weight-complex="bold"/>
    </style:style>
    <style:style style:name="T34_33" style:family="text">
      <style:text-properties fo:font-weight="bold" style:font-weight-asian="bold" style:font-weight-complex="bold"/>
    </style:style>
    <style:style style:name="T34_34" style:family="text">
      <style:text-properties fo:font-weight="bold" style:font-weight-asian="bold" style:font-weight-complex="bold"/>
    </style:style>
    <style:style style:name="T34_35" style:family="text">
      <style:text-properties fo:font-weight="bold" style:font-weight-asian="bold" style:font-weight-complex="bold"/>
    </style:style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>
      <style:text-properties fo:font-weight="bold" style:font-weight-asian="bold" style:font-weight-complex="bold"/>
    </style:style>
    <style:style style:name="T34_100" style:family="text">
      <style:text-properties fo:font-weight="bold" style:font-weight-asian="bold" style:font-weight-complex="bold"/>
    </style:style>
    <style:style style:name="T34_101" style:family="text">
      <style:text-properties fo:font-weight="bold" style:font-weight-asian="bold" style:font-weight-complex="bold"/>
    </style:style>
    <style:style style:name="T34_102" style:family="text">
      <style:text-properties fo:font-weight="bold" style:font-weight-asian="bold" style:font-weight-complex="bold"/>
    </style:style>
    <style:style style:name="T34_103" style:family="text">
      <style:text-properties fo:font-weight="bold" style:font-weight-asian="bold" style:font-weight-complex="bold"/>
    </style:style>
    <style:style style:name="T34_104" style:family="text">
      <style:text-properties fo:font-weight="bold" style:font-weight-asian="bold" style:font-weight-complex="bold"/>
    </style:style>
    <style:style style:name="T34_105" style:family="text">
      <style:text-properties fo:font-weight="bold" style:font-weight-asian="bold" style:font-weight-complex="bold"/>
    </style:style>
    <style:style style:name="T34_106" style:family="text"/>
    <style:style style:name="P35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>
      <style:text-properties fo:font-weight="bold" style:font-weight-asian="bold" style:font-weight-complex="bold"/>
    </style:style>
    <style:style style:name="T35_14" style:family="text">
      <style:text-properties fo:font-weight="bold" style:font-weight-asian="bold" style:font-weight-complex="bold"/>
    </style:style>
    <style:style style:name="T35_15" style:family="text">
      <style:text-properties fo:font-weight="bold" style:font-weight-asian="bold" style:font-weight-complex="bold"/>
    </style:style>
    <style:style style:name="T35_16" style:family="text">
      <style:text-properties fo:font-weight="bold" style:font-weight-asian="bold" style:font-weight-complex="bold"/>
    </style:style>
    <style:style style:name="T35_17" style:family="text">
      <style:text-properties fo:font-weight="bold" style:font-weight-asian="bold" style:font-weight-complex="bold"/>
    </style:style>
    <style:style style:name="T35_18" style:family="text">
      <style:text-properties fo:font-weight="bold" style:font-weight-asian="bold" style:font-weight-complex="bold"/>
    </style:style>
    <style:style style:name="T35_19" style:family="text">
      <style:text-properties fo:font-weight="bold" style:font-weight-asian="bold" style:font-weight-complex="bold"/>
    </style:style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P36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>
      <style:text-properties fo:font-style="italic" style:font-style-asian="italic" style:font-style-complex="italic"/>
    </style:style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>
      <style:text-properties fo:font-weight="bold" style:font-weight-asian="bold" style:font-weight-complex="bold"/>
    </style:style>
    <style:style style:name="T36_36" style:family="text">
      <style:text-properties fo:font-weight="bold" style:font-weight-asian="bold" style:font-weight-complex="bold"/>
    </style:style>
    <style:style style:name="T36_37" style:family="text">
      <style:text-properties fo:font-weight="bold" style:font-weight-asian="bold" style:font-weight-complex="bold"/>
    </style:style>
    <style:style style:name="T36_38" style:family="text">
      <style:text-properties fo:font-weight="bold" style:font-weight-asian="bold" style:font-weight-complex="bold"/>
    </style:style>
    <style:style style:name="T36_39" style:family="text">
      <style:text-properties fo:font-weight="bold" style:font-weight-asian="bold" style:font-weight-complex="bold"/>
    </style:style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T36_143" style:family="text"/>
    <style:style style:name="T36_144" style:family="text"/>
    <style:style style:name="T36_145" style:family="text"/>
    <style:style style:name="T36_146" style:family="text"/>
    <style:style style:name="T36_147" style:family="text"/>
    <style:style style:name="T36_148" style:family="text"/>
    <style:style style:name="T36_149" style:family="text"/>
    <style:style style:name="T36_150" style:family="text"/>
    <style:style style:name="T36_151" style:family="text"/>
    <style:style style:name="T36_152" style:family="text"/>
    <style:style style:name="T36_153" style:family="text"/>
    <style:style style:name="T36_154" style:family="text"/>
    <style:style style:name="T36_155" style:family="text"/>
    <style:style style:name="T36_156" style:family="text"/>
    <style:style style:name="T36_157" style:family="text"/>
    <style:style style:name="T36_158" style:family="text"/>
    <style:style style:name="T36_159" style:family="text"/>
    <style:style style:name="T36_160" style:family="text"/>
    <style:style style:name="T36_161" style:family="text"/>
    <style:style style:name="T36_162" style:family="text"/>
    <style:style style:name="T36_163" style:family="text"/>
    <style:style style:name="T36_164" style:family="text"/>
    <style:style style:name="T36_165" style:family="text"/>
    <style:style style:name="T36_166" style:family="text"/>
    <style:style style:name="T36_167" style:family="text"/>
    <style:style style:name="T36_168" style:family="text"/>
    <style:style style:name="T36_169" style:family="text"/>
    <style:style style:name="T36_170" style:family="text"/>
    <style:style style:name="T36_171" style:family="text"/>
    <style:style style:name="T36_172" style:family="text"/>
    <style:style style:name="T36_173" style:family="text"/>
    <style:style style:name="T36_174" style:family="text"/>
    <style:style style:name="T36_175" style:family="text"/>
    <style:style style:name="T36_176" style:family="text"/>
    <style:style style:name="T36_177" style:family="text"/>
    <style:style style:name="T36_178" style:family="text"/>
    <style:style style:name="T36_179" style:family="text"/>
    <style:style style:name="T36_180" style:family="text"/>
    <style:style style:name="T36_181" style:family="text"/>
    <style:style style:name="T36_182" style:family="text"/>
    <style:style style:name="T36_183" style:family="text"/>
    <style:style style:name="T36_184" style:family="text"/>
    <style:style style:name="T36_185" style:family="text"/>
    <style:style style:name="T36_186" style:family="text"/>
    <style:style style:name="T36_187" style:family="text"/>
    <style:style style:name="T36_188" style:family="text"/>
    <style:style style:name="T36_189" style:family="text"/>
    <style:style style:name="T36_190" style:family="text"/>
    <style:style style:name="T36_191" style:family="text"/>
    <style:style style:name="T36_192" style:family="text"/>
    <style:style style:name="T36_193" style:family="text">
      <style:text-properties fo:font-weight="bold" style:font-weight-asian="bold" style:font-weight-complex="bold"/>
    </style:style>
    <style:style style:name="T36_194" style:family="text">
      <style:text-properties fo:font-weight="bold" style:font-weight-asian="bold" style:font-weight-complex="bold"/>
    </style:style>
    <style:style style:name="T36_195" style:family="text">
      <style:text-properties fo:font-weight="bold" style:font-weight-asian="bold" style:font-weight-complex="bold"/>
    </style:style>
    <style:style style:name="T36_196" style:family="text">
      <style:text-properties fo:font-weight="bold" style:font-weight-asian="bold" style:font-weight-complex="bold"/>
    </style:style>
    <style:style style:name="T36_197" style:family="text"/>
    <style:style style:name="T36_198" style:family="text"/>
    <style:style style:name="T36_199" style:family="text"/>
    <style:style style:name="T36_200" style:family="text"/>
    <style:style style:name="T36_201" style:family="text"/>
    <style:style style:name="T36_202" style:family="text"/>
    <style:style style:name="T36_203" style:family="text"/>
    <style:style style:name="T36_204" style:family="text"/>
    <style:style style:name="T36_205" style:family="text"/>
    <style:style style:name="T36_206" style:family="text"/>
    <style:style style:name="T36_207" style:family="text"/>
    <style:style style:name="T36_208" style:family="text"/>
    <style:style style:name="T36_209" style:family="text"/>
    <style:style style:name="T36_210" style:family="text"/>
    <style:style style:name="T36_211" style:family="text"/>
    <style:style style:name="T36_212" style:family="text"/>
    <style:style style:name="T36_213" style:family="text"/>
    <style:style style:name="T36_214" style:family="text"/>
    <style:style style:name="T36_215" style:family="text"/>
    <style:style style:name="T36_216" style:family="text"/>
    <style:style style:name="T36_217" style:family="text"/>
    <style:style style:name="T36_218" style:family="text"/>
    <style:style style:name="T36_219" style:family="text"/>
    <style:style style:name="T36_220" style:family="text"/>
    <style:style style:name="T36_221" style:family="text"/>
    <style:style style:name="T36_222" style:family="text"/>
    <style:style style:name="T36_223" style:family="text"/>
    <style:style style:name="T36_224" style:family="text"/>
    <style:style style:name="T36_225" style:family="text"/>
    <style:style style:name="T36_226" style:family="text"/>
    <style:style style:name="T36_227" style:family="text"/>
    <style:style style:name="T36_228" style:family="text"/>
    <style:style style:name="T36_229" style:family="text"/>
    <style:style style:name="T36_230" style:family="text"/>
    <style:style style:name="T36_231" style:family="text"/>
    <style:style style:name="T36_232" style:family="text"/>
    <style:style style:name="T36_233" style:family="text"/>
    <style:style style:name="T36_234" style:family="text">
      <style:text-properties fo:font-weight="bold" style:font-weight-asian="bold" style:font-weight-complex="bold"/>
    </style:style>
    <style:style style:name="T36_235" style:family="text"/>
    <style:style style:name="T36_236" style:family="text"/>
    <style:style style:name="T36_237" style:family="text"/>
    <style:style style:name="T36_238" style:family="text"/>
    <style:style style:name="T36_239" style:family="text"/>
    <style:style style:name="T36_240" style:family="text"/>
    <style:style style:name="T36_241" style:family="text"/>
    <style:style style:name="T36_242" style:family="text"/>
    <style:style style:name="T36_243" style:family="text"/>
    <style:style style:name="P37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>
      <style:text-properties fo:font-weight="bold" style:font-weight-asian="bold" style:font-weight-complex="bold"/>
    </style:style>
    <style:style style:name="T37_20" style:family="text">
      <style:text-properties fo:font-weight="bold" style:font-weight-asian="bold" style:font-weight-complex="bold"/>
    </style:style>
    <style:style style:name="T37_21" style:family="text">
      <style:text-properties fo:font-weight="bold" style:font-weight-asian="bold" style:font-weight-complex="bold"/>
    </style:style>
    <style:style style:name="T37_22" style:family="text">
      <style:text-properties fo:font-weight="bold" style:font-weight-asian="bold" style:font-weight-complex="bold"/>
    </style:style>
    <style:style style:name="T37_23" style:family="text">
      <style:text-properties fo:font-weight="bold" style:font-weight-asian="bold" style:font-weight-complex="bold"/>
    </style:style>
    <style:style style:name="T37_24" style:family="text">
      <style:text-properties fo:font-weight="bold" style:font-weight-asian="bold" style:font-weight-complex="bold"/>
    </style:style>
    <style:style style:name="T37_25" style:family="text">
      <style:text-properties fo:font-weight="bold" style:font-weight-asian="bold" style:font-weight-complex="bold"/>
    </style:style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P38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>
      <style:text-properties fo:font-weight="bold" style:font-weight-asian="bold" style:font-weight-complex="bold"/>
    </style:style>
    <style:style style:name="T38_16" style:family="text">
      <style:text-properties fo:font-weight="bold" style:font-weight-asian="bold" style:font-weight-complex="bold"/>
    </style:style>
    <style:style style:name="T38_17" style:family="text">
      <style:text-properties fo:font-weight="bold" style:font-weight-asian="bold" style:font-weight-complex="bold"/>
    </style:style>
    <style:style style:name="T38_18" style:family="text">
      <style:text-properties fo:font-weight="bold" style:font-weight-asian="bold" style:font-weight-complex="bold"/>
    </style:style>
    <style:style style:name="T38_19" style:family="text">
      <style:text-properties fo:font-weight="bold" style:font-weight-asian="bold" style:font-weight-complex="bold"/>
    </style:style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P39" style:family="paragraph" style:parent-style-name="Standard">
      <style:paragraph-properties fo:break-before="auto" fo:line-height="115%" fo:margin-top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>
      <style:text-properties fo:font-weight="bold" style:font-weight-asian="bold" style:font-weight-complex="bold"/>
    </style:style>
    <style:style style:name="T39_12" style:family="text">
      <style:text-properties fo:font-weight="bold" style:font-weight-asian="bold" style:font-weight-complex="bold"/>
    </style:style>
    <style:style style:name="T39_13" style:family="text">
      <style:text-properties fo:font-weight="bold" style:font-weight-asian="bold" style:font-weight-complex="bold"/>
    </style:style>
    <style:style style:name="T39_14" style:family="text">
      <style:text-properties fo:font-weight="bold" style:font-weight-asian="bold" style:font-weight-complex="bold"/>
    </style:style>
    <style:style style:name="T39_15" style:family="text">
      <style:text-properties fo:font-weight="bold" style:font-weight-asian="bold" style:font-weight-complex="bold"/>
    </style:style>
    <style:style style:name="T39_16" style:family="text">
      <style:text-properties fo:font-weight="bold" style:font-weight-asian="bold" style:font-weight-complex="bold"/>
    </style:style>
    <style:style style:name="T39_17" style:family="text">
      <style:text-properties fo:font-weight="bold" style:font-weight-asian="bold" style:font-weight-complex="bold"/>
    </style:style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P40" style:family="paragraph" style:parent-style-name="Standard">
      <style:paragraph-properties fo:break-before="auto" fo:line-height="115%" fo:margin-top="0cm" fo:margin-bottom="0cm" style:writing-mode="lr-tb">
        <style:tab-stops>
          <style:tab-stop style:type="left" style:leader-style="none" style:position="-1.931cm"/>
          <style:tab-stop style:type="left" style:leader-style="none" style:position="-1.296cm"/>
          <style:tab-stop style:type="left" style:leader-style="none" style:position="-0.661cm"/>
          <style:tab-stop style:type="left" style:leader-style="none" style:position="-0.026cm"/>
        </style:tab-stops>
      </style:paragraph-properties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</office:automatic-styles>
  <office:body>
    <office:text>
      <text:p text:style-name="P1"><text:span text:style-name="T1_1">Linux</text:span><text:span text:style-name="T1_2"><text:s/></text:span><text:span text:style-name="T1_3">Class</text:span><text:span text:style-name="T1_4"><text:s/>2<text:s/></text:span><text:span text:style-name="T1_5">Homework</text:span></text:p>
      <text:p text:style-name="P2"/>
      <text:p text:style-name="P3"><text:span text:style-name="T3_1">Part</text:span><text:span text:style-name="T3_2"><text:s/>1:<text:s/></text:span><text:span text:style-name="T3_3">Review</text:span></text:p>
      <text:p text:style-name="P4"/>
      <text:list text:style-name="LS1" xml:id="list0">
        <text:list-item>
          <text:p text:style-name="P5"><text:span text:style-name="T5_1">Finish</text:span><text:span text:style-name="T5_2"><text:s/></text:span><text:span text:style-name="T5_3">the</text:span><text:span text:style-name="T5_4"><text:s/></text:span><text:span text:style-name="T5_5">last</text:span><text:span text:style-name="T5_6"><text:s/></text:span><text:span text:style-name="T5_7">exercise</text:span><text:span text:style-name="T5_8"><text:s/>("</text:span><text:span text:style-name="T5_9">Install</text:span><text:span text:style-name="T5_10"><text:s/></text:span><text:span text:style-name="T5_11">your</text:span><text:span text:style-name="T5_12"><text:s/></text:span><text:span text:style-name="T5_13">shell</text:span><text:span text:style-name="T5_14"><text:s/></text:span><text:span text:style-name="T5_15">script</text:span><text:span text:style-name="T5_16">")<text:s/></text:span><text:span text:style-name="T5_17">from</text:span><text:span text:style-name="T5_18"><text:s/></text:span><text:span text:style-name="T5_19">the</text:span><text:span text:style-name="T5_20"><text:s/></text:span><text:span text:style-name="T5_21">class</text:span><text:span text:style-name="T5_22"><text:s/>2<text:s/></text:span><text:span text:style-name="T5_23">slides</text:span><text:span text:style-name="T5_24">.<text:s/></text:span><text:span text:style-name="T5_25">This</text:span><text:span text:style-name="T5_26"><text:s/></text:span><text:span text:style-name="T5_27">involves</text:span><text:span text:style-name="T5_28"><text:s/></text:span><text:span text:style-name="T5_29">installing</text:span><text:span text:style-name="T5_30"><text:s/></text:span><text:span text:style-name="T5_31">a</text:span><text:span text:style-name="T5_32"><text:s/></text:span><text:span text:style-name="T5_33">new</text:span><text:span text:style-name="T5_34"><text:s/>"</text:span><text:span text:style-name="T5_35">hello</text:span><text:span text:style-name="T5_36">"<text:s/></text:span><text:span text:style-name="T5_37">command</text:span><text:span text:style-name="T5_38"><text:s/></text:span><text:span text:style-name="T5_39">on</text:span><text:span text:style-name="T5_40"><text:s/></text:span><text:span text:style-name="T5_41">your</text:span><text:span text:style-name="T5_42"><text:s/></text:span><text:span text:style-name="T5_43">system</text:span><text:span text:style-name="T5_44"><text:s/></text:span><text:span text:style-name="T5_45">using</text:span><text:span text:style-name="T5_46"><text:s/></text:span><text:span text:style-name="T5_47">the</text:span><text:span text:style-name="T5_48"><text:s/></text:span><text:span text:style-name="T5_49">simple</text:span><text:span text:style-name="T5_50"><text:s/></text:span><text:span text:style-name="T5_51">script</text:span><text:span text:style-name="T5_52"><text:s/></text:span><text:span text:style-name="T5_53">you</text:span><text:span text:style-name="T5_54"><text:s/></text:span><text:span text:style-name="T5_55">wrote</text:span><text:span text:style-name="T5_56">.<text:line-break/></text:span></text:p>
        </text:list-item>
        <text:list-item>
          <text:p text:style-name="P6"><text:span text:style-name="T6_1">Spend</text:span><text:span text:style-name="T6_2"><text:s/></text:span><text:span text:style-name="T6_3">some</text:span><text:span text:style-name="T6_4"><text:s/></text:span><text:span text:style-name="T6_5">time</text:span><text:span text:style-name="T6_6"><text:s/></text:span><text:span text:style-name="T6_7">playing</text:span><text:span text:style-name="T6_8"><text:s/></text:span><text:span text:style-name="T6_9">with</text:span><text:span text:style-name="T6_10"><text:s/></text:span><text:span text:style-name="T6_11">the</text:span><text:span text:style-name="T6_12"><text:s/></text:span><text:span text:style-name="T6_13">chmod</text:span><text:span text:style-name="T6_14"><text:s/></text:span><text:span text:style-name="T6_15">command</text:span><text:span text:style-name="T6_16"><text:s/></text:span><text:span text:style-name="T6_17">for</text:span><text:span text:style-name="T6_18"><text:s/></text:span><text:span text:style-name="T6_19">changing</text:span><text:span text:style-name="T6_20"><text:s/></text:span><text:span text:style-name="T6_21">those</text:span><text:span text:style-name="T6_22"><text:s/></text:span><text:span text:style-name="T6_23">r</text:span><text:span text:style-name="T6_24">-</text:span><text:span text:style-name="T6_25">w</text:span><text:span text:style-name="T6_26">-</text:span><text:span text:style-name="T6_27">x</text:span><text:span text:style-name="T6_28"><text:s/></text:span><text:span text:style-name="T6_29">permissions</text:span><text:span text:style-name="T6_30"><text:s/></text:span><text:span text:style-name="T6_31">on</text:span><text:span text:style-name="T6_32"><text:s/></text:span><text:span text:style-name="T6_33">a</text:span><text:span text:style-name="T6_34"><text:s/></text:span><text:span text:style-name="T6_35">file</text:span><text:span text:style-name="T6_36">.<text:s/></text:span><text:span text:style-name="T6_37">Look</text:span><text:span text:style-name="T6_38"><text:s/></text:span><text:span text:style-name="T6_39">over</text:span><text:span text:style-name="T6_40"><text:s/></text:span><text:span text:style-name="T6_41">man</text:span><text:span text:style-name="T6_42"><text:s/></text:span><text:span text:style-name="T6_43">chmod</text:span><text:span text:style-name="T6_44"><text:s/>(</text:span><text:span text:style-name="T6_45">which</text:span><text:span text:style-name="T6_46"><text:s/></text:span><text:span text:style-name="T6_47">is</text:span><text:span text:style-name="T6_48"><text:s/></text:span><text:span text:style-name="T6_49">not</text:span><text:span text:style-name="T6_50"><text:s/></text:span><text:span text:style-name="T6_51">very</text:span><text:span text:style-name="T6_52"><text:s/></text:span><text:span text:style-name="T6_53">helpful</text:span><text:span text:style-name="T6_54">).</text:span></text:p>
          <text:list>
            <text:list-item>
              <text:p text:style-name="P7"><text:span text:style-name="T7_1">Recreate</text:span><text:span text:style-name="T7_2"><text:s/></text:span><text:span text:style-name="T7_3">the</text:span><text:span text:style-name="T7_4"><text:s/></text:span><text:span text:style-name="T7_5">hello</text:span><text:span text:style-name="T7_6">.</text:span><text:span text:style-name="T7_7">sh</text:span><text:span text:style-name="T7_8"><text:s/></text:span><text:span text:style-name="T7_9">script</text:span><text:span text:style-name="T7_10"><text:s/></text:span><text:span text:style-name="T7_11">from</text:span><text:span text:style-name="T7_12"><text:s/></text:span><text:span text:style-name="T7_13">class</text:span><text:span text:style-name="T7_14"><text:s/></text:span><text:span text:style-name="T7_15">in</text:span><text:span text:style-name="T7_16"><text:s/></text:span><text:span text:style-name="T7_17">your</text:span><text:span text:style-name="T7_18"><text:s/></text:span><text:span text:style-name="T7_19">home</text:span><text:span text:style-name="T7_20"><text:s/></text:span><text:span text:style-name="T7_21">dir</text:span><text:span text:style-name="T7_22">.</text:span></text:p>
            </text:list-item>
            <text:list-item>
              <text:p text:style-name="P8"><text:span text:style-name="T8_1">Try</text:span><text:span text:style-name="T8_2"><text:s/></text:span><text:span text:style-name="T8_3">executing</text:span><text:span text:style-name="T8_4"><text:s/></text:span><text:span text:style-name="T8_5">your</text:span><text:span text:style-name="T8_6"><text:s/></text:span><text:span text:style-name="T8_7">script</text:span><text:span text:style-name="T8_8"><text:s/></text:span><text:span text:style-name="T8_9">directly</text:span><text:span text:style-name="T8_10"><text:s/></text:span><text:span text:style-name="T8_11">without</text:span><text:span text:style-name="T8_12"><text:s/></text:span><text:span text:style-name="T8_13">the</text:span><text:span text:style-name="T8_14"><text:s/>'</text:span><text:span text:style-name="T8_15">sh</text:span><text:span text:style-name="T8_16">'<text:s/></text:span><text:span text:style-name="T8_17">command</text:span><text:span text:style-name="T8_18">.<text:s/></text:span><text:span text:style-name="T8_19">Run</text:span><text:span text:style-name="T8_20">:<text:line-break/></text:span><text:span text:style-name="T8_21">./</text:span><text:span text:style-name="T8_22">hello</text:span><text:span text:style-name="T8_23">.</text:span><text:span text:style-name="T8_24">sh</text:span><text:span text:style-name="T8_25"><text:s/></text:span><text:span text:style-name="T8_26">your</text:span><text:span text:style-name="T8_27"><text:s/></text:span><text:span text:style-name="T8_28">name</text:span><text:span text:style-name="T8_29"><text:line-break/>...</text:span><text:span text:style-name="T8_30">replacing</text:span><text:span text:style-name="T8_31"><text:s/>"</text:span><text:span text:style-name="T8_32">your</text:span><text:span text:style-name="T8_33"><text:s/></text:span><text:span text:style-name="T8_34">name</text:span><text:span text:style-name="T8_35">"<text:s/></text:span><text:span text:style-name="T8_36">with</text:span><text:span text:style-name="T8_37"><text:s/></text:span><text:span text:style-name="T8_38">your</text:span><text:span text:style-name="T8_39"><text:s/></text:span><text:span text:style-name="T8_40">name</text:span><text:span text:style-name="T8_41">.<text:s/></text:span><text:span text:style-name="T8_42">Note</text:span><text:span text:style-name="T8_43"><text:s/></text:span><text:span text:style-name="T8_44">the</text:span><text:span text:style-name="T8_45"><text:s/></text:span><text:span text:style-name="T8_46">dot</text:span><text:span text:style-name="T8_47"><text:s/></text:span><text:span text:style-name="T8_48">and</text:span><text:span text:style-name="T8_49"><text:s/></text:span><text:span text:style-name="T8_50">slash</text:span><text:span text:style-name="T8_51"><text:s/></text:span><text:span text:style-name="T8_52">at</text:span><text:span text:style-name="T8_53"><text:s/></text:span><text:span text:style-name="T8_54">the</text:span><text:span text:style-name="T8_55"><text:s/></text:span><text:span text:style-name="T8_56">beginning</text:span><text:span text:style-name="T8_57">.<text:s/>(</text:span><text:span text:style-name="T8_58">Why</text:span><text:span text:style-name="T8_59"><text:s/></text:span><text:span text:style-name="T8_60">the</text:span><text:span text:style-name="T8_61"><text:s/></text:span><text:span text:style-name="T8_62">dot</text:span><text:span text:style-name="T8_63"><text:s/></text:span><text:span text:style-name="T8_64">and</text:span><text:span text:style-name="T8_65"><text:s/></text:span><text:span text:style-name="T8_66">slash</text:span><text:span text:style-name="T8_67"><text:s/></text:span><text:span text:style-name="T8_68">are</text:span><text:span text:style-name="T8_69"><text:s/></text:span><text:span text:style-name="T8_70">necessary</text:span><text:span text:style-name="T8_71"><text:s/></text:span><text:span text:style-name="T8_72">is</text:span><text:span text:style-name="T8_73"><text:s/></text:span><text:span text:style-name="T8_74">a</text:span><text:span text:style-name="T8_75"><text:s/></text:span><text:span text:style-name="T8_76">bit</text:span><text:span text:style-name="T8_77"><text:s/></text:span><text:span text:style-name="T8_78">arcane</text:span><text:span text:style-name="T8_79">.<text:s/></text:span><text:span text:style-name="T8_80">But</text:span><text:span text:style-name="T8_81"><text:s/></text:span><text:span text:style-name="T8_82">they</text:span><text:span text:style-name="T8_83"><text:s/></text:span><text:span text:style-name="T8_84">indicate</text:span><text:span text:style-name="T8_85"><text:s/></text:span><text:span text:style-name="T8_86">you</text:span><text:span text:style-name="T8_87"><text:s/></text:span><text:span text:style-name="T8_88">should</text:span><text:span text:style-name="T8_89"><text:s/></text:span><text:span text:style-name="T8_90">execute</text:span><text:span text:style-name="T8_91"><text:s/></text:span><text:span text:style-name="T8_92">a</text:span><text:span text:style-name="T8_93"><text:s/></text:span><text:span text:style-name="T8_94">file</text:span><text:span text:style-name="T8_95"><text:s/></text:span><text:span text:style-name="T8_96">that</text:span><text:span text:style-name="T8_97">'</text:span><text:span text:style-name="T8_98">s</text:span><text:span text:style-name="T8_99"><text:s/></text:span><text:span text:style-name="T8_100">in</text:span><text:span text:style-name="T8_101"><text:s/></text:span><text:span text:style-name="T8_102">your</text:span><text:span text:style-name="T8_103"><text:s/></text:span><text:span text:style-name="T8_104">pwd</text:span><text:span text:style-name="T8_105">.)<text:s/></text:span><text:span text:style-name="T8_106">What</text:span><text:span text:style-name="T8_107"><text:s/></text:span><text:span text:style-name="T8_108">happens</text:span><text:span text:style-name="T8_109">?<text:s/></text:span><text:span text:style-name="T8_110">Why</text:span><text:span text:style-name="T8_111">?</text:span></text:p>
            </text:list-item>
            <text:list-item>
              <text:p text:style-name="P9"><text:span text:style-name="T9_1">Run</text:span><text:span text:style-name="T9_2"><text:s/></text:span><text:span text:style-name="T9_3">chmod</text:span><text:span text:style-name="T9_4"><text:s/>+</text:span><text:span text:style-name="T9_5">x</text:span><text:span text:style-name="T9_6"><text:s/></text:span><text:span text:style-name="T9_7">hello</text:span><text:span text:style-name="T9_8">.</text:span><text:span text:style-name="T9_9">sh</text:span><text:span text:style-name="T9_10"><text:s/></text:span><text:span text:style-name="T9_11">to</text:span><text:span text:style-name="T9_12"><text:s/></text:span><text:span text:style-name="T9_13">make</text:span><text:span text:style-name="T9_14"><text:s/></text:span><text:span text:style-name="T9_15">it</text:span><text:span text:style-name="T9_16"><text:s/></text:span><text:span text:style-name="T9_17">executable</text:span><text:span text:style-name="T9_18">.<text:s/></text:span><text:span text:style-name="T9_19">Confirm</text:span><text:span text:style-name="T9_20"><text:s/></text:span><text:span text:style-name="T9_21">in</text:span><text:span text:style-name="T9_22"><text:s/></text:span><text:span text:style-name="T9_23">ls</text:span><text:span text:style-name="T9_24"><text:s/>-</text:span><text:span text:style-name="T9_25">l</text:span><text:span text:style-name="T9_26"><text:s/></text:span><text:span text:style-name="T9_27">that</text:span><text:span text:style-name="T9_28"><text:s/></text:span><text:span text:style-name="T9_29">its</text:span><text:span text:style-name="T9_30"><text:s/></text:span><text:span text:style-name="T9_31">permissions</text:span><text:span text:style-name="T9_32"><text:s/></text:span><text:span text:style-name="T9_33">indicate</text:span><text:span text:style-name="T9_34"><text:s/></text:span><text:span text:style-name="T9_35">it</text:span><text:span text:style-name="T9_36">'</text:span><text:span text:style-name="T9_37">s</text:span><text:span text:style-name="T9_38"><text:s/></text:span><text:span text:style-name="T9_39">executable</text:span><text:span text:style-name="T9_40">.<text:s/></text:span><text:span text:style-name="T9_41">Try</text:span><text:span text:style-name="T9_42"><text:s/></text:span><text:span text:style-name="T9_43">running</text:span><text:span text:style-name="T9_44"><text:s/></text:span><text:span text:style-name="T9_45">it</text:span><text:span text:style-name="T9_46"><text:s/></text:span><text:span text:style-name="T9_47">directly</text:span><text:span text:style-name="T9_48"><text:s/></text:span><text:span text:style-name="T9_49">again</text:span><text:span text:style-name="T9_50"><text:s/></text:span><text:span text:style-name="T9_51">with</text:span><text:span text:style-name="T9_52"><text:s/></text:span><text:span text:style-name="T9_53">./</text:span><text:span text:style-name="T9_54">hello</text:span><text:span text:style-name="T9_55">.</text:span><text:span text:style-name="T9_56">sh</text:span><text:span text:style-name="T9_57"><text:s/></text:span><text:span text:style-name="T9_58">your</text:span><text:span text:style-name="T9_59"><text:s/></text:span><text:span text:style-name="T9_60">name</text:span></text:p>
            </text:list-item>
            <text:list-item>
              <text:p text:style-name="P10"><text:span text:style-name="T10_1">Run</text:span><text:span text:style-name="T10_2"><text:s/></text:span><text:span text:style-name="T10_3">chmod</text:span><text:span text:style-name="T10_4"><text:s/>-</text:span><text:span text:style-name="T10_5">r</text:span><text:span text:style-name="T10_6"><text:s/></text:span><text:span text:style-name="T10_7">hello</text:span><text:span text:style-name="T10_8">.</text:span><text:span text:style-name="T10_9">sh</text:span><text:span text:style-name="T10_10"><text:s/></text:span><text:span text:style-name="T10_11">to</text:span><text:span text:style-name="T10_12"><text:s/></text:span><text:span text:style-name="T10_13">make</text:span><text:span text:style-name="T10_14"><text:s/></text:span><text:span text:style-name="T10_15">it</text:span><text:span text:style-name="T10_16"><text:s/></text:span><text:span text:style-name="T10_17">unreadable</text:span><text:span text:style-name="T10_18">.<text:s/></text:span><text:span text:style-name="T10_19">Confirm</text:span><text:span text:style-name="T10_20"><text:s/></text:span><text:span text:style-name="T10_21">in</text:span><text:span text:style-name="T10_22"><text:s/></text:span><text:span text:style-name="T10_23">ls</text:span><text:span text:style-name="T10_24"><text:s/>-</text:span><text:span text:style-name="T10_25">l</text:span><text:span text:style-name="T10_26">.<text:s/></text:span><text:span text:style-name="T10_27">Now</text:span><text:span text:style-name="T10_28"><text:s/></text:span><text:span text:style-name="T10_29">you</text:span><text:span text:style-name="T10_30"><text:s/></text:span><text:span text:style-name="T10_31">can</text:span><text:span text:style-name="T10_32">'</text:span><text:span text:style-name="T10_33">t</text:span><text:span text:style-name="T10_34"><text:s/></text:span><text:span text:style-name="T10_35">read</text:span><text:span text:style-name="T10_36"><text:s/></text:span><text:span text:style-name="T10_37">the</text:span><text:span text:style-name="T10_38"><text:s/></text:span><text:span text:style-name="T10_39">file</text:span><text:span text:style-name="T10_40">.<text:s/></text:span><text:span text:style-name="T10_41">What</text:span><text:span text:style-name="T10_42">'</text:span><text:span text:style-name="T10_43">s</text:span><text:span text:style-name="T10_44"><text:s/></text:span><text:span text:style-name="T10_45">a</text:span><text:span text:style-name="T10_46"><text:s/></text:span><text:span text:style-name="T10_47">command</text:span><text:span text:style-name="T10_48"><text:s/></text:span><text:span text:style-name="T10_49">you</text:span><text:span text:style-name="T10_50"><text:s/></text:span><text:span text:style-name="T10_51">can</text:span><text:span text:style-name="T10_52"><text:s/></text:span><text:span text:style-name="T10_53">run</text:span><text:span text:style-name="T10_54"><text:s/></text:span><text:span text:style-name="T10_55">that</text:span><text:span text:style-name="T10_56"><text:s/></text:span><text:span text:style-name="T10_57">attempts</text:span><text:span text:style-name="T10_58"><text:s/></text:span><text:span text:style-name="T10_59">to</text:span><text:span text:style-name="T10_60"><text:s/></text:span><text:span text:style-name="T10_61">read</text:span><text:span text:style-name="T10_62"><text:s/></text:span><text:span text:style-name="T10_63">hello</text:span><text:span text:style-name="T10_64">.</text:span><text:span text:style-name="T10_65">sh</text:span><text:span text:style-name="T10_66">?<text:s/></text:span><text:span text:style-name="T10_67">Try</text:span><text:span text:style-name="T10_68"><text:s/></text:span><text:span text:style-name="T10_69">the</text:span><text:span text:style-name="T10_70"><text:s/></text:span><text:span text:style-name="T10_71">command</text:span><text:span text:style-name="T10_72"><text:s/></text:span><text:span text:style-name="T10_73">and</text:span><text:span text:style-name="T10_74"><text:s/></text:span><text:span text:style-name="T10_75">see</text:span><text:span text:style-name="T10_76"><text:s/></text:span><text:span text:style-name="T10_77">how</text:span><text:span text:style-name="T10_78"><text:s/></text:span><text:span text:style-name="T10_79">it</text:span><text:span text:style-name="T10_80"><text:s/></text:span><text:span text:style-name="T10_81">fails</text:span><text:span text:style-name="T10_82">.</text:span></text:p>
            </text:list-item>
            <text:list-item>
              <text:p text:style-name="P11"><text:span text:style-name="T11_1">(</text:span><text:span text:style-name="T11_2">Bonus</text:span><text:span text:style-name="T11_3">)<text:s/></text:span><text:span text:style-name="T11_4">Read</text:span><text:span text:style-name="T11_5"><text:s/></text:span><text:span text:style-name="T11_6">up</text:span><text:span text:style-name="T11_7"><text:s/></text:span><text:span text:style-name="T11_8">on</text:span><text:span text:style-name="T11_9"><text:s/></text:span><text:span text:style-name="T11_10">the</text:span><text:span text:style-name="T11_11"><text:s/>'</text:span><text:span text:style-name="T11_12">chown</text:span><text:span text:style-name="T11_13">'<text:s/></text:span><text:span text:style-name="T11_14">command</text:span><text:span text:style-name="T11_15"><text:s/></text:span><text:span text:style-name="T11_16">in</text:span><text:span text:style-name="T11_17"><text:s/></text:span><text:span text:style-name="T11_18">man</text:span><text:span text:style-name="T11_19"><text:s/></text:span><text:span text:style-name="T11_20">chown</text:span><text:span text:style-name="T11_21">.<text:s/></text:span><text:span text:style-name="T11_22">Use</text:span><text:span text:style-name="T11_23"><text:s/></text:span><text:span text:style-name="T11_24">it</text:span><text:span text:style-name="T11_25"><text:s/></text:span><text:span text:style-name="T11_26">to</text:span><text:span text:style-name="T11_27"><text:s/></text:span><text:span text:style-name="T11_28">transfer</text:span><text:span text:style-name="T11_29"><text:s/></text:span><text:span text:style-name="T11_30">ownership</text:span><text:span text:style-name="T11_31"><text:s/></text:span><text:span text:style-name="T11_32">of</text:span><text:span text:style-name="T11_33"><text:s/></text:span><text:span text:style-name="T11_34">hello</text:span><text:span text:style-name="T11_35">.</text:span><text:span text:style-name="T11_36">sh</text:span><text:span text:style-name="T11_37"><text:s/></text:span><text:span text:style-name="T11_38">to</text:span><text:span text:style-name="T11_39"><text:s/></text:span><text:span text:style-name="T11_40">the</text:span><text:span text:style-name="T11_41"><text:s/></text:span><text:span text:style-name="T11_42">root</text:span><text:span text:style-name="T11_43"><text:s/></text:span><text:span text:style-name="T11_44">user</text:span><text:span text:style-name="T11_45">.<text:s/>(</text:span><text:span text:style-name="T11_46">Note</text:span><text:span text:style-name="T11_47"><text:s/></text:span><text:span text:style-name="T11_48">that</text:span><text:span text:style-name="T11_49"><text:s/></text:span><text:span text:style-name="T11_50">you</text:span><text:span text:style-name="T11_51"><text:s/></text:span><text:span text:style-name="T11_52">can</text:span><text:span text:style-name="T11_53"><text:s/></text:span><text:span text:style-name="T11_54">leave</text:span><text:span text:style-name="T11_55"><text:s/></text:span><text:span text:style-name="T11_56">the</text:span><text:span text:style-name="T11_57"><text:s/></text:span><text:span text:style-name="T11_58">file</text:span><text:span text:style-name="T11_59"><text:s/></text:span><text:span text:style-name="T11_60">in</text:span><text:span text:style-name="T11_61"><text:s/></text:span><text:span text:style-name="T11_62">your</text:span><text:span text:style-name="T11_63"><text:s/></text:span><text:span text:style-name="T11_64">home</text:span><text:span text:style-name="T11_65"><text:s/></text:span><text:span text:style-name="T11_66">dir</text:span><text:span text:style-name="T11_67"><text:s/></text:span><text:span text:style-name="T11_68">and</text:span><text:span text:style-name="T11_69"><text:s/></text:span><text:span text:style-name="T11_70">still</text:span><text:span text:style-name="T11_71"><text:s/></text:span><text:span text:style-name="T11_72">have</text:span><text:span text:style-name="T11_73"><text:s/></text:span><text:span text:style-name="T11_74">it</text:span><text:span text:style-name="T11_75"><text:s/></text:span><text:span text:style-name="T11_76">owned</text:span><text:span text:style-name="T11_77"><text:s/></text:span><text:span text:style-name="T11_78">by</text:span><text:span text:style-name="T11_79"><text:s/></text:span><text:span text:style-name="T11_80">root</text:span><text:span text:style-name="T11_81">.)<text:s/></text:span><text:span text:style-name="T11_82">Confirm</text:span><text:span text:style-name="T11_83"><text:s/></text:span><text:span text:style-name="T11_84">with</text:span><text:span text:style-name="T11_85"><text:s/></text:span><text:span text:style-name="T11_86">ls</text:span><text:span text:style-name="T11_87"><text:s/>-</text:span><text:span text:style-name="T11_88">l</text:span><text:span text:style-name="T11_89"><text:s/></text:span><text:span text:style-name="T11_90">that</text:span><text:span text:style-name="T11_91"><text:s/></text:span><text:span text:style-name="T11_92">it</text:span><text:span text:style-name="T11_93">'</text:span><text:span text:style-name="T11_94">s</text:span><text:span text:style-name="T11_95"><text:s/></text:span><text:span text:style-name="T11_96">now</text:span><text:span text:style-name="T11_97"><text:s/></text:span><text:span text:style-name="T11_98">owned</text:span><text:span text:style-name="T11_99"><text:s/></text:span><text:span text:style-name="T11_100">by</text:span><text:span text:style-name="T11_101"><text:s/></text:span><text:span text:style-name="T11_102">root</text:span><text:span text:style-name="T11_103">.<text:s/></text:span><text:span text:style-name="T11_104">Use</text:span><text:span text:style-name="T11_105"><text:s/></text:span><text:span text:style-name="T11_106">chown</text:span><text:span text:style-name="T11_107"><text:s/></text:span><text:span text:style-name="T11_108">again</text:span><text:span text:style-name="T11_109"><text:s/></text:span><text:span text:style-name="T11_110">to</text:span><text:span text:style-name="T11_111"><text:s/></text:span><text:span text:style-name="T11_112">transfer</text:span><text:span text:style-name="T11_113"><text:s/></text:span><text:span text:style-name="T11_114">ownership</text:span><text:span text:style-name="T11_115"><text:s/></text:span><text:span text:style-name="T11_116">back</text:span><text:span text:style-name="T11_117"><text:s/></text:span><text:span text:style-name="T11_118">to</text:span><text:span text:style-name="T11_119"><text:s/></text:span><text:span text:style-name="T11_120">you</text:span><text:span text:style-name="T11_121">.<text:s/></text:span><text:span text:style-name="T11_122">Confirm</text:span><text:span text:style-name="T11_123"><text:s/></text:span><text:span text:style-name="T11_124">with</text:span><text:span text:style-name="T11_125"><text:s/></text:span><text:span text:style-name="T11_126">ls</text:span><text:span text:style-name="T11_127"><text:s/>-</text:span><text:span text:style-name="T11_128">l</text:span><text:span text:style-name="T11_129">.<text:line-break/></text:span></text:p>
            </text:list-item>
          </text:list>
        </text:list-item>
        <text:list-item>
          <text:p text:style-name="P12"><text:span text:style-name="T12_1">Symlinks</text:span><text:span text:style-name="T12_2"><text:s/></text:span><text:span text:style-name="T12_3">are</text:span><text:span text:style-name="T12_4"><text:s/></text:span><text:span text:style-name="T12_5">a</text:span><text:span text:style-name="T12_6"><text:s/></text:span><text:span text:style-name="T12_7">kind</text:span><text:span text:style-name="T12_8"><text:s/></text:span><text:span text:style-name="T12_9">of</text:span><text:span text:style-name="T12_10"><text:s/></text:span><text:span text:style-name="T12_11">file</text:span><text:span text:style-name="T12_12"><text:s/></text:span><text:span text:style-name="T12_13">that</text:span><text:span text:style-name="T12_14"><text:s/></text:span><text:span text:style-name="T12_15">points</text:span><text:span text:style-name="T12_16"><text:s/></text:span><text:span text:style-name="T12_17">to</text:span><text:span text:style-name="T12_18"><text:s/></text:span><text:span text:style-name="T12_19">another</text:span><text:span text:style-name="T12_20"><text:s/></text:span><text:span text:style-name="T12_21">file</text:span><text:span text:style-name="T12_22">.<text:s/></text:span><text:span text:style-name="T12_23">An</text:span><text:span text:style-name="T12_24"><text:s/></text:span><text:span text:style-name="T12_25">icon</text:span><text:span text:style-name="T12_26"><text:s/></text:span><text:span text:style-name="T12_27">on</text:span><text:span text:style-name="T12_28"><text:s/></text:span><text:span text:style-name="T12_29">your</text:span><text:span text:style-name="T12_30"><text:s/></text:span><text:span text:style-name="T12_31">desktop</text:span><text:span text:style-name="T12_32"><text:s/></text:span><text:span text:style-name="T12_33">is</text:span><text:span text:style-name="T12_34"><text:s/></text:span><text:span text:style-name="T12_35">analogous</text:span><text:span text:style-name="T12_36"><text:s/></text:span><text:span text:style-name="T12_37">to</text:span><text:span text:style-name="T12_38"><text:s/></text:span><text:span text:style-name="T12_39">a</text:span><text:span text:style-name="T12_40"><text:s/></text:span><text:span text:style-name="T12_41">symlink</text:span><text:span text:style-name="T12_42"><text:s/></text:span><text:span text:style-name="T12_43">because</text:span><text:span text:style-name="T12_44"><text:s/></text:span><text:span text:style-name="T12_45">when</text:span><text:span text:style-name="T12_46"><text:s/></text:span><text:span text:style-name="T12_47">you</text:span><text:span text:style-name="T12_48"><text:s/></text:span><text:span text:style-name="T12_49">double</text:span><text:span text:style-name="T12_50">-</text:span><text:span text:style-name="T12_51">click</text:span><text:span text:style-name="T12_52"><text:s/></text:span><text:span text:style-name="T12_53">on</text:span><text:span text:style-name="T12_54"><text:s/></text:span><text:span text:style-name="T12_55">the</text:span><text:span text:style-name="T12_56"><text:s/></text:span><text:span text:style-name="T12_57">icon</text:span><text:span text:style-name="T12_58">,<text:s/></text:span><text:span text:style-name="T12_59">you</text:span><text:span text:style-name="T12_60">'</text:span><text:span text:style-name="T12_61">re</text:span><text:span text:style-name="T12_62"><text:s/></text:span><text:span text:style-name="T12_63">running</text:span><text:span text:style-name="T12_64"><text:s/></text:span><text:span text:style-name="T12_65">some</text:span><text:span text:style-name="T12_66"><text:s/></text:span><text:span text:style-name="T12_67">other</text:span><text:span text:style-name="T12_68"><text:s/></text:span><text:span text:style-name="T12_69">program</text:span><text:span text:style-name="T12_70"><text:s/></text:span><text:span text:style-name="T12_71">which</text:span><text:span text:style-name="T12_72"><text:s/></text:span><text:span text:style-name="T12_73">the</text:span><text:span text:style-name="T12_74"><text:s/></text:span><text:span text:style-name="T12_75">icon</text:span><text:span text:style-name="T12_76"><text:s/>"</text:span><text:span text:style-name="T12_77">points</text:span><text:span text:style-name="T12_78"><text:s/></text:span><text:span text:style-name="T12_79">to</text:span><text:span text:style-name="T12_80">"<text:s/>(</text:span><text:span text:style-name="T12_81">such</text:span><text:span text:style-name="T12_82"><text:s/></text:span><text:span text:style-name="T12_83">as</text:span><text:span text:style-name="T12_84"><text:s/></text:span><text:span text:style-name="T12_85">a</text:span><text:span text:style-name="T12_86"><text:s/></text:span><text:span text:style-name="T12_87">web</text:span><text:span text:style-name="T12_88"><text:s/></text:span><text:span text:style-name="T12_89">browser</text:span><text:span text:style-name="T12_90">),<text:s/></text:span><text:span text:style-name="T12_91">living</text:span><text:span text:style-name="T12_92"><text:s/></text:span><text:span text:style-name="T12_93">in</text:span><text:span text:style-name="T12_94"><text:s/></text:span><text:span text:style-name="T12_95">some</text:span><text:span text:style-name="T12_96"><text:s/></text:span><text:span text:style-name="T12_97">folder</text:span><text:span text:style-name="T12_98"><text:s/></text:span><text:span text:style-name="T12_99">besides</text:span><text:span text:style-name="T12_100"><text:s/></text:span><text:span text:style-name="T12_101">your</text:span><text:span text:style-name="T12_102"><text:s/></text:span><text:span text:style-name="T12_103">desktop</text:span><text:span text:style-name="T12_104">.<text:s/></text:span><text:span text:style-name="T12_105">Try</text:span><text:span text:style-name="T12_106"><text:s/></text:span><text:span text:style-name="T12_107">creating</text:span><text:span text:style-name="T12_108"><text:s/></text:span><text:span text:style-name="T12_109">a</text:span><text:span text:style-name="T12_110"><text:s/></text:span><text:span text:style-name="T12_111">symlink</text:span><text:span text:style-name="T12_112">:</text:span></text:p>
          <text:list>
            <text:list-item>
              <text:p text:style-name="P13"><text:span text:style-name="T13_1">If</text:span><text:span text:style-name="T13_2"><text:s/></text:span><text:span text:style-name="T13_3">you</text:span><text:span text:style-name="T13_4"><text:s/></text:span><text:span text:style-name="T13_5">don</text:span><text:span text:style-name="T13_6">'</text:span><text:span text:style-name="T13_7">t</text:span><text:span text:style-name="T13_8"><text:s/></text:span><text:span text:style-name="T13_9">have</text:span><text:span text:style-name="T13_10"><text:s/></text:span><text:span text:style-name="T13_11">the</text:span><text:span text:style-name="T13_12"><text:s/></text:span><text:span text:style-name="T13_13">hello</text:span><text:span text:style-name="T13_14">.</text:span><text:span text:style-name="T13_15">sh</text:span><text:span text:style-name="T13_16"><text:s/></text:span><text:span text:style-name="T13_17">script</text:span><text:span text:style-name="T13_18"><text:s/></text:span><text:span text:style-name="T13_19">in</text:span><text:span text:style-name="T13_20"><text:s/></text:span><text:span text:style-name="T13_21">your</text:span><text:span text:style-name="T13_22"><text:s/></text:span><text:span text:style-name="T13_23">homedir</text:span><text:span text:style-name="T13_24">,<text:s/></text:span><text:span text:style-name="T13_25">recreate</text:span><text:span text:style-name="T13_26"><text:s/></text:span><text:span text:style-name="T13_27">it</text:span><text:span text:style-name="T13_28"><text:s/></text:span><text:span text:style-name="T13_29">there</text:span><text:span text:style-name="T13_30">.</text:span></text:p>
            </text:list-item>
            <text:list-item>
              <text:p text:style-name="P14"><text:span text:style-name="T14_1">Create</text:span><text:span text:style-name="T14_2"><text:s/></text:span><text:span text:style-name="T14_3">a</text:span><text:span text:style-name="T14_4"><text:s/></text:span><text:span text:style-name="T14_5">symlink</text:span><text:span text:style-name="T14_6"><text:s/></text:span><text:span text:style-name="T14_7">called</text:span><text:span text:style-name="T14_8"><text:s/>"</text:span><text:span text:style-name="T14_9">hellolink</text:span><text:span text:style-name="T14_10">"<text:s/></text:span><text:span text:style-name="T14_11">in</text:span><text:span text:style-name="T14_12"><text:s/></text:span><text:span text:style-name="T14_13">your</text:span><text:span text:style-name="T14_14"><text:s/></text:span><text:span text:style-name="T14_15">homedir</text:span><text:span text:style-name="T14_16">,<text:s/></text:span><text:span text:style-name="T14_17">and</text:span><text:span text:style-name="T14_18"><text:s/></text:span><text:span text:style-name="T14_19">make</text:span><text:span text:style-name="T14_20"><text:s/></text:span><text:span text:style-name="T14_21">it</text:span><text:span text:style-name="T14_22"><text:s/></text:span><text:span text:style-name="T14_23">point</text:span><text:span text:style-name="T14_24"><text:s/></text:span><text:span text:style-name="T14_25">to</text:span><text:span text:style-name="T14_26"><text:s/></text:span><text:span text:style-name="T14_27">hello</text:span><text:span text:style-name="T14_28">.</text:span><text:span text:style-name="T14_29">sh</text:span><text:span text:style-name="T14_30">:<text:s/></text:span><text:span text:style-name="T14_31">ln</text:span><text:span text:style-name="T14_32"><text:s/>-</text:span><text:span text:style-name="T14_33">s</text:span><text:span text:style-name="T14_34"><text:s/></text:span><text:span text:style-name="T14_35">hello</text:span><text:span text:style-name="T14_36">.</text:span><text:span text:style-name="T14_37">sh</text:span><text:span text:style-name="T14_38"><text:s/></text:span><text:span text:style-name="T14_39">hellolink</text:span></text:p>
            </text:list-item>
            <text:list-item>
              <text:p text:style-name="P15"><text:span text:style-name="T15_1">Look</text:span><text:span text:style-name="T15_2"><text:s/></text:span><text:span text:style-name="T15_3">at</text:span><text:span text:style-name="T15_4"><text:s/></text:span><text:span text:style-name="T15_5">the</text:span><text:span text:style-name="T15_6"><text:s/></text:span><text:span text:style-name="T15_7">link</text:span><text:span text:style-name="T15_8"><text:s/></text:span><text:span text:style-name="T15_9">in</text:span><text:span text:style-name="T15_10"><text:s/></text:span><text:span text:style-name="T15_11">ls</text:span><text:span text:style-name="T15_12"><text:s/>-</text:span><text:span text:style-name="T15_13">l</text:span><text:span text:style-name="T15_14">.<text:s/></text:span><text:span text:style-name="T15_15">What</text:span><text:span text:style-name="T15_16"><text:s/></text:span><text:span text:style-name="T15_17">are</text:span><text:span text:style-name="T15_18"><text:s/></text:span><text:span text:style-name="T15_19">its</text:span><text:span text:style-name="T15_20"><text:s/></text:span><text:span text:style-name="T15_21">permissions</text:span><text:span text:style-name="T15_22">?<text:s/></text:span><text:span text:style-name="T15_23">Who</text:span><text:span text:style-name="T15_24"><text:s/></text:span><text:span text:style-name="T15_25">owns</text:span><text:span text:style-name="T15_26"><text:s/></text:span><text:span text:style-name="T15_27">it</text:span><text:span text:style-name="T15_28">?</text:span></text:p>
            </text:list-item>
            <text:list-item>
              <text:p text:style-name="P16"><text:span text:style-name="T16_1">Try</text:span><text:span text:style-name="T16_2"><text:s/></text:span><text:span text:style-name="T16_3">cat</text:span><text:span text:style-name="T16_4"><text:s/></text:span><text:span text:style-name="T16_5">hellolink</text:span><text:span text:style-name="T16_6">.<text:s/></text:span><text:span text:style-name="T16_7">What</text:span><text:span text:style-name="T16_8"><text:s/></text:span><text:span text:style-name="T16_9">do</text:span><text:span text:style-name="T16_10"><text:s/></text:span><text:span text:style-name="T16_11">you</text:span><text:span text:style-name="T16_12"><text:s/></text:span><text:span text:style-name="T16_13">see</text:span><text:span text:style-name="T16_14">,<text:s/></text:span><text:span text:style-name="T16_15">and</text:span><text:span text:style-name="T16_16"><text:s/></text:span><text:span text:style-name="T16_17">why</text:span><text:span text:style-name="T16_18">?</text:span></text:p>
            </text:list-item>
            <text:list-item>
              <text:p text:style-name="P17"><text:span text:style-name="T17_1">Make</text:span><text:span text:style-name="T17_2"><text:s/></text:span><text:span text:style-name="T17_3">hello</text:span><text:span text:style-name="T17_4">.</text:span><text:span text:style-name="T17_5">sh</text:span><text:span text:style-name="T17_6"><text:s/></text:span><text:span text:style-name="T17_7">executable</text:span><text:span text:style-name="T17_8">.<text:s/></text:span><text:span text:style-name="T17_9">Then</text:span><text:span text:style-name="T17_10"><text:s/></text:span><text:span text:style-name="T17_11">try</text:span><text:span text:style-name="T17_12"><text:s/></text:span><text:span text:style-name="T17_13">executing</text:span><text:span text:style-name="T17_14"><text:s/></text:span><text:span text:style-name="T17_15">hellolink</text:span><text:span text:style-name="T17_16"><text:s/></text:span><text:span text:style-name="T17_17">by</text:span><text:span text:style-name="T17_18"><text:s/></text:span><text:span text:style-name="T17_19">running</text:span><text:span text:style-name="T17_20">:<text:line-break/></text:span><text:span text:style-name="T17_21">./</text:span><text:span text:style-name="T17_22">hellolink</text:span><text:span text:style-name="T17_23"><text:s/></text:span><text:span text:style-name="T17_24">your</text:span><text:span text:style-name="T17_25"><text:s/></text:span><text:span text:style-name="T17_26">name</text:span><text:span text:style-name="T17_27"><text:line-break/></text:span><text:span text:style-name="T17_28">What</text:span><text:span text:style-name="T17_29"><text:s/></text:span><text:span text:style-name="T17_30">happens</text:span><text:span text:style-name="T17_31">?</text:span></text:p>
            </text:list-item>
            <text:list-item>
              <text:p text:style-name="P18"><text:span text:style-name="T18_1">Make</text:span><text:span text:style-name="T18_2"><text:s/></text:span><text:span text:style-name="T18_3">hello</text:span><text:span text:style-name="T18_4">.</text:span><text:span text:style-name="T18_5">sh</text:span><text:span text:style-name="T18_6"><text:s/></text:span><text:span text:style-name="T18_7">non</text:span><text:span text:style-name="T18_8">-</text:span><text:span text:style-name="T18_9">executable</text:span><text:span text:style-name="T18_10">.<text:s/></text:span><text:span text:style-name="T18_11">Try</text:span><text:span text:style-name="T18_12"><text:s/></text:span><text:span text:style-name="T18_13">executing</text:span><text:span text:style-name="T18_14"><text:s/></text:span><text:span text:style-name="T18_15">hellolink</text:span><text:span text:style-name="T18_16"><text:s/></text:span><text:span text:style-name="T18_17">again</text:span><text:span text:style-name="T18_18">.<text:s/></text:span><text:span text:style-name="T18_19">What</text:span><text:span text:style-name="T18_20"><text:s/></text:span><text:span text:style-name="T18_21">happens</text:span><text:span text:style-name="T18_22">?</text:span></text:p>
            </text:list-item>
            <text:list-item>
              <text:p text:style-name="P19"><text:span text:style-name="T19_1">Try</text:span><text:span text:style-name="T19_2"><text:s/></text:span><text:span text:style-name="T19_3">installing</text:span><text:span text:style-name="T19_4"><text:s/></text:span><text:span text:style-name="T19_5">hellolink</text:span><text:span text:style-name="T19_6"><text:s/></text:span><text:span text:style-name="T19_7">on</text:span><text:span text:style-name="T19_8"><text:s/></text:span><text:span text:style-name="T19_9">your</text:span><text:span text:style-name="T19_10"><text:s/></text:span><text:span text:style-name="T19_11">system</text:span><text:span text:style-name="T19_12"><text:s/></text:span><text:span text:style-name="T19_13">by</text:span><text:span text:style-name="T19_14"><text:s/></text:span><text:span text:style-name="T19_15">moving</text:span><text:span text:style-name="T19_16"><text:s/></text:span><text:span text:style-name="T19_17">it</text:span><text:span text:style-name="T19_18"><text:s/></text:span><text:span text:style-name="T19_19">to</text:span><text:span text:style-name="T19_20"><text:s/>/</text:span><text:span text:style-name="T19_21">hellolink</text:span><text:span text:style-name="T19_22">.<text:s/></text:span><text:span text:style-name="T19_23">You</text:span><text:span text:style-name="T19_24">'</text:span><text:span text:style-name="T19_25">ll</text:span><text:span text:style-name="T19_26"><text:s/></text:span><text:span text:style-name="T19_27">need</text:span><text:span text:style-name="T19_28"><text:s/></text:span><text:span text:style-name="T19_29">sudo</text:span><text:span text:style-name="T19_30"><text:s/></text:span><text:span text:style-name="T19_31">to</text:span><text:span text:style-name="T19_32"><text:s/></text:span><text:span text:style-name="T19_33">do</text:span><text:span text:style-name="T19_34"><text:s/></text:span><text:span text:style-name="T19_35">this</text:span><text:span text:style-name="T19_36">.<text:s/></text:span><text:span text:style-name="T19_37">Now</text:span><text:span text:style-name="T19_38"><text:s/></text:span><text:span text:style-name="T19_39">look</text:span><text:span text:style-name="T19_40"><text:s/></text:span><text:span text:style-name="T19_41">at</text:span><text:span text:style-name="T19_42"><text:s/></text:span><text:span text:style-name="T19_43">ls</text:span><text:span text:style-name="T19_44"><text:s/>-</text:span><text:span text:style-name="T19_45">l</text:span><text:span text:style-name="T19_46"><text:s/>/</text:span><text:span text:style-name="T19_47">hellolink</text:span><text:span text:style-name="T19_48">.<text:s/></text:span><text:span text:style-name="T19_49">What</text:span><text:span text:style-name="T19_50"><text:s/></text:span><text:span text:style-name="T19_51">do</text:span><text:span text:style-name="T19_52"><text:s/></text:span><text:span text:style-name="T19_53">you</text:span><text:span text:style-name="T19_54"><text:s/></text:span><text:span text:style-name="T19_55">see</text:span><text:span text:style-name="T19_56">?<text:s/></text:span><text:span text:style-name="T19_57">Try</text:span><text:span text:style-name="T19_58"><text:s/></text:span><text:span text:style-name="T19_59">file</text:span><text:span text:style-name="T19_60"><text:s/>/</text:span><text:span text:style-name="T19_61">hellolink</text:span><text:span text:style-name="T19_62">.<text:s/></text:span><text:span text:style-name="T19_63">What</text:span><text:span text:style-name="T19_64"><text:s/></text:span><text:span text:style-name="T19_65">is</text:span><text:span text:style-name="T19_66"><text:s/></text:span><text:span text:style-name="T19_67">the</text:span><text:span text:style-name="T19_68"><text:s/></text:span><text:span text:style-name="T19_69">meaning</text:span><text:span text:style-name="T19_70"><text:s/></text:span><text:span text:style-name="T19_71">of</text:span><text:span text:style-name="T19_72"><text:s/></text:span><text:span text:style-name="T19_73">its</text:span><text:span text:style-name="T19_74"><text:s/></text:span><text:span text:style-name="T19_75">output</text:span><text:span text:style-name="T19_76">?<text:s/></text:span><text:span text:style-name="T19_77">What</text:span><text:span text:style-name="T19_78"><text:s/></text:span><text:span text:style-name="T19_79">do</text:span><text:span text:style-name="T19_80"><text:s/></text:span><text:span text:style-name="T19_81">you</text:span><text:span text:style-name="T19_82"><text:s/></text:span><text:span text:style-name="T19_83">think</text:span><text:span text:style-name="T19_84"><text:s/></text:span><text:span text:style-name="T19_85">is</text:span><text:span text:style-name="T19_86"><text:s/></text:span><text:span text:style-name="T19_87">going</text:span><text:span text:style-name="T19_88"><text:s/></text:span><text:span text:style-name="T19_89">on</text:span><text:span text:style-name="T19_90"><text:s/></text:span><text:span text:style-name="T19_91">here</text:span><text:span text:style-name="T19_92">?<text:s/></text:span><text:span text:style-name="T19_93">How</text:span><text:span text:style-name="T19_94"><text:s/></text:span><text:span text:style-name="T19_95">would</text:span><text:span text:style-name="T19_96"><text:s/></text:span><text:span text:style-name="T19_97">you</text:span><text:span text:style-name="T19_98"><text:s/></text:span><text:span text:style-name="T19_99">fix</text:span><text:span text:style-name="T19_100"><text:s/></text:span><text:span text:style-name="T19_101">it</text:span><text:span text:style-name="T19_102">?</text:span></text:p>
            </text:list-item>
            <text:list-item>
              <text:p text:style-name="P20"><text:span text:style-name="T20_1">What</text:span><text:span text:style-name="T20_2"><text:s/></text:span><text:span text:style-name="T20_3">purpose</text:span><text:span text:style-name="T20_4"><text:s/></text:span><text:span text:style-name="T20_5">do</text:span><text:span text:style-name="T20_6"><text:s/></text:span><text:span text:style-name="T20_7">symlinks</text:span><text:span text:style-name="T20_8"><text:s/></text:span><text:span text:style-name="T20_9">serve</text:span><text:span text:style-name="T20_10">?<text:s/></text:span><text:span text:style-name="T20_11">If</text:span><text:span text:style-name="T20_12"><text:s/></text:span><text:span text:style-name="T20_13">your</text:span><text:span text:style-name="T20_14"><text:s/></text:span><text:span text:style-name="T20_15">system</text:span><text:span text:style-name="T20_16"><text:s/></text:span><text:span text:style-name="T20_17">has</text:span><text:span text:style-name="T20_18"><text:s/></text:span><text:span text:style-name="T20_19">an</text:span><text:span text:style-name="T20_20"><text:s/>"/</text:span><text:span text:style-name="T20_21">etc</text:span><text:span text:style-name="T20_22">/</text:span><text:span text:style-name="T20_23">alternatives</text:span><text:span text:style-name="T20_24">"<text:s/></text:span><text:span text:style-name="T20_25">folder</text:span><text:span text:style-name="T20_26">,<text:s/></text:span><text:span text:style-name="T20_27">you</text:span><text:span text:style-name="T20_28"><text:s/></text:span><text:span text:style-name="T20_29">can</text:span><text:span text:style-name="T20_30"><text:s/></text:span><text:span text:style-name="T20_31">get</text:span><text:span text:style-name="T20_32"><text:s/></text:span><text:span text:style-name="T20_33">a</text:span><text:span text:style-name="T20_34"><text:s/></text:span><text:span text:style-name="T20_35">hint</text:span><text:span text:style-name="T20_36"><text:s/></text:span><text:span text:style-name="T20_37">by</text:span><text:span text:style-name="T20_38"><text:s/></text:span><text:span text:style-name="T20_39">looking</text:span><text:span text:style-name="T20_40"><text:s/></text:span><text:span text:style-name="T20_41">at</text:span><text:span text:style-name="T20_42"><text:s/></text:span><text:span text:style-name="T20_43">it</text:span><text:span text:style-name="T20_44"><text:s/></text:span><text:span text:style-name="T20_45">with</text:span><text:span text:style-name="T20_46"><text:s/>"</text:span><text:span text:style-name="T20_47">ls</text:span><text:span text:style-name="T20_48"><text:s/>-</text:span><text:span text:style-name="T20_49">l</text:span><text:span text:style-name="T20_50">".<text:s/></text:span><text:span text:style-name="T20_51">For</text:span><text:span text:style-name="T20_52"><text:s/></text:span><text:span text:style-name="T20_53">example</text:span><text:span text:style-name="T20_54">,<text:s/></text:span><text:span text:style-name="T20_55">your</text:span><text:span text:style-name="T20_56"><text:s/></text:span><text:span text:style-name="T20_57">Linux</text:span><text:span text:style-name="T20_58"><text:s/></text:span><text:span text:style-name="T20_59">might</text:span><text:span text:style-name="T20_60"><text:s/></text:span><text:span text:style-name="T20_61">have</text:span><text:span text:style-name="T20_62"><text:s/></text:span><text:span text:style-name="T20_63">a</text:span><text:span text:style-name="T20_64"><text:s/>"/</text:span><text:span text:style-name="T20_65">etc</text:span><text:span text:style-name="T20_66">/</text:span><text:span text:style-name="T20_67">alternatives</text:span><text:span text:style-name="T20_68">/</text:span><text:span text:style-name="T20_69">x</text:span><text:span text:style-name="T20_70">-</text:span><text:span text:style-name="T20_71">www</text:span><text:span text:style-name="T20_72">-</text:span><text:span text:style-name="T20_73">browser</text:span><text:span text:style-name="T20_74">"<text:s/></text:span><text:span text:style-name="T20_75">symlink</text:span><text:span text:style-name="T20_76">.<text:s/></text:span><text:span text:style-name="T20_77">The</text:span><text:span text:style-name="T20_78"><text:s/></text:span><text:span text:style-name="T20_79">idea</text:span><text:span text:style-name="T20_80"><text:s/></text:span><text:span text:style-name="T20_81">is</text:span><text:span text:style-name="T20_82"><text:s/></text:span><text:span text:style-name="T20_83">that</text:span><text:span text:style-name="T20_84"><text:s/></text:span><text:span text:style-name="T20_85">if</text:span><text:span text:style-name="T20_86"><text:s/></text:span><text:span text:style-name="T20_87">some</text:span><text:span text:style-name="T20_88"><text:s/></text:span><text:span text:style-name="T20_89">script</text:span><text:span text:style-name="T20_90"><text:s/></text:span><text:span text:style-name="T20_91">or</text:span><text:span text:style-name="T20_92"><text:s/></text:span><text:span text:style-name="T20_93">program</text:span><text:span text:style-name="T20_94"><text:s/></text:span><text:span text:style-name="T20_95">wants</text:span><text:span text:style-name="T20_96"><text:s/></text:span><text:span text:style-name="T20_97">to</text:span><text:span text:style-name="T20_98"><text:s/></text:span><text:span text:style-name="T20_99">open</text:span><text:span text:style-name="T20_100"><text:s/></text:span><text:span text:style-name="T20_101">a</text:span><text:span text:style-name="T20_102"><text:s/></text:span><text:span text:style-name="T20_103">webpage</text:span><text:span text:style-name="T20_104"><text:s/></text:span><text:span text:style-name="T20_105">in</text:span><text:span text:style-name="T20_106"><text:s/></text:span><text:span text:style-name="T20_107">the</text:span><text:span text:style-name="T20_108"><text:s/></text:span><text:span text:style-name="T20_109">system</text:span><text:span text:style-name="T20_110">'</text:span><text:span text:style-name="T20_111">s</text:span><text:span text:style-name="T20_112"><text:s/></text:span><text:span text:style-name="T20_113">default</text:span><text:span text:style-name="T20_114"><text:s/></text:span><text:span text:style-name="T20_115">browser</text:span><text:span text:style-name="T20_116">,<text:s/></text:span><text:span text:style-name="T20_117">it</text:span><text:span text:style-name="T20_118"><text:s/></text:span><text:span text:style-name="T20_119">can</text:span><text:span text:style-name="T20_120"><text:s/></text:span><text:span text:style-name="T20_121">just</text:span><text:span text:style-name="T20_122"><text:s/></text:span><text:span text:style-name="T20_123">execute</text:span><text:span text:style-name="T20_124"><text:s/>"/</text:span><text:span text:style-name="T20_125">etc</text:span><text:span text:style-name="T20_126">/</text:span><text:span text:style-name="T20_127">alternatives</text:span><text:span text:style-name="T20_128">/</text:span><text:span text:style-name="T20_129">x</text:span><text:span text:style-name="T20_130">-</text:span><text:span text:style-name="T20_131">www</text:span><text:span text:style-name="T20_132">-</text:span><text:span text:style-name="T20_133">browser</text:span><text:span text:style-name="T20_134">"<text:s/></text:span><text:span text:style-name="T20_135">without</text:span><text:span text:style-name="T20_136"><text:s/></text:span><text:span text:style-name="T20_137">having</text:span><text:span text:style-name="T20_138"><text:s/></text:span><text:span text:style-name="T20_139">to</text:span><text:span text:style-name="T20_140"><text:s/></text:span><text:span text:style-name="T20_141">worry</text:span><text:span text:style-name="T20_142"><text:s/></text:span><text:span text:style-name="T20_143">about</text:span><text:span text:style-name="T20_144"><text:s/></text:span><text:span text:style-name="T20_145">what</text:span><text:span text:style-name="T20_146"><text:s/></text:span><text:span text:style-name="T20_147">browser</text:span><text:span text:style-name="T20_148"><text:s/></text:span><text:span text:style-name="T20_149">that</text:span><text:span text:style-name="T20_150"><text:s/></text:span><text:span text:style-name="T20_151">is</text:span><text:span text:style-name="T20_152">,<text:s/></text:span><text:span text:style-name="T20_153">and</text:span><text:span text:style-name="T20_154"><text:s/></text:span><text:span text:style-name="T20_155">without</text:span><text:span text:style-name="T20_156"><text:s/></text:span><text:span text:style-name="T20_157">having</text:span><text:span text:style-name="T20_158"><text:s/></text:span><text:span text:style-name="T20_159">to</text:span><text:span text:style-name="T20_160"><text:s/></text:span><text:span text:style-name="T20_161">look</text:span><text:span text:style-name="T20_162"><text:s/></text:span><text:span text:style-name="T20_163">for</text:span><text:span text:style-name="T20_164"><text:s/></text:span><text:span text:style-name="T20_165">the</text:span><text:span text:style-name="T20_166"><text:s/></text:span><text:span text:style-name="T20_167">Chrome</text:span><text:span text:style-name="T20_168"><text:s/></text:span><text:span text:style-name="T20_169">or</text:span><text:span text:style-name="T20_170"><text:s/></text:span><text:span text:style-name="T20_171">Firefox</text:span><text:span text:style-name="T20_172"><text:s/></text:span><text:span text:style-name="T20_173">commands</text:span><text:span text:style-name="T20_174">.<text:s/></text:span><text:span text:style-name="T20_175">If</text:span><text:span text:style-name="T20_176"><text:s/></text:span><text:span text:style-name="T20_177">you</text:span><text:span text:style-name="T20_178"><text:s/></text:span><text:span text:style-name="T20_179">want</text:span><text:span text:style-name="T20_180"><text:s/></text:span><text:span text:style-name="T20_181">more</text:span><text:span text:style-name="T20_182"><text:s/></text:span><text:span text:style-name="T20_183">info</text:span><text:span text:style-name="T20_184">,<text:s/></text:span><text:span text:style-name="T20_185">you</text:span><text:span text:style-name="T20_186"><text:s/></text:span><text:span text:style-name="T20_187">can</text:span><text:span text:style-name="T20_188"><text:s/></text:span><text:span text:style-name="T20_189">google</text:span><text:span text:style-name="T20_190"><text:s/></text:span><text:span text:style-name="T20_191">around</text:span><text:span text:style-name="T20_192"><text:s/></text:span><text:span text:style-name="T20_193">for</text:span><text:span text:style-name="T20_194"><text:s/></text:span><text:span text:style-name="T20_195">an</text:span><text:span text:style-name="T20_196"><text:s/></text:span><text:span text:style-name="T20_197">explanation</text:span><text:span text:style-name="T20_198"><text:s/></text:span><text:span text:style-name="T20_199">of</text:span><text:span text:style-name="T20_200"><text:s/></text:span><text:span text:style-name="T20_201">symlinks</text:span><text:span text:style-name="T20_202"><text:s/></text:span><text:span text:style-name="T20_203">and</text:span><text:span text:style-name="T20_204"><text:s/></text:span><text:span text:style-name="T20_205">their</text:span><text:span text:style-name="T20_206"><text:s/></text:span><text:span text:style-name="T20_207">uses</text:span><text:span text:style-name="T20_208">.<text:line-break/></text:span></text:p>
            </text:list-item>
          </text:list>
        </text:list-item>
        <text:list-item>
          <text:p text:style-name="P21"><text:span text:style-name="T21_1">(</text:span><text:span text:style-name="T21_2">Optional</text:span><text:span text:style-name="T21_3">)<text:s/></text:span><text:span text:style-name="T21_4">If</text:span><text:span text:style-name="T21_5"><text:s/></text:span><text:span text:style-name="T21_6">you</text:span><text:span text:style-name="T21_7">'</text:span><text:span text:style-name="T21_8">re</text:span><text:span text:style-name="T21_9"><text:s/></text:span><text:span text:style-name="T21_10">interested</text:span><text:span text:style-name="T21_11"><text:s/></text:span><text:span text:style-name="T21_12">in</text:span><text:span text:style-name="T21_13"><text:s/></text:span><text:span text:style-name="T21_14">shell</text:span><text:span text:style-name="T21_15"><text:s/></text:span><text:span text:style-name="T21_16">scripting</text:span><text:span text:style-name="T21_17"><text:s/></text:span><text:span text:style-name="T21_18">or</text:span><text:span text:style-name="T21_19"><text:s/></text:span><text:span text:style-name="T21_20">programming</text:span><text:span text:style-name="T21_21"><text:s/></text:span><text:span text:style-name="T21_22">in</text:span><text:span text:style-name="T21_23"><text:s/></text:span><text:span text:style-name="T21_24">general</text:span><text:span text:style-name="T21_25">,<text:s/></text:span><text:span text:style-name="T21_26">you</text:span><text:span text:style-name="T21_27"><text:s/></text:span><text:span text:style-name="T21_28">could</text:span><text:span text:style-name="T21_29"><text:s/></text:span><text:span text:style-name="T21_30">try</text:span><text:span text:style-name="T21_31"><text:s/></text:span><text:span text:style-name="T21_32">a</text:span><text:span text:style-name="T21_33"><text:s/></text:span><text:span text:style-name="T21_34">shell</text:span><text:span text:style-name="T21_35"><text:s/></text:span><text:span text:style-name="T21_36">scripting</text:span><text:span text:style-name="T21_37"><text:s/></text:span><text:span text:style-name="T21_38">tutorial</text:span><text:span text:style-name="T21_39"><text:s/></text:span><text:span text:style-name="T21_40">to</text:span><text:span text:style-name="T21_41"><text:s/></text:span><text:span text:style-name="T21_42">get</text:span><text:span text:style-name="T21_43"><text:s/></text:span><text:span text:style-name="T21_44">deeper</text:span><text:span text:style-name="T21_45"><text:s/></text:span><text:span text:style-name="T21_46">practice</text:span><text:span text:style-name="T21_47">.<text:s/></text:span><text:span text:style-name="T21_48">You</text:span><text:span text:style-name="T21_49"><text:s/></text:span><text:span text:style-name="T21_50">can</text:span><text:span text:style-name="T21_51"><text:s/></text:span><text:span text:style-name="T21_52">google</text:span><text:span text:style-name="T21_53"><text:s/></text:span><text:span text:style-name="T21_54">around</text:span><text:span text:style-name="T21_55"><text:s/></text:span><text:span text:style-name="T21_56">for</text:span><text:span text:style-name="T21_57"><text:s/></text:span><text:span text:style-name="T21_58">one</text:span><text:span text:style-name="T21_59"><text:s/></text:span><text:span text:style-name="T21_60">you</text:span><text:span text:style-name="T21_61"><text:s/></text:span><text:span text:style-name="T21_62">like</text:span><text:span text:style-name="T21_63">,<text:s/></text:span><text:span text:style-name="T21_64">or</text:span><text:span text:style-name="T21_65"><text:s/></text:span><text:span text:style-name="T21_66">here</text:span><text:span text:style-name="T21_67">'</text:span><text:span text:style-name="T21_68">s</text:span><text:span text:style-name="T21_69"><text:s/></text:span><text:span text:style-name="T21_70">a</text:span><text:span text:style-name="T21_71"><text:s/></text:span><text:span text:style-name="T21_72">suggested</text:span><text:span text:style-name="T21_73"><text:s/></text:span><text:span text:style-name="T21_74">one</text:span><text:span text:style-name="T21_75">:<text:s/></text:span><text:span text:style-name="T21_76">https</text:span><text:span text:style-name="T21_77">://</text:span><text:span text:style-name="T21_78">supportweb</text:span><text:span text:style-name="T21_79">.</text:span><text:span text:style-name="T21_80">cs</text:span><text:span text:style-name="T21_81">.</text:span><text:span text:style-name="T21_82">bham</text:span><text:span text:style-name="T21_83">.</text:span><text:span text:style-name="T21_84">ac</text:span><text:span text:style-name="T21_85">.</text:span><text:span text:style-name="T21_86">uk</text:span><text:span text:style-name="T21_87">/</text:span><text:span text:style-name="T21_88">docs</text:span><text:span text:style-name="T21_89">/</text:span><text:span text:style-name="T21_90">tutorials</text:span><text:span text:style-name="T21_91">/</text:span><text:span text:style-name="T21_92">docsystem</text:span><text:span text:style-name="T21_93">/</text:span><text:span text:style-name="T21_94">build</text:span><text:span text:style-name="T21_95">/</text:span><text:span text:style-name="T21_96">tutorials</text:span><text:span text:style-name="T21_97">/</text:span><text:span text:style-name="T21_98">unixscripting</text:span><text:span text:style-name="T21_99">/</text:span><text:span text:style-name="T21_100">unixscripting</text:span><text:span text:style-name="T21_101">.</text:span><text:span text:style-name="T21_102">html</text:span></text:p>
        </text:list-item>
      </text:list>
      <text:p text:style-name="P22"/>
      <text:p text:style-name="P23"/>
      <text:p text:style-name="P24"/>
      <text:p text:style-name="P25"><text:span text:style-name="T25_1">Part</text:span><text:span text:style-name="T25_2"><text:s/>2:<text:s/></text:span><text:span text:style-name="T25_3">New</text:span><text:span text:style-name="T25_4"><text:s/></text:span><text:span text:style-name="T25_5">stuff</text:span><text:span text:style-name="T25_6"><text:s/></text:span><text:span text:style-name="T25_7">for</text:span><text:span text:style-name="T25_8"><text:s/></text:span><text:span text:style-name="T25_9">class</text:span><text:span text:style-name="T25_10"><text:s/>3</text:span></text:p>
      <text:p text:style-name="P26"/>
      <text:list text:style-name="LS2" xml:id="list17">
        <text:list-item>
          <text:p text:style-name="P27"><text:span text:style-name="T27_1">This</text:span><text:span text:style-name="T27_2"><text:s/></text:span><text:span text:style-name="T27_3">exercise</text:span><text:span text:style-name="T27_4"><text:s/></text:span><text:span text:style-name="T27_5">demonstrates</text:span><text:span text:style-name="T27_6"><text:s/></text:span><text:span text:style-name="T27_7">how</text:span><text:span text:style-name="T27_8"><text:s/></text:span><text:span text:style-name="T27_9">a</text:span><text:span text:style-name="T27_10"><text:s/></text:span><text:span text:style-name="T27_11">website</text:span><text:span text:style-name="T27_12"><text:s/></text:span><text:span text:style-name="T27_13">running</text:span><text:span text:style-name="T27_14"><text:s/></text:span><text:span text:style-name="T27_15">on</text:span><text:span text:style-name="T27_16"><text:s/></text:span><text:span text:style-name="T27_17">Linux</text:span><text:span text:style-name="T27_18"><text:s/></text:span><text:span text:style-name="T27_19">works</text:span><text:span text:style-name="T27_20">.<text:s/></text:span><text:span text:style-name="T27_21">Check</text:span><text:span text:style-name="T27_22"><text:s/></text:span><text:span text:style-name="T27_23">that</text:span><text:span text:style-name="T27_24"><text:s/></text:span><text:span text:style-name="T27_25">you</text:span><text:span text:style-name="T27_26"><text:s/></text:span><text:span text:style-name="T27_27">have</text:span><text:span text:style-name="T27_28"><text:s/></text:span><text:span text:style-name="T27_29">Python</text:span><text:span text:style-name="T27_30"><text:s/></text:span><text:span text:style-name="T27_31">installed</text:span><text:span text:style-name="T27_32"><text:s/></text:span><text:span text:style-name="T27_33">by</text:span><text:span text:style-name="T27_34"><text:s/></text:span><text:span text:style-name="T27_35">running</text:span><text:span text:style-name="T27_36"><text:s/></text:span><text:span text:style-name="T27_37">python</text:span><text:span text:style-name="T27_38"><text:s/>--</text:span><text:span text:style-name="T27_39">version</text:span><text:span text:style-name="T27_40">.<text:s/></text:span><text:span text:style-name="T27_41">If</text:span><text:span text:style-name="T27_42"><text:s/></text:span><text:span text:style-name="T27_43">there</text:span><text:span text:style-name="T27_44">'</text:span><text:span text:style-name="T27_45">s</text:span><text:span text:style-name="T27_46"><text:s/></text:span><text:span text:style-name="T27_47">no</text:span><text:span text:style-name="T27_48"><text:s/>'</text:span><text:span text:style-name="T27_49">python</text:span><text:span text:style-name="T27_50">'<text:s/></text:span><text:span text:style-name="T27_51">command</text:span><text:span text:style-name="T27_52">,<text:s/></text:span><text:span text:style-name="T27_53">install</text:span><text:span text:style-name="T27_54"><text:s/></text:span><text:span text:style-name="T27_55">Python</text:span><text:span text:style-name="T27_56">.<text:line-break/></text:span></text:p>
          <text:list>
            <text:list-item>
              <text:p text:style-name="P28"><text:span text:style-name="T28_1">Go</text:span><text:span text:style-name="T28_2"><text:s/></text:span><text:span text:style-name="T28_3">to</text:span><text:span text:style-name="T28_4"><text:s/></text:span><text:span text:style-name="T28_5">your</text:span><text:span text:style-name="T28_6"><text:s/></text:span><text:span text:style-name="T28_7">home</text:span><text:span text:style-name="T28_8"><text:s/></text:span><text:span text:style-name="T28_9">dir</text:span><text:span text:style-name="T28_10">.<text:s/></text:span><text:span text:style-name="T28_11">Run</text:span><text:span text:style-name="T28_12"><text:s/></text:span><text:span text:style-name="T28_13">this</text:span><text:span text:style-name="T28_14"><text:s/></text:span><text:span text:style-name="T28_15">command</text:span><text:span text:style-name="T28_16">:<text:line-break/></text:span><text:span text:style-name="T28_17">python</text:span><text:span text:style-name="T28_18"><text:s/>-</text:span><text:span text:style-name="T28_19">m</text:span><text:span text:style-name="T28_20"><text:s/></text:span><text:span text:style-name="T28_21">SimpleHTTPServer</text:span><text:span text:style-name="T28_22"><text:s/>8080<text:s/>&amp;<text:line-break/></text:span><text:span text:style-name="T28_23">(</text:span><text:span text:style-name="T28_24">If</text:span><text:span text:style-name="T28_25"><text:s/></text:span><text:span text:style-name="T28_26">you</text:span><text:span text:style-name="T28_27"><text:s/></text:span><text:span text:style-name="T28_28">have</text:span><text:span text:style-name="T28_29"><text:s/></text:span><text:span text:style-name="T28_30">Python</text:span><text:span text:style-name="T28_31"><text:s/></text:span><text:span text:style-name="T28_32">version</text:span><text:span text:style-name="T28_33"><text:s/>3<text:s/></text:span><text:span text:style-name="T28_34">or</text:span><text:span text:style-name="T28_35"><text:s/></text:span><text:span text:style-name="T28_36">later</text:span><text:span text:style-name="T28_37">,<text:s/></text:span><text:span text:style-name="T28_38">it</text:span><text:span text:style-name="T28_39">'</text:span><text:span text:style-name="T28_40">s</text:span><text:span text:style-name="T28_41"><text:s/></text:span><text:span text:style-name="T28_42">python</text:span><text:span text:style-name="T28_43"><text:s/>-</text:span><text:span text:style-name="T28_44">m</text:span><text:span text:style-name="T28_45"><text:s/></text:span><text:span text:style-name="T28_46">http</text:span><text:span text:style-name="T28_47">.</text:span><text:span text:style-name="T28_48">server</text:span><text:span text:style-name="T28_49"><text:s/>8080<text:s/>&amp;</text:span><text:span text:style-name="T28_50">.)<text:line-break/><text:line-break/></text:span><text:span text:style-name="T28_51">Now</text:span><text:span text:style-name="T28_52"><text:s/></text:span><text:span text:style-name="T28_53">you</text:span><text:span text:style-name="T28_54"><text:s/></text:span><text:span text:style-name="T28_55">have</text:span><text:span text:style-name="T28_56"><text:s/></text:span><text:span text:style-name="T28_57">a</text:span><text:span text:style-name="T28_58"><text:s/></text:span><text:span text:style-name="T28_59">little</text:span><text:span text:style-name="T28_60"><text:s/></text:span><text:span text:style-name="T28_61">website</text:span><text:span text:style-name="T28_62"><text:s/></text:span><text:span text:style-name="T28_63">running</text:span><text:span text:style-name="T28_64"><text:s/></text:span><text:span text:style-name="T28_65">on</text:span><text:span text:style-name="T28_66"><text:s/></text:span><text:span text:style-name="T28_67">your</text:span><text:span text:style-name="T28_68"><text:s/></text:span><text:span text:style-name="T28_69">Linux</text:span><text:span text:style-name="T28_70">.<text:s/></text:span><text:span text:style-name="T28_71">Note</text:span><text:span text:style-name="T28_72"><text:s/></text:span><text:span text:style-name="T28_73">the</text:span><text:span text:style-name="T28_74"><text:s/></text:span><text:span text:style-name="T28_75">ampersand</text:span><text:span text:style-name="T28_76"><text:s/></text:span><text:span text:style-name="T28_77">at</text:span><text:span text:style-name="T28_78"><text:s/></text:span><text:span text:style-name="T28_79">the</text:span><text:span text:style-name="T28_80"><text:s/></text:span><text:span text:style-name="T28_81">end</text:span><text:span text:style-name="T28_82"><text:s/></text:span><text:span text:style-name="T28_83">of</text:span><text:span text:style-name="T28_84"><text:s/></text:span><text:span text:style-name="T28_85">the</text:span><text:span text:style-name="T28_86"><text:s/></text:span><text:span text:style-name="T28_87">command</text:span><text:span text:style-name="T28_88"><text:s/>--<text:s/></text:span><text:span text:style-name="T28_89">it</text:span><text:span text:style-name="T28_90"><text:s/></text:span><text:span text:style-name="T28_91">runs</text:span><text:span text:style-name="T28_92"><text:s/></text:span><text:span text:style-name="T28_93">the</text:span><text:span text:style-name="T28_94"><text:s/></text:span><text:span text:style-name="T28_95">command</text:span><text:span text:style-name="T28_96"><text:s/></text:span><text:span text:style-name="T28_97">in</text:span><text:span text:style-name="T28_98"><text:s/></text:span><text:span text:style-name="T28_99">the</text:span><text:span text:style-name="T28_100"><text:s/></text:span><text:span text:style-name="T28_101">background</text:span><text:span text:style-name="T28_102">.<text:s/>(</text:span><text:span text:style-name="T28_103">If</text:span><text:span text:style-name="T28_104"><text:s/></text:span><text:span text:style-name="T28_105">you</text:span><text:span text:style-name="T28_106"><text:s/></text:span><text:span text:style-name="T28_107">forgot</text:span><text:span text:style-name="T28_108"><text:s/></text:span><text:span text:style-name="T28_109">the</text:span><text:span text:style-name="T28_110"><text:s/></text:span><text:span text:style-name="T28_111">ampersand</text:span><text:span text:style-name="T28_112">,<text:s/></text:span><text:span text:style-name="T28_113">press</text:span><text:span text:style-name="T28_114"><text:s/></text:span><text:span text:style-name="T28_115">Ctrl</text:span><text:span text:style-name="T28_116">-</text:span><text:span text:style-name="T28_117">C</text:span><text:span text:style-name="T28_118"><text:s/></text:span><text:span text:style-name="T28_119">to</text:span><text:span text:style-name="T28_120"><text:s/></text:span><text:span text:style-name="T28_121">end</text:span><text:span text:style-name="T28_122"><text:s/></text:span><text:span text:style-name="T28_123">the</text:span><text:span text:style-name="T28_124"><text:s/></text:span><text:span text:style-name="T28_125">process</text:span><text:span text:style-name="T28_126">,<text:s/></text:span><text:span text:style-name="T28_127">and</text:span><text:span text:style-name="T28_128"><text:s/></text:span><text:span text:style-name="T28_129">try</text:span><text:span text:style-name="T28_130"><text:s/></text:span><text:span text:style-name="T28_131">it</text:span><text:span text:style-name="T28_132"><text:s/></text:span><text:span text:style-name="T28_133">again</text:span><text:span text:style-name="T28_134">.)<text:s/></text:span><text:span text:style-name="T28_135">Look</text:span><text:span text:style-name="T28_136"><text:s/></text:span><text:span text:style-name="T28_137">at</text:span><text:span text:style-name="T28_138"><text:s/></text:span><text:span text:style-name="T28_139">the</text:span><text:span text:style-name="T28_140"><text:s/></text:span><text:span text:style-name="T28_141">command</text:span><text:span text:style-name="T28_142">'</text:span><text:span text:style-name="T28_143">s</text:span><text:span text:style-name="T28_144"><text:s/></text:span><text:span text:style-name="T28_145">output</text:span><text:span text:style-name="T28_146"><text:s/>--<text:s/></text:span><text:span text:style-name="T28_147">it</text:span><text:span text:style-name="T28_148"><text:s/></text:span><text:span text:style-name="T28_149">should</text:span><text:span text:style-name="T28_150"><text:s/></text:span><text:span text:style-name="T28_151">say</text:span><text:span text:style-name="T28_152"><text:s/></text:span><text:span text:style-name="T28_153">it</text:span><text:span text:style-name="T28_154">'</text:span><text:span text:style-name="T28_155">s</text:span><text:span text:style-name="T28_156"><text:s/></text:span><text:span text:style-name="T28_157">serving</text:span><text:span text:style-name="T28_158"><text:s/></text:span><text:span text:style-name="T28_159">HTTP</text:span><text:span text:style-name="T28_160">.<text:s/></text:span><text:span text:style-name="T28_161">Press</text:span><text:span text:style-name="T28_162"><text:s/></text:span><text:span text:style-name="T28_163">enter</text:span><text:span text:style-name="T28_164"><text:s/></text:span><text:span text:style-name="T28_165">a</text:span><text:span text:style-name="T28_166"><text:s/></text:span><text:span text:style-name="T28_167">few</text:span><text:span text:style-name="T28_168"><text:s/></text:span><text:span text:style-name="T28_169">times</text:span><text:span text:style-name="T28_170"><text:s/></text:span><text:span text:style-name="T28_171">in</text:span><text:span text:style-name="T28_172"><text:s/></text:span><text:span text:style-name="T28_173">your</text:span><text:span text:style-name="T28_174"><text:s/></text:span><text:span text:style-name="T28_175">terminal</text:span><text:span text:style-name="T28_176"><text:s/></text:span><text:span text:style-name="T28_177">to</text:span><text:span text:style-name="T28_178"><text:s/></text:span><text:span text:style-name="T28_179">give</text:span><text:span text:style-name="T28_180"><text:s/></text:span><text:span text:style-name="T28_181">yourself</text:span><text:span text:style-name="T28_182"><text:s/></text:span><text:span text:style-name="T28_183">some</text:span><text:span text:style-name="T28_184"><text:s/></text:span><text:span text:style-name="T28_185">room</text:span><text:span text:style-name="T28_186"><text:s/></text:span><text:span text:style-name="T28_187">after</text:span><text:span text:style-name="T28_188"><text:s/></text:span><text:span text:style-name="T28_189">the</text:span><text:span text:style-name="T28_190"><text:s/></text:span><text:span text:style-name="T28_191">output</text:span><text:span text:style-name="T28_192"><text:s/></text:span><text:span text:style-name="T28_193">of</text:span><text:span text:style-name="T28_194"><text:s/></text:span><text:span text:style-name="T28_195">the</text:span><text:span text:style-name="T28_196"><text:s/></text:span><text:span text:style-name="T28_197">command</text:span><text:span text:style-name="T28_198">.<text:line-break/></text:span></text:p>
            </text:list-item>
            <text:list-item>
              <text:p text:style-name="P29"><text:span text:style-name="T29_1">Open</text:span><text:span text:style-name="T29_2"><text:s/></text:span><text:span text:style-name="T29_3">a</text:span><text:span text:style-name="T29_4"><text:s/></text:span><text:span text:style-name="T29_5">web</text:span><text:span text:style-name="T29_6"><text:s/></text:span><text:span text:style-name="T29_7">browser</text:span><text:span text:style-name="T29_8"><text:s/></text:span><text:span text:style-name="T29_9">in</text:span><text:span text:style-name="T29_10"><text:s/></text:span><text:span text:style-name="T29_11">your</text:span><text:span text:style-name="T29_12"><text:s/></text:span><text:span text:style-name="T29_13">Linux</text:span><text:span text:style-name="T29_14"><text:s/></text:span><text:span text:style-name="T29_15">and</text:span><text:span text:style-name="T29_16"><text:s/></text:span><text:span text:style-name="T29_17">visit</text:span><text:span text:style-name="T29_18"><text:s/></text:span><text:span text:style-name="T29_19">the</text:span><text:span text:style-name="T29_20"><text:s/></text:span><text:span text:style-name="T29_21">website</text:span><text:span text:style-name="T29_22"><text:s/></text:span><text:span text:style-name="T29_23">you</text:span><text:span text:style-name="T29_24"><text:s/></text:span><text:span text:style-name="T29_25">started</text:span><text:span text:style-name="T29_26"><text:s/></text:span><text:span text:style-name="T29_27">up</text:span><text:span text:style-name="T29_28">:<text:s/></text:span><text:span text:style-name="T29_29"><text:a xlink:type="simple" xlink:href="http://localhost:8080"><text:span text:style-name="T29_30">http</text:span></text:a></text:span><text:span text:style-name="T29_31"><text:a xlink:type="simple" xlink:href="http://localhost:8080"><text:span text:style-name="T29_32">://</text:span></text:a></text:span><text:span text:style-name="T29_33"><text:a xlink:type="simple" xlink:href="http://localhost:8080"><text:span text:style-name="T29_34">localhost</text:span></text:a></text:span><text:span text:style-name="T29_35"><text:a xlink:type="simple" xlink:href="http://localhost:8080"><text:span text:style-name="T29_36">:8080</text:span></text:a></text:span><text:span text:style-name="T29_37"><text:s/>.<text:s/></text:span><text:span text:style-name="T29_38">You</text:span><text:span text:style-name="T29_39"><text:s/></text:span><text:span text:style-name="T29_40">should</text:span><text:span text:style-name="T29_41"><text:s/></text:span><text:span text:style-name="T29_42">see</text:span><text:span text:style-name="T29_43"><text:s/></text:span><text:span text:style-name="T29_44">a</text:span><text:span text:style-name="T29_45"><text:s/></text:span><text:span text:style-name="T29_46">webpage</text:span><text:span text:style-name="T29_47"><text:s/></text:span><text:span text:style-name="T29_48">showing</text:span><text:span text:style-name="T29_49"><text:s/></text:span><text:span text:style-name="T29_50">the</text:span><text:span text:style-name="T29_51"><text:s/></text:span><text:span text:style-name="T29_52">contents</text:span><text:span text:style-name="T29_53"><text:s/></text:span><text:span text:style-name="T29_54">of</text:span><text:span text:style-name="T29_55"><text:s/></text:span><text:span text:style-name="T29_56">your</text:span><text:span text:style-name="T29_57"><text:s/></text:span><text:span text:style-name="T29_58">homedir</text:span><text:span text:style-name="T29_59">.<text:s/>"</text:span><text:span text:style-name="T29_60">localhost</text:span><text:span text:style-name="T29_61">"<text:s/></text:span><text:span text:style-name="T29_62">is</text:span><text:span text:style-name="T29_63"><text:s/></text:span><text:span text:style-name="T29_64">the</text:span><text:span text:style-name="T29_65"><text:s/></text:span><text:span text:style-name="T29_66">domain</text:span><text:span text:style-name="T29_67"><text:s/></text:span><text:span text:style-name="T29_68">name</text:span><text:span text:style-name="T29_69"><text:s/></text:span><text:span text:style-name="T29_70">for</text:span><text:span text:style-name="T29_71"><text:s/></text:span><text:span text:style-name="T29_72">your</text:span><text:span text:style-name="T29_73"><text:s/></text:span><text:span text:style-name="T29_74">computer</text:span><text:span text:style-name="T29_75">.<text:s/></text:span><text:span text:style-name="T29_76">Other</text:span><text:span text:style-name="T29_77"><text:s/></text:span><text:span text:style-name="T29_78">domain</text:span><text:span text:style-name="T29_79"><text:s/></text:span><text:span text:style-name="T29_80">names</text:span><text:span text:style-name="T29_81">,<text:s/></text:span><text:span text:style-name="T29_82">like</text:span><text:span text:style-name="T29_83"><text:s/></text:span><text:span text:style-name="T29_84">www</text:span><text:span text:style-name="T29_85">.</text:span><text:span text:style-name="T29_86">google</text:span><text:span text:style-name="T29_87">.</text:span><text:span text:style-name="T29_88">com</text:span><text:span text:style-name="T29_89"><text:s/></text:span><text:span text:style-name="T29_90">or</text:span><text:span text:style-name="T29_91"><text:s/></text:span><text:span text:style-name="T29_92">www</text:span><text:span text:style-name="T29_93">.</text:span><text:span text:style-name="T29_94">etsy</text:span><text:span text:style-name="T29_95">.</text:span><text:span text:style-name="T29_96">com</text:span><text:span text:style-name="T29_97">,<text:s/></text:span><text:span text:style-name="T29_98">refer</text:span><text:span text:style-name="T29_99"><text:s/></text:span><text:span text:style-name="T29_100">to</text:span><text:span text:style-name="T29_101"><text:s/></text:span><text:span text:style-name="T29_102">other</text:span><text:span text:style-name="T29_103"><text:s/></text:span><text:span text:style-name="T29_104">companies</text:span><text:span text:style-name="T29_105">'<text:s/></text:span><text:span text:style-name="T29_106">computers</text:span><text:span text:style-name="T29_107">.<text:s/></text:span><text:span text:style-name="T29_108">What</text:span><text:span text:style-name="T29_109"><text:s/></text:span><text:span text:style-name="T29_110">does</text:span><text:span text:style-name="T29_111"><text:s/></text:span><text:span text:style-name="T29_112">the</text:span><text:span text:style-name="T29_113"><text:s/>":8080"<text:s/></text:span><text:span text:style-name="T29_114">at</text:span><text:span text:style-name="T29_115"><text:s/></text:span><text:span text:style-name="T29_116">the</text:span><text:span text:style-name="T29_117"><text:s/></text:span><text:span text:style-name="T29_118">end</text:span><text:span text:style-name="T29_119"><text:s/></text:span><text:span text:style-name="T29_120">of</text:span><text:span text:style-name="T29_121"><text:s/></text:span><text:span text:style-name="T29_122">address</text:span><text:span text:style-name="T29_123"><text:s/></text:span><text:span text:style-name="T29_124">mean</text:span><text:span text:style-name="T29_125">?<text:s/></text:span><text:span text:style-name="T29_126">Try</text:span><text:span text:style-name="T29_127"><text:s/></text:span><text:span text:style-name="T29_128">googling</text:span><text:span text:style-name="T29_129"><text:s/></text:span><text:span text:style-name="T29_130">around</text:span><text:span text:style-name="T29_131"><text:s/></text:span><text:span text:style-name="T29_132">for</text:span><text:span text:style-name="T29_133"><text:s/></text:span><text:span text:style-name="T29_134">the</text:span><text:span text:style-name="T29_135"><text:s/></text:span><text:span text:style-name="T29_136">parts</text:span><text:span text:style-name="T29_137"><text:s/></text:span><text:span text:style-name="T29_138">of</text:span><text:span text:style-name="T29_139"><text:s/></text:span><text:span text:style-name="T29_140">a</text:span><text:span text:style-name="T29_141"><text:s/></text:span><text:span text:style-name="T29_142">URL</text:span><text:span text:style-name="T29_143">.<text:line-break/><text:line-break/>(</text:span><text:span text:style-name="T29_144">Don</text:span><text:span text:style-name="T29_145">'</text:span><text:span text:style-name="T29_146">t</text:span><text:span text:style-name="T29_147"><text:s/></text:span><text:span text:style-name="T29_148">have</text:span><text:span text:style-name="T29_149"><text:s/></text:span><text:span text:style-name="T29_150">a</text:span><text:span text:style-name="T29_151"><text:s/></text:span><text:span text:style-name="T29_152">web</text:span><text:span text:style-name="T29_153"><text:s/></text:span><text:span text:style-name="T29_154">browser</text:span><text:span text:style-name="T29_155"><text:s/></text:span><text:span text:style-name="T29_156">on</text:span><text:span text:style-name="T29_157"><text:s/></text:span><text:span text:style-name="T29_158">your</text:span><text:span text:style-name="T29_159"><text:s/></text:span><text:span text:style-name="T29_160">Linux</text:span><text:span text:style-name="T29_161">?<text:s/></text:span><text:span text:style-name="T29_162">You</text:span><text:span text:style-name="T29_163"><text:s/></text:span><text:span text:style-name="T29_164">can</text:span><text:span text:style-name="T29_165"><text:s/></text:span><text:span text:style-name="T29_166">at</text:span><text:span text:style-name="T29_167"><text:s/></text:span><text:span text:style-name="T29_168">least</text:span><text:span text:style-name="T29_169"><text:s/></text:span><text:span text:style-name="T29_170">see</text:span><text:span text:style-name="T29_171"><text:s/></text:span><text:span text:style-name="T29_172">the</text:span><text:span text:style-name="T29_173"><text:s/></text:span><text:span text:style-name="T29_174">website</text:span><text:span text:style-name="T29_175">'</text:span><text:span text:style-name="T29_176">s</text:span><text:span text:style-name="T29_177"><text:s/></text:span><text:span text:style-name="T29_178">HTML</text:span><text:span text:style-name="T29_179"><text:s/></text:span><text:span text:style-name="T29_180">by</text:span><text:span text:style-name="T29_181"><text:s/></text:span><text:span text:style-name="T29_182">running</text:span><text:span text:style-name="T29_183"><text:s/>"</text:span><text:span text:style-name="T29_184">curl</text:span><text:span text:style-name="T29_185"><text:s/></text:span><text:span text:style-name="T29_186"><text:a xlink:type="simple" xlink:href="http://localhost:8080"><text:span text:style-name="T29_187">http</text:span></text:a></text:span><text:span text:style-name="T29_188"><text:a xlink:type="simple" xlink:href="http://localhost:8080"><text:span text:style-name="T29_189">://</text:span></text:a></text:span><text:span text:style-name="T29_190"><text:a xlink:type="simple" xlink:href="http://localhost:8080"><text:span text:style-name="T29_191">localhost</text:span></text:a></text:span><text:span text:style-name="T29_192"><text:a xlink:type="simple" xlink:href="http://localhost:8080"><text:span text:style-name="T29_193">:8080</text:span></text:a></text:span><text:span text:style-name="T29_194">".<text:s/></text:span><text:span text:style-name="T29_195">Don</text:span><text:span text:style-name="T29_196">'</text:span><text:span text:style-name="T29_197">t</text:span><text:span text:style-name="T29_198"><text:s/></text:span><text:span text:style-name="T29_199">have</text:span><text:span text:style-name="T29_200"><text:s/></text:span><text:span text:style-name="T29_201">curl</text:span><text:span text:style-name="T29_202">?<text:s/></text:span><text:span text:style-name="T29_203">Install</text:span><text:span text:style-name="T29_204"><text:s/></text:span><text:span text:style-name="T29_205">it</text:span><text:span text:style-name="T29_206">.)<text:line-break/></text:span></text:p>
            </text:list-item>
            <text:list-item>
              <text:p text:style-name="P30"><text:span text:style-name="T30_1">Your</text:span><text:span text:style-name="T30_2"><text:s/></text:span><text:span text:style-name="T30_3">website</text:span><text:span text:style-name="T30_4"><text:s/></text:span><text:span text:style-name="T30_5">is</text:span><text:span text:style-name="T30_6"><text:s/></text:span><text:span text:style-name="T30_7">just</text:span><text:span text:style-name="T30_8"><text:s/></text:span><text:span text:style-name="T30_9">a</text:span><text:span text:style-name="T30_10"><text:s/></text:span><text:span text:style-name="T30_11">process</text:span><text:span text:style-name="T30_12"><text:s/></text:span><text:span text:style-name="T30_13">running</text:span><text:span text:style-name="T30_14"><text:s/></text:span><text:span text:style-name="T30_15">in</text:span><text:span text:style-name="T30_16"><text:s/></text:span><text:span text:style-name="T30_17">your</text:span><text:span text:style-name="T30_18"><text:s/></text:span><text:span text:style-name="T30_19">Linux</text:span><text:span text:style-name="T30_20">.<text:s/></text:span><text:span text:style-name="T30_21">To</text:span><text:span text:style-name="T30_22"><text:s/></text:span><text:span text:style-name="T30_23">see</text:span><text:span text:style-name="T30_24"><text:s/></text:span><text:span text:style-name="T30_25">that</text:span><text:span text:style-name="T30_26"><text:s/></text:span><text:span text:style-name="T30_27">process</text:span><text:span text:style-name="T30_28">,<text:s/></text:span><text:span text:style-name="T30_29">look</text:span><text:span text:style-name="T30_30"><text:s/></text:span><text:span text:style-name="T30_31">for</text:span><text:span text:style-name="T30_32"><text:s/></text:span><text:span text:style-name="T30_33">all</text:span><text:span text:style-name="T30_34"><text:s/></text:span><text:span text:style-name="T30_35">the</text:span><text:span text:style-name="T30_36"><text:s/></text:span><text:span text:style-name="T30_37">Python</text:span><text:span text:style-name="T30_38"><text:s/></text:span><text:span text:style-name="T30_39">processes</text:span><text:span text:style-name="T30_40"><text:s/></text:span><text:span text:style-name="T30_41">on</text:span><text:span text:style-name="T30_42"><text:s/></text:span><text:span text:style-name="T30_43">your</text:span><text:span text:style-name="T30_44"><text:s/></text:span><text:span text:style-name="T30_45">computer</text:span><text:span text:style-name="T30_46">:<text:s/></text:span><text:span text:style-name="T30_47">ps</text:span><text:span text:style-name="T30_48"><text:s/></text:span><text:span text:style-name="T30_49">aux</text:span><text:span text:style-name="T30_50"><text:s/>|<text:s/></text:span><text:span text:style-name="T30_51">grep</text:span><text:span text:style-name="T30_52"><text:s/></text:span><text:span text:style-name="T30_53">python</text:span><text:span text:style-name="T30_54">.<text:s/></text:span><text:span text:style-name="T30_55">There</text:span><text:span text:style-name="T30_56"><text:s/></text:span><text:span text:style-name="T30_57">may</text:span><text:span text:style-name="T30_58"><text:s/></text:span><text:span text:style-name="T30_59">be</text:span><text:span text:style-name="T30_60"><text:s/></text:span><text:span text:style-name="T30_61">other</text:span><text:span text:style-name="T30_62"><text:s/></text:span><text:span text:style-name="T30_63">Python</text:span><text:span text:style-name="T30_64"><text:s/></text:span><text:span text:style-name="T30_65">processes</text:span><text:span text:style-name="T30_66"><text:s/>--<text:s/></text:span><text:span text:style-name="T30_67">which</text:span><text:span text:style-name="T30_68"><text:s/></text:span><text:span text:style-name="T30_69">one</text:span><text:span text:style-name="T30_70"><text:s/></text:span><text:span text:style-name="T30_71">corresponds</text:span><text:span text:style-name="T30_72"><text:s/></text:span><text:span text:style-name="T30_73">to</text:span><text:span text:style-name="T30_74"><text:s/></text:span><text:span text:style-name="T30_75">your</text:span><text:span text:style-name="T30_76"><text:s/></text:span><text:span text:style-name="T30_77">website</text:span><text:span text:style-name="T30_78">?<text:s/></text:span><text:span text:style-name="T30_79">What</text:span><text:span text:style-name="T30_80">'</text:span><text:span text:style-name="T30_81">s</text:span><text:span text:style-name="T30_82"><text:s/></text:span><text:span text:style-name="T30_83">its</text:span><text:span text:style-name="T30_84"><text:s/></text:span><text:span text:style-name="T30_85">PID</text:span><text:span text:style-name="T30_86">?<text:s/></text:span><text:span text:style-name="T30_87">Who</text:span><text:span text:style-name="T30_88"><text:s/></text:span><text:span text:style-name="T30_89">owns</text:span><text:span text:style-name="T30_90"><text:s/></text:span><text:span text:style-name="T30_91">the</text:span><text:span text:style-name="T30_92"><text:s/></text:span><text:span text:style-name="T30_93">process</text:span><text:span text:style-name="T30_94">?<text:line-break/></text:span></text:p>
            </text:list-item>
            <text:list-item>
              <text:p text:style-name="P31"><text:span text:style-name="T31_1">Now</text:span><text:span text:style-name="T31_2"><text:s/></text:span><text:span text:style-name="T31_3">bring</text:span><text:span text:style-name="T31_4"><text:s/></text:span><text:span text:style-name="T31_5">down</text:span><text:span text:style-name="T31_6"><text:s/></text:span><text:span text:style-name="T31_7">your</text:span><text:span text:style-name="T31_8"><text:s/></text:span><text:span text:style-name="T31_9">website</text:span><text:span text:style-name="T31_10">.<text:s/></text:span><text:span text:style-name="T31_11">There</text:span><text:span text:style-name="T31_12"><text:s/></text:span><text:span text:style-name="T31_13">are</text:span><text:span text:style-name="T31_14"><text:s/></text:span><text:span text:style-name="T31_15">a</text:span><text:span text:style-name="T31_16"><text:s/></text:span><text:span text:style-name="T31_17">couple</text:span><text:span text:style-name="T31_18"><text:s/></text:span><text:span text:style-name="T31_19">different</text:span><text:span text:style-name="T31_20"><text:s/></text:span><text:span text:style-name="T31_21">ways</text:span><text:span text:style-name="T31_22">.<text:s/></text:span><text:span text:style-name="T31_23">If</text:span><text:span text:style-name="T31_24"><text:s/></text:span><text:span text:style-name="T31_25">you</text:span><text:span text:style-name="T31_26">'</text:span><text:span text:style-name="T31_27">re</text:span><text:span text:style-name="T31_28"><text:s/></text:span><text:span text:style-name="T31_29">familiar</text:span><text:span text:style-name="T31_30"><text:s/></text:span><text:span text:style-name="T31_31">with</text:span><text:span text:style-name="T31_32"><text:s/></text:span><text:span text:style-name="T31_33">the</text:span><text:span text:style-name="T31_34"><text:s/></text:span><text:span text:style-name="T31_35">fg</text:span><text:span text:style-name="T31_36"><text:s/></text:span><text:span text:style-name="T31_37">command</text:span><text:span text:style-name="T31_38">,<text:s/></text:span><text:span text:style-name="T31_39">you</text:span><text:span text:style-name="T31_40"><text:s/></text:span><text:span text:style-name="T31_41">can</text:span><text:span text:style-name="T31_42"><text:s/></text:span><text:span text:style-name="T31_43">use</text:span><text:span text:style-name="T31_44"><text:s/></text:span><text:span text:style-name="T31_45">it</text:span><text:span text:style-name="T31_46"><text:s/></text:span><text:span text:style-name="T31_47">to</text:span><text:span text:style-name="T31_48"><text:s/></text:span><text:span text:style-name="T31_49">bring</text:span><text:span text:style-name="T31_50"><text:s/></text:span><text:span text:style-name="T31_51">your</text:span><text:span text:style-name="T31_52"><text:s/></text:span><text:span text:style-name="T31_53">command</text:span><text:span text:style-name="T31_54"><text:s/></text:span><text:span text:style-name="T31_55">to</text:span><text:span text:style-name="T31_56"><text:s/></text:span><text:span text:style-name="T31_57">the</text:span><text:span text:style-name="T31_58"><text:s/></text:span><text:span text:style-name="T31_59">foreground</text:span><text:span text:style-name="T31_60"><text:s/></text:span><text:span text:style-name="T31_61">and</text:span><text:span text:style-name="T31_62"><text:s/></text:span><text:span text:style-name="T31_63">kill</text:span><text:span text:style-name="T31_64"><text:s/></text:span><text:span text:style-name="T31_65">it</text:span><text:span text:style-name="T31_66"><text:s/></text:span><text:span text:style-name="T31_67">with</text:span><text:span text:style-name="T31_68"><text:s/></text:span><text:span text:style-name="T31_69">Ctrl</text:span><text:span text:style-name="T31_70">-</text:span><text:span text:style-name="T31_71">C</text:span><text:span text:style-name="T31_72">.<text:s/></text:span><text:span text:style-name="T31_73">If</text:span><text:span text:style-name="T31_74"><text:s/></text:span><text:span text:style-name="T31_75">you</text:span><text:span text:style-name="T31_76">'</text:span><text:span text:style-name="T31_77">re</text:span><text:span text:style-name="T31_78"><text:s/></text:span><text:span text:style-name="T31_79">not</text:span><text:span text:style-name="T31_80"><text:s/></text:span><text:span text:style-name="T31_81">familiar</text:span><text:span text:style-name="T31_82"><text:s/></text:span><text:span text:style-name="T31_83">with</text:span><text:span text:style-name="T31_84"><text:s/></text:span><text:span text:style-name="T31_85">fg</text:span><text:span text:style-name="T31_86">,<text:s/></text:span><text:span text:style-name="T31_87">you</text:span><text:span text:style-name="T31_88"><text:s/></text:span><text:span text:style-name="T31_89">can</text:span><text:span text:style-name="T31_90"><text:s/></text:span><text:span text:style-name="T31_91">kill</text:span><text:span text:style-name="T31_92"><text:s/></text:span><text:span text:style-name="T31_93">the</text:span><text:span text:style-name="T31_94"><text:s/></text:span><text:span text:style-name="T31_95">website</text:span><text:span text:style-name="T31_96">'</text:span><text:span text:style-name="T31_97">s</text:span><text:span text:style-name="T31_98"><text:s/></text:span><text:span text:style-name="T31_99">process</text:span><text:span text:style-name="T31_100"><text:s/></text:span><text:span text:style-name="T31_101">directly</text:span><text:span text:style-name="T31_102"><text:s/></text:span><text:span text:style-name="T31_103">by</text:span><text:span text:style-name="T31_104"><text:s/></text:span><text:span text:style-name="T31_105">running</text:span><text:span text:style-name="T31_106"><text:s/>"</text:span><text:span text:style-name="T31_107">kill</text:span><text:span text:style-name="T31_108"><text:s/></text:span><text:span text:style-name="T31_109">PID</text:span><text:span text:style-name="T31_110">",<text:s/></text:span><text:span text:style-name="T31_111">replacing</text:span><text:span text:style-name="T31_112"><text:s/>"</text:span><text:span text:style-name="T31_113">PID</text:span><text:span text:style-name="T31_114">"<text:s/></text:span><text:span text:style-name="T31_115">with</text:span><text:span text:style-name="T31_116"><text:s/></text:span><text:span text:style-name="T31_117">its</text:span><text:span text:style-name="T31_118"><text:s/></text:span><text:span text:style-name="T31_119">PID</text:span><text:span text:style-name="T31_120">.<text:s/></text:span><text:span text:style-name="T31_121">Not</text:span><text:span text:style-name="T31_122"><text:s/></text:span><text:span text:style-name="T31_123">sure</text:span><text:span text:style-name="T31_124"><text:s/></text:span><text:span text:style-name="T31_125">if</text:span><text:span text:style-name="T31_126"><text:s/></text:span><text:span text:style-name="T31_127">you</text:span><text:span text:style-name="T31_128"><text:s/></text:span><text:span text:style-name="T31_129">killed</text:span><text:span text:style-name="T31_130"><text:s/></text:span><text:span text:style-name="T31_131">it</text:span><text:span text:style-name="T31_132">?<text:s/></text:span><text:span text:style-name="T31_133">Check</text:span><text:span text:style-name="T31_134"><text:s/></text:span><text:span text:style-name="T31_135">ps</text:span><text:span text:style-name="T31_136"><text:s/></text:span><text:span text:style-name="T31_137">aux</text:span><text:span text:style-name="T31_138"><text:s/>|<text:s/></text:span><text:span text:style-name="T31_139">grep</text:span><text:span text:style-name="T31_140"><text:s/></text:span><text:span text:style-name="T31_141">python</text:span><text:span text:style-name="T31_142"><text:s/></text:span><text:span text:style-name="T31_143">to</text:span><text:span text:style-name="T31_144"><text:s/></text:span><text:span text:style-name="T31_145">see</text:span><text:span text:style-name="T31_146"><text:s/></text:span><text:span text:style-name="T31_147">if</text:span><text:span text:style-name="T31_148"><text:s/></text:span><text:span text:style-name="T31_149">it</text:span><text:span text:style-name="T31_150">'</text:span><text:span text:style-name="T31_151">s</text:span><text:span text:style-name="T31_152"><text:s/></text:span><text:span text:style-name="T31_153">still</text:span><text:span text:style-name="T31_154"><text:s/></text:span><text:span text:style-name="T31_155">there</text:span><text:span text:style-name="T31_156">.<text:s/></text:span><text:span text:style-name="T31_157">Go</text:span><text:span text:style-name="T31_158"><text:s/></text:span><text:span text:style-name="T31_159">back</text:span><text:span text:style-name="T31_160"><text:s/></text:span><text:span text:style-name="T31_161">to</text:span><text:span text:style-name="T31_162"><text:s/></text:span><text:span text:style-name="T31_163">your</text:span><text:span text:style-name="T31_164"><text:s/></text:span><text:span text:style-name="T31_165">browser</text:span><text:span text:style-name="T31_166"><text:s/></text:span><text:span text:style-name="T31_167">and</text:span><text:span text:style-name="T31_168"><text:s/></text:span><text:span text:style-name="T31_169">try</text:span><text:span text:style-name="T31_170"><text:s/></text:span><text:span text:style-name="T31_171">visiting</text:span><text:span text:style-name="T31_172"><text:s/></text:span><text:span text:style-name="T31_173">your</text:span><text:span text:style-name="T31_174"><text:s/></text:span><text:span text:style-name="T31_175">website</text:span><text:span text:style-name="T31_176"><text:s/></text:span><text:span text:style-name="T31_177">again</text:span><text:span text:style-name="T31_178">.<text:s/></text:span><text:span text:style-name="T31_179">What</text:span><text:span text:style-name="T31_180"><text:s/></text:span><text:span text:style-name="T31_181">happens</text:span><text:span text:style-name="T31_182">?<text:line-break/><text:line-break/></text:span><text:span text:style-name="T31_183">The</text:span><text:span text:style-name="T31_184"><text:s/></text:span><text:span text:style-name="T31_185">website</text:span><text:span text:style-name="T31_186"><text:s/></text:span><text:span text:style-name="T31_187">you</text:span><text:span text:style-name="T31_188"><text:s/></text:span><text:span text:style-name="T31_189">started</text:span><text:span text:style-name="T31_190"><text:s/></text:span><text:span text:style-name="T31_191">was</text:span><text:span text:style-name="T31_192"><text:s/></text:span><text:span text:style-name="T31_193">just</text:span><text:span text:style-name="T31_194"><text:s/></text:span><text:span text:style-name="T31_195">a</text:span><text:span text:style-name="T31_196"><text:s/></text:span><text:span text:style-name="T31_197">process</text:span><text:span text:style-name="T31_198"><text:s/></text:span><text:span text:style-name="T31_199">running</text:span><text:span text:style-name="T31_200"><text:s/></text:span><text:span text:style-name="T31_201">in</text:span><text:span text:style-name="T31_202"><text:s/></text:span><text:span text:style-name="T31_203">Linux</text:span><text:span text:style-name="T31_204">.<text:s/></text:span><text:span text:style-name="T31_205">Run</text:span><text:span text:style-name="T31_206"><text:s/></text:span><text:span text:style-name="T31_207">a</text:span><text:span text:style-name="T31_208"><text:s/></text:span><text:span text:style-name="T31_209">command</text:span><text:span text:style-name="T31_210"><text:s/></text:span><text:span text:style-name="T31_211">and</text:span><text:span text:style-name="T31_212"><text:s/></text:span><text:span text:style-name="T31_213">start</text:span><text:span text:style-name="T31_214"><text:s/></text:span><text:span text:style-name="T31_215">the</text:span><text:span text:style-name="T31_216"><text:s/></text:span><text:span text:style-name="T31_217">process</text:span><text:span text:style-name="T31_218">,<text:s/></text:span><text:span text:style-name="T31_219">and</text:span><text:span text:style-name="T31_220"><text:s/></text:span><text:span text:style-name="T31_221">the</text:span><text:span text:style-name="T31_222"><text:s/></text:span><text:span text:style-name="T31_223">website</text:span><text:span text:style-name="T31_224"><text:s/></text:span><text:span text:style-name="T31_225">comes</text:span><text:span text:style-name="T31_226"><text:s/></text:span><text:span text:style-name="T31_227">up</text:span><text:span text:style-name="T31_228">.<text:s/></text:span><text:span text:style-name="T31_229">Kill</text:span><text:span text:style-name="T31_230"><text:s/></text:span><text:span text:style-name="T31_231">the</text:span><text:span text:style-name="T31_232"><text:s/></text:span><text:span text:style-name="T31_233">process</text:span><text:span text:style-name="T31_234">,<text:s/></text:span><text:span text:style-name="T31_235">and</text:span><text:span text:style-name="T31_236"><text:s/></text:span><text:span text:style-name="T31_237">the</text:span><text:span text:style-name="T31_238"><text:s/></text:span><text:span text:style-name="T31_239">website</text:span><text:span text:style-name="T31_240"><text:s/></text:span><text:span text:style-name="T31_241">goes</text:span><text:span text:style-name="T31_242"><text:s/></text:span><text:span text:style-name="T31_243">down</text:span><text:span text:style-name="T31_244">.<text:line-break/><text:line-break/></text:span></text:p>
            </text:list-item>
          </text:list>
        </text:list-item>
        <text:list-item>
          <text:p text:style-name="P32"><text:span text:style-name="T32_1">(</text:span><text:span text:style-name="T32_2">Optional</text:span><text:span text:style-name="T32_3">)<text:s/></text:span><text:span text:style-name="T32_4">Do</text:span><text:span text:style-name="T32_5"><text:s/></text:span><text:span text:style-name="T32_6">this</text:span><text:span text:style-name="T32_7"><text:s/></text:span><text:span text:style-name="T32_8">exercise</text:span><text:span text:style-name="T32_9"><text:s/></text:span><text:span text:style-name="T32_10">if</text:span><text:span text:style-name="T32_11"><text:s/></text:span><text:span text:style-name="T32_12">you</text:span><text:span text:style-name="T32_13">'</text:span><text:span text:style-name="T32_14">re</text:span><text:span text:style-name="T32_15"><text:s/></text:span><text:span text:style-name="T32_16">interested</text:span><text:span text:style-name="T32_17"><text:s/></text:span><text:span text:style-name="T32_18">in</text:span><text:span text:style-name="T32_19"><text:s/></text:span><text:span text:style-name="T32_20">databases</text:span><text:span text:style-name="T32_21"><text:s/>(</text:span><text:span text:style-name="T32_22">especially</text:span><text:span text:style-name="T32_23"><text:s/></text:span><text:span text:style-name="T32_24">MySQL</text:span><text:span text:style-name="T32_25">)<text:s/></text:span><text:span text:style-name="T32_26">or</text:span><text:span text:style-name="T32_27"><text:s/></text:span><text:span text:style-name="T32_28">you</text:span><text:span text:style-name="T32_29"><text:s/></text:span><text:span text:style-name="T32_30">want</text:span><text:span text:style-name="T32_31"><text:s/></text:span><text:span text:style-name="T32_32">more</text:span><text:span text:style-name="T32_33"><text:s/></text:span><text:span text:style-name="T32_34">practice</text:span><text:span text:style-name="T32_35"><text:s/></text:span><text:span text:style-name="T32_36">with</text:span><text:span text:style-name="T32_37"><text:s/></text:span><text:span text:style-name="T32_38">system</text:span><text:span text:style-name="T32_39"><text:s/></text:span><text:span text:style-name="T32_40">administration</text:span><text:span text:style-name="T32_41">.<text:s/></text:span><text:span text:style-name="T32_42">In</text:span><text:span text:style-name="T32_43"><text:s/></text:span><text:span text:style-name="T32_44">technical</text:span><text:span text:style-name="T32_45"><text:s/></text:span><text:span text:style-name="T32_46">parlance</text:span><text:span text:style-name="T32_47">,<text:s/></text:span><text:span text:style-name="T32_48">the</text:span><text:span text:style-name="T32_49"><text:s/></text:span><text:span text:style-name="T32_50">website</text:span><text:span text:style-name="T32_51"><text:s/></text:span><text:span text:style-name="T32_52">we</text:span><text:span text:style-name="T32_53"><text:s/></text:span><text:span text:style-name="T32_54">started</text:span><text:span text:style-name="T32_55"><text:s/></text:span><text:span text:style-name="T32_56">up</text:span><text:span text:style-name="T32_57"><text:s/></text:span><text:span text:style-name="T32_58">in</text:span><text:span text:style-name="T32_59"><text:s/></text:span><text:span text:style-name="T32_60">the</text:span><text:span text:style-name="T32_61"><text:s/></text:span><text:span text:style-name="T32_62">last</text:span><text:span text:style-name="T32_63"><text:s/></text:span><text:span text:style-name="T32_64">exercise</text:span><text:span text:style-name="T32_65"><text:s/></text:span><text:span text:style-name="T32_66">is</text:span><text:span text:style-name="T32_67"><text:s/></text:span><text:span text:style-name="T32_68">called</text:span><text:span text:style-name="T32_69"><text:s/></text:span><text:span text:style-name="T32_70">a</text:span><text:span text:style-name="T32_71"><text:s/></text:span><text:span text:style-name="T32_72">server</text:span><text:span text:style-name="T32_73"><text:s/></text:span><text:span text:style-name="T32_74">because</text:span><text:span text:style-name="T32_75"><text:s/></text:span><text:span text:style-name="T32_76">it</text:span><text:span text:style-name="T32_77"><text:s/></text:span><text:span text:style-name="T32_78">sends</text:span><text:span text:style-name="T32_79"><text:s/></text:span><text:span text:style-name="T32_80">out</text:span><text:span text:style-name="T32_81"><text:s/></text:span><text:span text:style-name="T32_82">data</text:span><text:span text:style-name="T32_83"><text:s/></text:span><text:span text:style-name="T32_84">that</text:span><text:span text:style-name="T32_85"><text:s/></text:span><text:span text:style-name="T32_86">you</text:span><text:span text:style-name="T32_87"><text:s/></text:span><text:span text:style-name="T32_88">ask</text:span><text:span text:style-name="T32_89"><text:s/></text:span><text:span text:style-name="T32_90">it</text:span><text:span text:style-name="T32_91"><text:s/></text:span><text:span text:style-name="T32_92">for</text:span><text:span text:style-name="T32_93"><text:s/>(</text:span><text:span text:style-name="T32_94">in</text:span><text:span text:style-name="T32_95"><text:s/></text:span><text:span text:style-name="T32_96">this</text:span><text:span text:style-name="T32_97"><text:s/></text:span><text:span text:style-name="T32_98">case</text:span><text:span text:style-name="T32_99">,<text:s/></text:span><text:span text:style-name="T32_100">a</text:span><text:span text:style-name="T32_101"><text:s/></text:span><text:span text:style-name="T32_102">webpage</text:span><text:span text:style-name="T32_103">).<text:s/></text:span><text:span text:style-name="T32_104">And</text:span><text:span text:style-name="T32_105"><text:s/></text:span><text:span text:style-name="T32_106">the</text:span><text:span text:style-name="T32_107"><text:s/></text:span><text:span text:style-name="T32_108">web</text:span><text:span text:style-name="T32_109"><text:s/></text:span><text:span text:style-name="T32_110">browser</text:span><text:span text:style-name="T32_111"><text:s/></text:span><text:span text:style-name="T32_112">you</text:span><text:span text:style-name="T32_113"><text:s/></text:span><text:span text:style-name="T32_114">used</text:span><text:span text:style-name="T32_115"><text:s/></text:span><text:span text:style-name="T32_116">is</text:span><text:span text:style-name="T32_117"><text:s/></text:span><text:span text:style-name="T32_118">a</text:span><text:span text:style-name="T32_119"><text:s/></text:span><text:span text:style-name="T32_120">client</text:span><text:span text:style-name="T32_121"><text:s/></text:span><text:span text:style-name="T32_122">because</text:span><text:span text:style-name="T32_123"><text:s/></text:span><text:span text:style-name="T32_124">it</text:span><text:span text:style-name="T32_125"><text:s/></text:span><text:span text:style-name="T32_126">asks</text:span><text:span text:style-name="T32_127"><text:s/></text:span><text:span text:style-name="T32_128">for</text:span><text:span text:style-name="T32_129"><text:s/></text:span><text:span text:style-name="T32_130">data</text:span><text:span text:style-name="T32_131">.<text:s/></text:span><text:span text:style-name="T32_132">The</text:span><text:span text:style-name="T32_133"><text:s/></text:span><text:span text:style-name="T32_134">notion</text:span><text:span text:style-name="T32_135"><text:s/></text:span><text:span text:style-name="T32_136">of</text:span><text:span text:style-name="T32_137"><text:s/></text:span><text:span text:style-name="T32_138">server</text:span><text:span text:style-name="T32_139"><text:s/></text:span><text:span text:style-name="T32_140">and</text:span><text:span text:style-name="T32_141"><text:s/></text:span><text:span text:style-name="T32_142">client</text:span><text:span text:style-name="T32_143"><text:s/></text:span><text:span text:style-name="T32_144">doesn</text:span><text:span text:style-name="T32_145">'</text:span><text:span text:style-name="T32_146">t</text:span><text:span text:style-name="T32_147"><text:s/></text:span><text:span text:style-name="T32_148">just</text:span><text:span text:style-name="T32_149"><text:s/></text:span><text:span text:style-name="T32_150">apply</text:span><text:span text:style-name="T32_151"><text:s/></text:span><text:span text:style-name="T32_152">to</text:span><text:span text:style-name="T32_153"><text:s/></text:span><text:span text:style-name="T32_154">websites</text:span><text:span text:style-name="T32_155">.<text:s/></text:span><text:span text:style-name="T32_156">Within</text:span><text:span text:style-name="T32_157"><text:s/></text:span><text:span text:style-name="T32_158">your</text:span><text:span text:style-name="T32_159"><text:s/></text:span><text:span text:style-name="T32_160">computer</text:span><text:span text:style-name="T32_161"><text:s/></text:span><text:span text:style-name="T32_162">there</text:span><text:span text:style-name="T32_163"><text:s/></text:span><text:span text:style-name="T32_164">are</text:span><text:span text:style-name="T32_165"><text:s/></text:span><text:span text:style-name="T32_166">server</text:span><text:span text:style-name="T32_167"><text:s/></text:span><text:span text:style-name="T32_168">processes</text:span><text:span text:style-name="T32_169"><text:s/></text:span><text:span text:style-name="T32_170">that</text:span><text:span text:style-name="T32_171"><text:s/></text:span><text:span text:style-name="T32_172">run</text:span><text:span text:style-name="T32_173"><text:s/></text:span><text:span text:style-name="T32_174">in</text:span><text:span text:style-name="T32_175"><text:s/></text:span><text:span text:style-name="T32_176">the</text:span><text:span text:style-name="T32_177"><text:s/></text:span><text:span text:style-name="T32_178">background</text:span><text:span text:style-name="T32_179">,<text:s/></text:span><text:span text:style-name="T32_180">ready</text:span><text:span text:style-name="T32_181"><text:s/></text:span><text:span text:style-name="T32_182">to</text:span><text:span text:style-name="T32_183"><text:s/></text:span><text:span text:style-name="T32_184">serve</text:span><text:span text:style-name="T32_185"><text:s/></text:span><text:span text:style-name="T32_186">data</text:span><text:span text:style-name="T32_187">,<text:s/></text:span><text:span text:style-name="T32_188">and</text:span><text:span text:style-name="T32_189"><text:s/></text:span><text:span text:style-name="T32_190">client</text:span><text:span text:style-name="T32_191"><text:s/></text:span><text:span text:style-name="T32_192">commands</text:span><text:span text:style-name="T32_193"><text:s/></text:span><text:span text:style-name="T32_194">that</text:span><text:span text:style-name="T32_195"><text:s/></text:span><text:span text:style-name="T32_196">request</text:span><text:span text:style-name="T32_197"><text:s/></text:span><text:span text:style-name="T32_198">data</text:span><text:span text:style-name="T32_199"><text:s/></text:span><text:span text:style-name="T32_200">from</text:span><text:span text:style-name="T32_201"><text:s/></text:span><text:span text:style-name="T32_202">the</text:span><text:span text:style-name="T32_203"><text:s/></text:span><text:span text:style-name="T32_204">servers</text:span><text:span text:style-name="T32_205"><text:s/></text:span><text:span text:style-name="T32_206">running</text:span><text:span text:style-name="T32_207"><text:s/></text:span><text:span text:style-name="T32_208">in</text:span><text:span text:style-name="T32_209"><text:s/></text:span><text:span text:style-name="T32_210">the</text:span><text:span text:style-name="T32_211"><text:s/></text:span><text:span text:style-name="T32_212">background</text:span><text:span text:style-name="T32_213">.<text:s/></text:span><text:span text:style-name="T32_214">MySQL</text:span><text:span text:style-name="T32_215"><text:s/></text:span><text:span text:style-name="T32_216">is</text:span><text:span text:style-name="T32_217"><text:s/></text:span><text:span text:style-name="T32_218">a</text:span><text:span text:style-name="T32_219"><text:s/></text:span><text:span text:style-name="T32_220">database</text:span><text:span text:style-name="T32_221"><text:s/></text:span><text:span text:style-name="T32_222">that</text:span><text:span text:style-name="T32_223"><text:s/></text:span><text:span text:style-name="T32_224">provides</text:span><text:span text:style-name="T32_225"><text:s/></text:span><text:span text:style-name="T32_226">a</text:span><text:span text:style-name="T32_227">)<text:s/></text:span><text:span text:style-name="T32_228">a</text:span><text:span text:style-name="T32_229"><text:s/></text:span><text:span text:style-name="T32_230">server</text:span><text:span text:style-name="T32_231"><text:s/></text:span><text:span text:style-name="T32_232">providing</text:span><text:span text:style-name="T32_233"><text:s/></text:span><text:span text:style-name="T32_234">data</text:span><text:span text:style-name="T32_235"><text:s/></text:span><text:span text:style-name="T32_236">from</text:span><text:span text:style-name="T32_237"><text:s/></text:span><text:span text:style-name="T32_238">a</text:span><text:span text:style-name="T32_239"><text:s/></text:span><text:span text:style-name="T32_240">database</text:span><text:span text:style-name="T32_241">,<text:s/></text:span><text:span text:style-name="T32_242">and</text:span><text:span text:style-name="T32_243"><text:s/></text:span><text:span text:style-name="T32_244">b</text:span><text:span text:style-name="T32_245">)<text:s/></text:span><text:span text:style-name="T32_246">a</text:span><text:span text:style-name="T32_247"><text:s/></text:span><text:span text:style-name="T32_248">client</text:span><text:span text:style-name="T32_249"><text:s/></text:span><text:span text:style-name="T32_250">for</text:span><text:span text:style-name="T32_251"><text:s/></text:span><text:span text:style-name="T32_252">asking</text:span><text:span text:style-name="T32_253"><text:s/></text:span><text:span text:style-name="T32_254">for</text:span><text:span text:style-name="T32_255"><text:s/></text:span><text:span text:style-name="T32_256">that</text:span><text:span text:style-name="T32_257"><text:s/></text:span><text:span text:style-name="T32_258">data</text:span><text:span text:style-name="T32_259">.<text:line-break/></text:span></text:p>
          <text:list>
            <text:list-item>
              <text:p text:style-name="P33"><text:span text:style-name="T33_1">Install</text:span><text:span text:style-name="T33_2"><text:s/></text:span><text:span text:style-name="T33_3">MySQL</text:span><text:span text:style-name="T33_4"><text:s/></text:span><text:span text:style-name="T33_5">with</text:span><text:span text:style-name="T33_6"><text:s/>"</text:span><text:span text:style-name="T33_7">apt</text:span><text:span text:style-name="T33_8">-</text:span><text:span text:style-name="T33_9">get</text:span><text:span text:style-name="T33_10"><text:s/></text:span><text:span text:style-name="T33_11">install</text:span><text:span text:style-name="T33_12"><text:s/></text:span><text:span text:style-name="T33_13">mysql</text:span><text:span text:style-name="T33_14">-</text:span><text:span text:style-name="T33_15">server</text:span><text:span text:style-name="T33_16">"<text:s/></text:span><text:span text:style-name="T33_17">or</text:span><text:span text:style-name="T33_18"><text:s/>"</text:span><text:span text:style-name="T33_19">yum</text:span><text:span text:style-name="T33_20"><text:s/></text:span><text:span text:style-name="T33_21">install</text:span><text:span text:style-name="T33_22"><text:s/></text:span><text:span text:style-name="T33_23">mysql</text:span><text:span text:style-name="T33_24">-</text:span><text:span text:style-name="T33_25">server</text:span><text:span text:style-name="T33_26">".<text:s/></text:span><text:span text:style-name="T33_27">When</text:span><text:span text:style-name="T33_28"><text:s/></text:span><text:span text:style-name="T33_29">I</text:span><text:span text:style-name="T33_30"><text:s/></text:span><text:span text:style-name="T33_31">installed</text:span><text:span text:style-name="T33_32"><text:s/></text:span><text:span text:style-name="T33_33">it</text:span><text:span text:style-name="T33_34">,<text:s/></text:span><text:span text:style-name="T33_35">I</text:span><text:span text:style-name="T33_36"><text:s/></text:span><text:span text:style-name="T33_37">was</text:span><text:span text:style-name="T33_38"><text:s/></text:span><text:span text:style-name="T33_39">asked</text:span><text:span text:style-name="T33_40"><text:s/></text:span><text:span text:style-name="T33_41">a</text:span><text:span text:style-name="T33_42"><text:s/></text:span><text:span text:style-name="T33_43">few</text:span><text:span text:style-name="T33_44"><text:s/></text:span><text:span text:style-name="T33_45">times</text:span><text:span text:style-name="T33_46"><text:s/></text:span><text:span text:style-name="T33_47">for</text:span><text:span text:style-name="T33_48"><text:s/></text:span><text:span text:style-name="T33_49">a</text:span><text:span text:style-name="T33_50"><text:s/></text:span><text:span text:style-name="T33_51">password</text:span><text:span text:style-name="T33_52"><text:s/></text:span><text:span text:style-name="T33_53">for</text:span><text:span text:style-name="T33_54"><text:s/></text:span><text:span text:style-name="T33_55">the</text:span><text:span text:style-name="T33_56"><text:s/></text:span><text:span text:style-name="T33_57">MySQL</text:span><text:span text:style-name="T33_58"><text:s/></text:span><text:span text:style-name="T33_59">root</text:span><text:span text:style-name="T33_60"><text:s/></text:span><text:span text:style-name="T33_61">user</text:span><text:span text:style-name="T33_62"><text:s/></text:span><text:span text:style-name="T33_63">(</text:span><text:span text:style-name="T33_64">not</text:span><text:span text:style-name="T33_65"><text:s/></text:span><text:span text:style-name="T33_66">the</text:span><text:span text:style-name="T33_67"><text:s/></text:span><text:span text:style-name="T33_68">same</text:span><text:span text:style-name="T33_69"><text:s/></text:span><text:span text:style-name="T33_70">as</text:span><text:span text:style-name="T33_71"><text:s/></text:span><text:span text:style-name="T33_72">your</text:span><text:span text:style-name="T33_73"><text:s/></text:span><text:span text:style-name="T33_74">Linux</text:span><text:span text:style-name="T33_75">'</text:span><text:span text:style-name="T33_76">s</text:span><text:span text:style-name="T33_77"><text:s/></text:span><text:span text:style-name="T33_78">root</text:span><text:span text:style-name="T33_79"><text:s/></text:span><text:span text:style-name="T33_80">user</text:span><text:span text:style-name="T33_81">),<text:s/></text:span><text:span text:style-name="T33_82">and</text:span><text:span text:style-name="T33_83"><text:s/></text:span><text:span text:style-name="T33_84">I</text:span><text:span text:style-name="T33_85"><text:s/></text:span><text:span text:style-name="T33_86">just</text:span><text:span text:style-name="T33_87"><text:s/></text:span><text:span text:style-name="T33_88">hit</text:span><text:span text:style-name="T33_89"><text:s/></text:span><text:span text:style-name="T33_90">enter</text:span><text:span text:style-name="T33_91"><text:s/></text:span><text:span text:style-name="T33_92">each</text:span><text:span text:style-name="T33_93"><text:s/></text:span><text:span text:style-name="T33_94">time</text:span><text:span text:style-name="T33_95"><text:s/></text:span><text:span text:style-name="T33_96">to</text:span><text:span text:style-name="T33_97"><text:s/></text:span><text:span text:style-name="T33_98">set</text:span><text:span text:style-name="T33_99"><text:s/></text:span><text:span text:style-name="T33_100">a</text:span><text:span text:style-name="T33_101"><text:s/></text:span><text:span text:style-name="T33_102">blank</text:span><text:span text:style-name="T33_103"><text:s/></text:span><text:span text:style-name="T33_104">password</text:span><text:span text:style-name="T33_105">.<text:line-break/></text:span></text:p>
            </text:list-item>
            <text:list-item>
              <text:p text:style-name="P34"><text:span text:style-name="T34_1">Confirm</text:span><text:span text:style-name="T34_2"><text:s/></text:span><text:span text:style-name="T34_3">the</text:span><text:span text:style-name="T34_4"><text:s/></text:span><text:span text:style-name="T34_5">installation</text:span><text:span text:style-name="T34_6"><text:s/></text:span><text:span text:style-name="T34_7">with</text:span><text:span text:style-name="T34_8"><text:s/></text:span><text:span text:style-name="T34_9">mysql</text:span><text:span text:style-name="T34_10"><text:s/>--</text:span><text:span text:style-name="T34_11">version</text:span><text:span text:style-name="T34_12">.<text:s/></text:span><text:span text:style-name="T34_13">Check</text:span><text:span text:style-name="T34_14"><text:s/></text:span><text:span text:style-name="T34_15">that</text:span><text:span text:style-name="T34_16"><text:s/></text:span><text:span text:style-name="T34_17">the</text:span><text:span text:style-name="T34_18"><text:s/></text:span><text:span text:style-name="T34_19">mysql</text:span><text:span text:style-name="T34_20"><text:s/></text:span><text:span text:style-name="T34_21">server</text:span><text:span text:style-name="T34_22"><text:s/></text:span><text:span text:style-name="T34_23">is</text:span><text:span text:style-name="T34_24"><text:s/></text:span><text:span text:style-name="T34_25">running</text:span><text:span text:style-name="T34_26"><text:s/></text:span><text:span text:style-name="T34_27">with</text:span><text:span text:style-name="T34_28"><text:s/></text:span><text:span text:style-name="T34_29">sudo</text:span><text:span text:style-name="T34_30"><text:s/></text:span><text:span text:style-name="T34_31">service</text:span><text:span text:style-name="T34_32"><text:s/></text:span><text:span text:style-name="T34_33">mysql</text:span><text:span text:style-name="T34_34"><text:s/></text:span><text:span text:style-name="T34_35">status</text:span><text:span text:style-name="T34_36">.<text:s/>(</text:span><text:span text:style-name="T34_37">On</text:span><text:span text:style-name="T34_38"><text:s/></text:span><text:span text:style-name="T34_39">your</text:span><text:span text:style-name="T34_40"><text:s/></text:span><text:span text:style-name="T34_41">Linux</text:span><text:span text:style-name="T34_42">,<text:s/></text:span><text:span text:style-name="T34_43">you</text:span><text:span text:style-name="T34_44"><text:s/></text:span><text:span text:style-name="T34_45">may</text:span><text:span text:style-name="T34_46"><text:s/></text:span><text:span text:style-name="T34_47">have</text:span><text:span text:style-name="T34_48"><text:s/></text:span><text:span text:style-name="T34_49">to</text:span><text:span text:style-name="T34_50"><text:s/></text:span><text:span text:style-name="T34_51">replace</text:span><text:span text:style-name="T34_52"><text:s/>"</text:span><text:span text:style-name="T34_53">mysql</text:span><text:span text:style-name="T34_54">"<text:s/></text:span><text:span text:style-name="T34_55">with</text:span><text:span text:style-name="T34_56"><text:s/>"</text:span><text:span text:style-name="T34_57">mysqld</text:span><text:span text:style-name="T34_58">",<text:s/></text:span><text:span text:style-name="T34_59">an</text:span><text:span text:style-name="T34_60"><text:s/></text:span><text:span text:style-name="T34_61">alternate</text:span><text:span text:style-name="T34_62"><text:s/></text:span><text:span text:style-name="T34_63">name</text:span><text:span text:style-name="T34_64"><text:s/></text:span><text:span text:style-name="T34_65">for</text:span><text:span text:style-name="T34_66"><text:s/></text:span><text:span text:style-name="T34_67">the</text:span><text:span text:style-name="T34_68"><text:s/></text:span><text:span text:style-name="T34_69">server</text:span><text:span text:style-name="T34_70"><text:s/></text:span><text:span text:style-name="T34_71">process</text:span><text:span text:style-name="T34_72">.)<text:s/></text:span><text:span text:style-name="T34_73">The</text:span><text:span text:style-name="T34_74"><text:s/></text:span><text:span text:style-name="T34_75">server</text:span><text:span text:style-name="T34_76"><text:s/></text:span><text:span text:style-name="T34_77">should</text:span><text:span text:style-name="T34_78"><text:s/></text:span><text:span text:style-name="T34_79">be</text:span><text:span text:style-name="T34_80"><text:s/></text:span><text:span text:style-name="T34_81">running</text:span><text:span text:style-name="T34_82">.<text:s/></text:span><text:span text:style-name="T34_83">If</text:span><text:span text:style-name="T34_84"><text:s/></text:span><text:span text:style-name="T34_85">it</text:span><text:span text:style-name="T34_86">'</text:span><text:span text:style-name="T34_87">s</text:span><text:span text:style-name="T34_88"><text:s/></text:span><text:span text:style-name="T34_89">not</text:span><text:span text:style-name="T34_90">,<text:s/></text:span><text:span text:style-name="T34_91">start</text:span><text:span text:style-name="T34_92"><text:s/></text:span><text:span text:style-name="T34_93">it</text:span><text:span text:style-name="T34_94"><text:s/></text:span><text:span text:style-name="T34_95">up</text:span><text:span text:style-name="T34_96"><text:s/></text:span><text:span text:style-name="T34_97">with</text:span><text:span text:style-name="T34_98"><text:s/></text:span><text:span text:style-name="T34_99">sudo</text:span><text:span text:style-name="T34_100"><text:s/></text:span><text:span text:style-name="T34_101">service</text:span><text:span text:style-name="T34_102"><text:s/></text:span><text:span text:style-name="T34_103">mysql</text:span><text:span text:style-name="T34_104"><text:s/></text:span><text:span text:style-name="T34_105">start</text:span><text:span text:style-name="T34_106">.<text:line-break/></text:span></text:p>
            </text:list-item>
            <text:list-item>
              <text:p text:style-name="P35"><text:span text:style-name="T35_1">Look</text:span><text:span text:style-name="T35_2"><text:s/></text:span><text:span text:style-name="T35_3">for</text:span><text:span text:style-name="T35_4"><text:s/></text:span><text:span text:style-name="T35_5">the</text:span><text:span text:style-name="T35_6"><text:s/></text:span><text:span text:style-name="T35_7">server</text:span><text:span text:style-name="T35_8"><text:s/></text:span><text:span text:style-name="T35_9">process</text:span><text:span text:style-name="T35_10"><text:s/></text:span><text:span text:style-name="T35_11">with</text:span><text:span text:style-name="T35_12"><text:s/></text:span><text:span text:style-name="T35_13">ps</text:span><text:span text:style-name="T35_14"><text:s/></text:span><text:span text:style-name="T35_15">aux</text:span><text:span text:style-name="T35_16"><text:s/>|<text:s/></text:span><text:span text:style-name="T35_17">grep</text:span><text:span text:style-name="T35_18"><text:s/></text:span><text:span text:style-name="T35_19">mysql</text:span><text:span text:style-name="T35_20">.<text:s/></text:span><text:span text:style-name="T35_21">You</text:span><text:span text:style-name="T35_22"><text:s/></text:span><text:span text:style-name="T35_23">might</text:span><text:span text:style-name="T35_24"><text:s/></text:span><text:span text:style-name="T35_25">see</text:span><text:span text:style-name="T35_26"><text:s/></text:span><text:span text:style-name="T35_27">a</text:span><text:span text:style-name="T35_28"><text:s/></text:span><text:span text:style-name="T35_29">couple</text:span><text:span text:style-name="T35_30"><text:s/></text:span><text:span text:style-name="T35_31">different</text:span><text:span text:style-name="T35_32"><text:s/></text:span><text:span text:style-name="T35_33">processes</text:span><text:span text:style-name="T35_34">.<text:s/></text:span><text:span text:style-name="T35_35">What</text:span><text:span text:style-name="T35_36"><text:s/></text:span><text:span text:style-name="T35_37">are</text:span><text:span text:style-name="T35_38"><text:s/></text:span><text:span text:style-name="T35_39">their</text:span><text:span text:style-name="T35_40"><text:s/></text:span><text:span text:style-name="T35_41">PIDs</text:span><text:span text:style-name="T35_42">?<text:s/></text:span><text:span text:style-name="T35_43">Who</text:span><text:span text:style-name="T35_44"><text:s/></text:span><text:span text:style-name="T35_45">owns</text:span><text:span text:style-name="T35_46"><text:s/></text:span><text:span text:style-name="T35_47">which</text:span><text:span text:style-name="T35_48"><text:s/></text:span><text:span text:style-name="T35_49">process</text:span><text:span text:style-name="T35_50">(</text:span><text:span text:style-name="T35_51">es</text:span><text:span text:style-name="T35_52">)?<text:line-break/></text:span></text:p>
            </text:list-item>
            <text:list-item>
              <text:p text:style-name="P36"><text:span text:style-name="T36_1">Start</text:span><text:span text:style-name="T36_2"><text:s/></text:span><text:span text:style-name="T36_3">the</text:span><text:span text:style-name="T36_4"><text:s/></text:span><text:span text:style-name="T36_5">MySQL</text:span><text:span text:style-name="T36_6"><text:s/></text:span><text:span text:style-name="T36_7">client</text:span><text:span text:style-name="T36_8"><text:s/></text:span><text:span text:style-name="T36_9">so</text:span><text:span text:style-name="T36_10"><text:s/></text:span><text:span text:style-name="T36_11">you</text:span><text:span text:style-name="T36_12"><text:s/></text:span><text:span text:style-name="T36_13">can</text:span><text:span text:style-name="T36_14"><text:s/></text:span><text:span text:style-name="T36_15">talk</text:span><text:span text:style-name="T36_16"><text:s/></text:span><text:span text:style-name="T36_17">to</text:span><text:span text:style-name="T36_18"><text:s/></text:span><text:span text:style-name="T36_19">the</text:span><text:span text:style-name="T36_20"><text:s/></text:span><text:span text:style-name="T36_21">server</text:span><text:span text:style-name="T36_22"><text:s/></text:span><text:span text:style-name="T36_23">and</text:span><text:span text:style-name="T36_24"><text:s/></text:span><text:span text:style-name="T36_25">ask</text:span><text:span text:style-name="T36_26"><text:s/></text:span><text:span text:style-name="T36_27">it</text:span><text:span text:style-name="T36_28"><text:s/></text:span><text:span text:style-name="T36_29">for</text:span><text:span text:style-name="T36_30"><text:s/></text:span><text:span text:style-name="T36_31">data</text:span><text:span text:style-name="T36_32">.<text:s/></text:span><text:span text:style-name="T36_33">Run</text:span><text:span text:style-name="T36_34"><text:s/></text:span><text:span text:style-name="T36_35">mysql</text:span><text:span text:style-name="T36_36"><text:s/>-</text:span><text:span text:style-name="T36_37">u</text:span><text:span text:style-name="T36_38"><text:s/></text:span><text:span text:style-name="T36_39">root</text:span><text:span text:style-name="T36_40"><text:s/></text:span><text:span text:style-name="T36_41">to</text:span><text:span text:style-name="T36_42"><text:s/></text:span><text:span text:style-name="T36_43">start</text:span><text:span text:style-name="T36_44"><text:s/></text:span><text:span text:style-name="T36_45">the</text:span><text:span text:style-name="T36_46"><text:s/></text:span><text:span text:style-name="T36_47">client</text:span><text:span text:style-name="T36_48"><text:s/></text:span><text:span text:style-name="T36_49">as</text:span><text:span text:style-name="T36_50"><text:s/></text:span><text:span text:style-name="T36_51">the</text:span><text:span text:style-name="T36_52"><text:s/></text:span><text:span text:style-name="T36_53">MySQL</text:span><text:span text:style-name="T36_54"><text:s/>"</text:span><text:span text:style-name="T36_55">root</text:span><text:span text:style-name="T36_56">"<text:s/></text:span><text:span text:style-name="T36_57">user</text:span><text:span text:style-name="T36_58">.<text:s/></text:span><text:span text:style-name="T36_59">Note</text:span><text:span text:style-name="T36_60"><text:s/></text:span><text:span text:style-name="T36_61">you</text:span><text:span text:style-name="T36_62"><text:s/></text:span><text:span text:style-name="T36_63">don</text:span><text:span text:style-name="T36_64">'</text:span><text:span text:style-name="T36_65">t</text:span><text:span text:style-name="T36_66"><text:s/></text:span><text:span text:style-name="T36_67">need</text:span><text:span text:style-name="T36_68"><text:s/></text:span><text:span text:style-name="T36_69">sudo</text:span><text:span text:style-name="T36_70"><text:s/></text:span><text:span text:style-name="T36_71">for</text:span><text:span text:style-name="T36_72"><text:s/></text:span><text:span text:style-name="T36_73">this</text:span><text:span text:style-name="T36_74"><text:s/></text:span><text:span text:style-name="T36_75">command</text:span><text:span text:style-name="T36_76"><text:s/></text:span><text:span text:style-name="T36_77">because</text:span><text:span text:style-name="T36_78"><text:s/></text:span><text:span text:style-name="T36_79">MySQL</text:span><text:span text:style-name="T36_80"><text:s/></text:span><text:span text:style-name="T36_81">users</text:span><text:span text:style-name="T36_82"><text:s/></text:span><text:span text:style-name="T36_83">aren</text:span><text:span text:style-name="T36_84">'</text:span><text:span text:style-name="T36_85">t</text:span><text:span text:style-name="T36_86"><text:s/></text:span><text:span text:style-name="T36_87">the</text:span><text:span text:style-name="T36_88"><text:s/></text:span><text:span text:style-name="T36_89">same</text:span><text:span text:style-name="T36_90"><text:s/></text:span><text:span text:style-name="T36_91">as</text:span><text:span text:style-name="T36_92"><text:s/></text:span><text:span text:style-name="T36_93">Linux</text:span><text:span text:style-name="T36_94"><text:s/></text:span><text:span text:style-name="T36_95">users</text:span><text:span text:style-name="T36_96">,<text:s/></text:span><text:span text:style-name="T36_97">and</text:span><text:span text:style-name="T36_98"><text:s/></text:span><text:span text:style-name="T36_99">the</text:span><text:span text:style-name="T36_100"><text:s/></text:span><text:span text:style-name="T36_101">MySQL</text:span><text:span text:style-name="T36_102"><text:s/></text:span><text:span text:style-name="T36_103">root</text:span><text:span text:style-name="T36_104"><text:s/></text:span><text:span text:style-name="T36_105">user</text:span><text:span text:style-name="T36_106"><text:s/></text:span><text:span text:style-name="T36_107">has</text:span><text:span text:style-name="T36_108"><text:s/></text:span><text:span text:style-name="T36_109">no</text:span><text:span text:style-name="T36_110"><text:s/></text:span><text:span text:style-name="T36_111">relation</text:span><text:span text:style-name="T36_112"><text:s/></text:span><text:span text:style-name="T36_113">to</text:span><text:span text:style-name="T36_114"><text:s/></text:span><text:span text:style-name="T36_115">the</text:span><text:span text:style-name="T36_116"><text:s/></text:span><text:span text:style-name="T36_117">Linux</text:span><text:span text:style-name="T36_118"><text:s/></text:span><text:span text:style-name="T36_119">root</text:span><text:span text:style-name="T36_120"><text:s/></text:span><text:span text:style-name="T36_121">user</text:span><text:span text:style-name="T36_122">.<text:s/></text:span><text:span text:style-name="T36_123">Now</text:span><text:span text:style-name="T36_124"><text:s/></text:span><text:span text:style-name="T36_125">you</text:span><text:span text:style-name="T36_126">'</text:span><text:span text:style-name="T36_127">re</text:span><text:span text:style-name="T36_128"><text:s/></text:span><text:span text:style-name="T36_129">running</text:span><text:span text:style-name="T36_130"><text:s/></text:span><text:span text:style-name="T36_131">a</text:span><text:span text:style-name="T36_132"><text:s/></text:span><text:span text:style-name="T36_133">MySQL</text:span><text:span text:style-name="T36_134"><text:s/></text:span><text:span text:style-name="T36_135">client</text:span><text:span text:style-name="T36_136"><text:s/>(</text:span><text:span text:style-name="T36_137">with</text:span><text:span text:style-name="T36_138"><text:s/></text:span><text:span text:style-name="T36_139">its</text:span><text:span text:style-name="T36_140"><text:s/></text:span><text:span text:style-name="T36_141">own</text:span><text:span text:style-name="T36_142"><text:s/></text:span><text:span text:style-name="T36_143">process</text:span><text:span text:style-name="T36_144">,<text:s/></text:span><text:span text:style-name="T36_145">if</text:span><text:span text:style-name="T36_146"><text:s/></text:span><text:span text:style-name="T36_147">you</text:span><text:span text:style-name="T36_148"><text:s/></text:span><text:span text:style-name="T36_149">want</text:span><text:span text:style-name="T36_150"><text:s/></text:span><text:span text:style-name="T36_151">to</text:span><text:span text:style-name="T36_152"><text:s/></text:span><text:span text:style-name="T36_153">try</text:span><text:span text:style-name="T36_154"><text:s/></text:span><text:span text:style-name="T36_155">looking</text:span><text:span text:style-name="T36_156"><text:s/></text:span><text:span text:style-name="T36_157">for</text:span><text:span text:style-name="T36_158"><text:s/></text:span><text:span text:style-name="T36_159">it</text:span><text:span text:style-name="T36_160"><text:s/></text:span><text:span text:style-name="T36_161">in</text:span><text:span text:style-name="T36_162"><text:s/></text:span><text:span text:style-name="T36_163">a</text:span><text:span text:style-name="T36_164"><text:s/></text:span><text:span text:style-name="T36_165">separate</text:span><text:span text:style-name="T36_166"><text:s/></text:span><text:span text:style-name="T36_167">terminal</text:span><text:span text:style-name="T36_168">).<text:s/></text:span><text:span text:style-name="T36_169">We</text:span><text:span text:style-name="T36_170">'</text:span><text:span text:style-name="T36_171">re</text:span><text:span text:style-name="T36_172"><text:s/></text:span><text:span text:style-name="T36_173">not</text:span><text:span text:style-name="T36_174"><text:s/></text:span><text:span text:style-name="T36_175">going</text:span><text:span text:style-name="T36_176"><text:s/></text:span><text:span text:style-name="T36_177">to</text:span><text:span text:style-name="T36_178"><text:s/></text:span><text:span text:style-name="T36_179">get</text:span><text:span text:style-name="T36_180"><text:s/></text:span><text:span text:style-name="T36_181">into</text:span><text:span text:style-name="T36_182"><text:s/></text:span><text:span text:style-name="T36_183">using</text:span><text:span text:style-name="T36_184"><text:s/></text:span><text:span text:style-name="T36_185">MySQL</text:span><text:span text:style-name="T36_186"><text:s/></text:span><text:span text:style-name="T36_187">here</text:span><text:span text:style-name="T36_188">,<text:s/></text:span><text:span text:style-name="T36_189">but</text:span><text:span text:style-name="T36_190"><text:s/></text:span><text:span text:style-name="T36_191">run</text:span><text:span text:style-name="T36_192"><text:s/></text:span><text:span text:style-name="T36_193">show</text:span><text:span text:style-name="T36_194"><text:s/></text:span><text:span text:style-name="T36_195">databases</text:span><text:span text:style-name="T36_196">;</text:span><text:span text:style-name="T36_197"><text:s/>(</text:span><text:span text:style-name="T36_198">note</text:span><text:span text:style-name="T36_199"><text:s/></text:span><text:span text:style-name="T36_200">the</text:span><text:span text:style-name="T36_201"><text:s/></text:span><text:span text:style-name="T36_202">semicolon</text:span><text:span text:style-name="T36_203"><text:s/></text:span><text:span text:style-name="T36_204">at</text:span><text:span text:style-name="T36_205"><text:s/></text:span><text:span text:style-name="T36_206">the</text:span><text:span text:style-name="T36_207"><text:s/></text:span><text:span text:style-name="T36_208">end</text:span><text:span text:style-name="T36_209">)<text:s/></text:span><text:span text:style-name="T36_210">to</text:span><text:span text:style-name="T36_211"><text:s/></text:span><text:span text:style-name="T36_212">confirm</text:span><text:span text:style-name="T36_213"><text:s/></text:span><text:span text:style-name="T36_214">you</text:span><text:span text:style-name="T36_215">'</text:span><text:span text:style-name="T36_216">re</text:span><text:span text:style-name="T36_217"><text:s/></text:span><text:span text:style-name="T36_218">getting</text:span><text:span text:style-name="T36_219"><text:s/></text:span><text:span text:style-name="T36_220">data</text:span><text:span text:style-name="T36_221"><text:s/></text:span><text:span text:style-name="T36_222">from</text:span><text:span text:style-name="T36_223"><text:s/></text:span><text:span text:style-name="T36_224">the</text:span><text:span text:style-name="T36_225"><text:s/></text:span><text:span text:style-name="T36_226">MySQL</text:span><text:span text:style-name="T36_227"><text:s/></text:span><text:span text:style-name="T36_228">server</text:span><text:span text:style-name="T36_229">.<text:s/></text:span><text:span text:style-name="T36_230">Then</text:span><text:span text:style-name="T36_231"><text:s/></text:span><text:span text:style-name="T36_232">run</text:span><text:span text:style-name="T36_233"><text:s/></text:span><text:span text:style-name="T36_234">exit</text:span><text:span text:style-name="T36_235"><text:s/></text:span><text:span text:style-name="T36_236">to</text:span><text:span text:style-name="T36_237"><text:s/></text:span><text:span text:style-name="T36_238">leave</text:span><text:span text:style-name="T36_239"><text:s/></text:span><text:span text:style-name="T36_240">the</text:span><text:span text:style-name="T36_241"><text:s/></text:span><text:span text:style-name="T36_242">client</text:span><text:span text:style-name="T36_243">.<text:line-break/></text:span></text:p>
            </text:list-item>
            <text:list-item>
              <text:p text:style-name="P37"><text:span text:style-name="T37_1">Let</text:span><text:span text:style-name="T37_2">'</text:span><text:span text:style-name="T37_3">s</text:span><text:span text:style-name="T37_4"><text:s/></text:span><text:span text:style-name="T37_5">try</text:span><text:span text:style-name="T37_6"><text:s/></text:span><text:span text:style-name="T37_7">shutting</text:span><text:span text:style-name="T37_8"><text:s/></text:span><text:span text:style-name="T37_9">down</text:span><text:span text:style-name="T37_10"><text:s/></text:span><text:span text:style-name="T37_11">the</text:span><text:span text:style-name="T37_12"><text:s/></text:span><text:span text:style-name="T37_13">MySQL</text:span><text:span text:style-name="T37_14"><text:s/></text:span><text:span text:style-name="T37_15">server</text:span><text:span text:style-name="T37_16">.<text:s/></text:span><text:span text:style-name="T37_17">Run</text:span><text:span text:style-name="T37_18"><text:s/></text:span><text:span text:style-name="T37_19">sudo</text:span><text:span text:style-name="T37_20"><text:s/></text:span><text:span text:style-name="T37_21">service</text:span><text:span text:style-name="T37_22"><text:s/></text:span><text:span text:style-name="T37_23">mysql</text:span><text:span text:style-name="T37_24"><text:s/></text:span><text:span text:style-name="T37_25">stop</text:span><text:span text:style-name="T37_26"><text:s/>(</text:span><text:span text:style-name="T37_27">again</text:span><text:span text:style-name="T37_28">,<text:s/></text:span><text:span text:style-name="T37_29">you</text:span><text:span text:style-name="T37_30"><text:s/></text:span><text:span text:style-name="T37_31">might</text:span><text:span text:style-name="T37_32"><text:s/></text:span><text:span text:style-name="T37_33">have</text:span><text:span text:style-name="T37_34"><text:s/></text:span><text:span text:style-name="T37_35">to</text:span><text:span text:style-name="T37_36"><text:s/></text:span><text:span text:style-name="T37_37">use</text:span><text:span text:style-name="T37_38"><text:s/>"</text:span><text:span text:style-name="T37_39">mysqld</text:span><text:span text:style-name="T37_40">"<text:s/></text:span><text:span text:style-name="T37_41">in</text:span><text:span text:style-name="T37_42"><text:s/></text:span><text:span text:style-name="T37_43">place</text:span><text:span text:style-name="T37_44"><text:s/></text:span><text:span text:style-name="T37_45">of</text:span><text:span text:style-name="T37_46"><text:s/>"</text:span><text:span text:style-name="T37_47">mysql</text:span><text:span text:style-name="T37_48">").<text:s/></text:span><text:span text:style-name="T37_49">Are</text:span><text:span text:style-name="T37_50"><text:s/></text:span><text:span text:style-name="T37_51">the</text:span><text:span text:style-name="T37_52"><text:s/></text:span><text:span text:style-name="T37_53">mysql</text:span><text:span text:style-name="T37_54"><text:s/></text:span><text:span text:style-name="T37_55">processes</text:span><text:span text:style-name="T37_56"><text:s/></text:span><text:span text:style-name="T37_57">we</text:span><text:span text:style-name="T37_58"><text:s/></text:span><text:span text:style-name="T37_59">saw</text:span><text:span text:style-name="T37_60"><text:s/></text:span><text:span text:style-name="T37_61">earlier</text:span><text:span text:style-name="T37_62"><text:s/></text:span><text:span text:style-name="T37_63">gone</text:span><text:span text:style-name="T37_64"><text:s/></text:span><text:span text:style-name="T37_65">now</text:span><text:span text:style-name="T37_66">?<text:s/></text:span><text:span text:style-name="T37_67">They</text:span><text:span text:style-name="T37_68"><text:s/></text:span><text:span text:style-name="T37_69">should</text:span><text:span text:style-name="T37_70"><text:s/></text:span><text:span text:style-name="T37_71">be</text:span><text:span text:style-name="T37_72">.<text:s/></text:span><text:span text:style-name="T37_73">Why</text:span><text:span text:style-name="T37_74"><text:s/></text:span><text:span text:style-name="T37_75">did</text:span><text:span text:style-name="T37_76"><text:s/></text:span><text:span text:style-name="T37_77">you</text:span><text:span text:style-name="T37_78"><text:s/></text:span><text:span text:style-name="T37_79">need</text:span><text:span text:style-name="T37_80"><text:s/></text:span><text:span text:style-name="T37_81">sudo</text:span><text:span text:style-name="T37_82"><text:s/></text:span><text:span text:style-name="T37_83">to</text:span><text:span text:style-name="T37_84"><text:s/></text:span><text:span text:style-name="T37_85">run</text:span><text:span text:style-name="T37_86"><text:s/></text:span><text:span text:style-name="T37_87">that</text:span><text:span text:style-name="T37_88"><text:s/></text:span><text:span text:style-name="T37_89">command</text:span><text:span text:style-name="T37_90">?<text:line-break/></text:span></text:p>
            </text:list-item>
            <text:list-item>
              <text:p text:style-name="P38"><text:span text:style-name="T38_1">Try</text:span><text:span text:style-name="T38_2"><text:s/></text:span><text:span text:style-name="T38_3">opening</text:span><text:span text:style-name="T38_4"><text:s/></text:span><text:span text:style-name="T38_5">up</text:span><text:span text:style-name="T38_6"><text:s/></text:span><text:span text:style-name="T38_7">the</text:span><text:span text:style-name="T38_8"><text:s/></text:span><text:span text:style-name="T38_9">mysql</text:span><text:span text:style-name="T38_10"><text:s/></text:span><text:span text:style-name="T38_11">client</text:span><text:span text:style-name="T38_12"><text:s/></text:span><text:span text:style-name="T38_13">again</text:span><text:span text:style-name="T38_14">:<text:s/></text:span><text:span text:style-name="T38_15">mysql</text:span><text:span text:style-name="T38_16"><text:s/>-</text:span><text:span text:style-name="T38_17">u</text:span><text:span text:style-name="T38_18"><text:s/></text:span><text:span text:style-name="T38_19">root</text:span><text:span text:style-name="T38_20">.<text:s/></text:span><text:span text:style-name="T38_21">What</text:span><text:span text:style-name="T38_22"><text:s/></text:span><text:span text:style-name="T38_23">happens</text:span><text:span text:style-name="T38_24">?<text:s/></text:span><text:span text:style-name="T38_25">why</text:span><text:span text:style-name="T38_26">?<text:line-break/></text:span></text:p>
            </text:list-item>
            <text:list-item>
              <text:p text:style-name="P39"><text:span text:style-name="T39_1">Bring</text:span><text:span text:style-name="T39_2"><text:s/></text:span><text:span text:style-name="T39_3">the</text:span><text:span text:style-name="T39_4"><text:s/></text:span><text:span text:style-name="T39_5">server</text:span><text:span text:style-name="T39_6"><text:s/></text:span><text:span text:style-name="T39_7">back</text:span><text:span text:style-name="T39_8"><text:s/></text:span><text:span text:style-name="T39_9">with</text:span><text:span text:style-name="T39_10"><text:s/></text:span><text:span text:style-name="T39_11">sudo</text:span><text:span text:style-name="T39_12"><text:s/></text:span><text:span text:style-name="T39_13">mysql</text:span><text:span text:style-name="T39_14"><text:s/></text:span><text:span text:style-name="T39_15">service</text:span><text:span text:style-name="T39_16"><text:s/></text:span><text:span text:style-name="T39_17">start</text:span><text:span text:style-name="T39_18"><text:s/></text:span><text:span text:style-name="T39_19">and</text:span><text:span text:style-name="T39_20"><text:s/></text:span><text:span text:style-name="T39_21">try</text:span><text:span text:style-name="T39_22"><text:s/></text:span><text:span text:style-name="T39_23">using</text:span><text:span text:style-name="T39_24"><text:s/></text:span><text:span text:style-name="T39_25">the</text:span><text:span text:style-name="T39_26"><text:s/></text:span><text:span text:style-name="T39_27">client</text:span><text:span text:style-name="T39_28"><text:s/></text:span><text:span text:style-name="T39_29">again</text:span><text:span text:style-name="T39_30">.<text:line-break/></text:span></text:p>
            </text:list-item>
            <text:list-item>
              <text:p text:style-name="P40"><text:span text:style-name="T40_1">(</text:span><text:span text:style-name="T40_2">Bonus</text:span><text:span text:style-name="T40_3">)<text:s/></text:span><text:span text:style-name="T40_4">What</text:span><text:span text:style-name="T40_5"><text:s/></text:span><text:span text:style-name="T40_6">happens</text:span><text:span text:style-name="T40_7"><text:s/></text:span><text:span text:style-name="T40_8">if</text:span><text:span text:style-name="T40_9"><text:s/></text:span><text:span text:style-name="T40_10">you</text:span><text:span text:style-name="T40_11"><text:s/></text:span><text:span text:style-name="T40_12">try</text:span><text:span text:style-name="T40_13"><text:s/></text:span><text:span text:style-name="T40_14">to</text:span><text:span text:style-name="T40_15"><text:s/></text:span><text:span text:style-name="T40_16">stop</text:span><text:span text:style-name="T40_17"><text:s/></text:span><text:span text:style-name="T40_18">the</text:span><text:span text:style-name="T40_19"><text:s/></text:span><text:span text:style-name="T40_20">mysql</text:span><text:span text:style-name="T40_21"><text:s/></text:span><text:span text:style-name="T40_22">server</text:span><text:span text:style-name="T40_23"><text:s/></text:span><text:span text:style-name="T40_24">by</text:span><text:span text:style-name="T40_25"><text:s/></text:span><text:span text:style-name="T40_26">directly</text:span><text:span text:style-name="T40_27"><text:s/></text:span><text:span text:style-name="T40_28">killing</text:span><text:span text:style-name="T40_29"><text:s/></text:span><text:span text:style-name="T40_30">its</text:span><text:span text:style-name="T40_31"><text:s/></text:span><text:span text:style-name="T40_32">processes</text:span><text:span text:style-name="T40_33"><text:s/></text:span><text:span text:style-name="T40_34">with</text:span><text:span text:style-name="T40_35"><text:s/>"</text:span><text:span text:style-name="T40_36">sudo</text:span><text:span text:style-name="T40_37"><text:s/></text:span><text:span text:style-name="T40_38">kill</text:span><text:span text:style-name="T40_39"><text:s/></text:span><text:span text:style-name="T40_40">PID</text:span><text:span text:style-name="T40_41">"?<text:s/></text:span><text:span text:style-name="T40_42">Try</text:span><text:span text:style-name="T40_43"><text:s/></text:span><text:span text:style-name="T40_44">it</text:span><text:span text:style-name="T40_45"><text:s/></text:span><text:span text:style-name="T40_46">and</text:span><text:span text:style-name="T40_47"><text:s/></text:span><text:span text:style-name="T40_48">check</text:span><text:span text:style-name="T40_49"><text:s/>"</text:span><text:span text:style-name="T40_50">sudo</text:span><text:span text:style-name="T40_51"><text:s/></text:span><text:span text:style-name="T40_52">service</text:span><text:span text:style-name="T40_53"><text:s/></text:span><text:span text:style-name="T40_54">mysql</text:span><text:span text:style-name="T40_55"><text:s/></text:span><text:span text:style-name="T40_56">status</text:span><text:span text:style-name="T40_57">"<text:s/></text:span><text:span text:style-name="T40_58">afterward</text:span><text:span text:style-name="T40_59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0.609cm"/>
          <style:tab-stop style:type="left" style:leader-style="none" style:position="1.244cm"/>
          <style:tab-stop style:type="left" style:leader-style="none" style:position="1.879cm"/>
          <style:tab-stop style:type="left" style:leader-style="none" style:position="2.514cm"/>
        </style:tab-stops>
      </style:paragraph-properties>
      <style:text-properties style:text-line-through-style="none" fo:font-style="normal" style:font-style-asian="normal" style:font-style-complex="normal" fo:color="#000000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5" style:display-name="Heading 5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fo:font-size="11pt" style:font-size-asian="11pt" style:font-size-complex="11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cm" fo:margin-bottom="0cm" style:writing-mode="lr-tb"/>
      <style:text-properties fo:font-style="normal" style:font-style-asian="normal" style:font-style-complex="normal" fo:color="#000000" style:font-name="Arial" fo:font-size="11pt" style:font-name-asian="Arial" style:font-size-asian="11pt" style:font-name-complex="Arial" style:font-size-complex="11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